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Courier New2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Courier New1" svg:font-family="'Courier New'" style:font-adornments="Полужир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ing_20_1">
      <style:text-properties style:font-name="Courier New2"/>
    </style:style>
    <style:style style:name="P3" style:family="paragraph" style:parent-style-name="Heading_20_1">
      <style:text-properties style:font-name="Courier New2" fo:font-size="12pt" fo:language="en" fo:country="US" style:font-size-asian="12pt" style:font-size-complex="12pt"/>
    </style:style>
    <style:style style:name="P4" style:family="paragraph" style:parent-style-name="Heading_20_3">
      <style:text-properties style:font-name="Courier New2" fo:font-size="12pt" fo:language="en" fo:country="US" style:font-size-asian="12pt" style:font-size-complex="12pt"/>
    </style:style>
    <style:style style:name="P5" style:family="paragraph" style:parent-style-name="Text_20_body">
      <style:text-properties style:font-name="Courier New2" fo:font-size="12pt" fo:language="en" fo:country="US" style:font-size-asian="12pt" style:font-size-complex="12pt"/>
    </style:style>
    <style:style style:name="P6" style:family="paragraph" style:parent-style-name="Text_20_body">
      <style:paragraph-properties fo:margin-left="4.314cm" fo:margin-right="0cm" fo:text-align="end" style:justify-single-word="false" fo:text-indent="0cm" style:auto-text-indent="false"/>
    </style:style>
    <style:style style:name="P7" style:family="paragraph" style:parent-style-name="Normal">
      <style:text-properties fo:language="en" fo:country="US"/>
    </style:style>
    <style:style style:name="P8" style:family="paragraph" style:parent-style-name="Normal">
      <style:text-properties style:font-name="Courier New2" fo:font-size="12pt" fo:language="en" fo:country="US" style:font-size-asian="12pt" style:font-size-complex="12pt"/>
    </style:style>
    <style:style style:name="P9" style:family="paragraph" style:parent-style-name="Character_20_speech">
      <style:text-properties fo:language="en" fo:country="US"/>
    </style:style>
    <style:style style:name="P10" style:family="paragraph" style:parent-style-name="Character_20_speech">
      <style:text-properties style:font-name="Courier New2" fo:font-size="12pt" fo:language="en" fo:country="US" style:font-size-asian="12pt" style:font-size-complex="12pt"/>
    </style:style>
    <style:style style:name="P11" style:family="paragraph" style:parent-style-name="Character_20_name">
      <style:text-properties style:font-name="Courier New2" fo:font-size="12pt" fo:language="en" fo:country="US" style:font-size-asian="12pt" style:font-size-complex="12pt"/>
    </style:style>
    <style:style style:name="P12" style:family="paragraph" style:parent-style-name="Normal">
      <style:paragraph-properties fo:margin-left="1.007cm" fo:margin-right="0cm" fo:text-indent="-0.032cm" style:auto-text-indent="false">
        <style:tab-stops/>
      </style:paragraph-properties>
      <style:text-properties style:text-line-through-style="none" style:font-name="Courier New2" fo:font-size="12pt" fo:language="en" fo:country="US" style:font-size-asian="12pt" style:font-size-complex="12pt"/>
    </style:style>
    <style:style style:name="P13" style:family="paragraph" style:parent-style-name="Normal">
      <style:paragraph-properties fo:margin-left="1.007cm" fo:margin-right="0cm" fo:text-indent="-0.032cm" style:auto-text-indent="false">
        <style:tab-stops/>
      </style:paragraph-properties>
    </style:style>
    <style:style style:name="P14" style:family="paragraph" style:parent-style-name="Heading_20_1" style:master-page-name="First_20_Page">
      <style:paragraph-properties style:page-number="auto"/>
      <style:text-properties style:font-name="Courier New2" fo:font-size="12pt" fo:language="en" fo:country="US" style:font-size-asian="12pt" style:font-size-complex="12pt"/>
    </style:style>
    <style:style style:name="P15" style:family="paragraph" style:parent-style-name="Normal" style:master-page-name="Standard">
      <style:paragraph-properties fo:margin-left="4.314cm" fo:margin-right="0cm" fo:text-indent="0cm" style:auto-text-indent="false" style:page-number="1"/>
    </style:style>
    <style:style style:name="P16" style:family="paragraph" style:parent-style-name="Normal" style:list-style-name="L1"/>
    <style:style style:name="P17" style:family="paragraph" style:parent-style-name="Normal" style:list-style-name="L1"/>
    <style:style style:name="P18" style:family="paragraph" style:parent-style-name="Normal" style:list-style-name="L1"/>
    <style:style style:name="P19" style:family="paragraph" style:parent-style-name="Normal" style:list-style-name="L1"/>
    <style:style style:name="T1" style:family="text">
      <style:text-properties style:font-name="Courier New2" fo:font-size="12pt" fo:language="en" fo:country="US" style:font-size-asian="12pt" style:font-size-complex="12pt"/>
    </style:style>
    <style:style style:name="T2" style:family="text">
      <style:text-properties style:text-position="super 58%"/>
    </style:style>
    <style:style style:name="T3" style:family="text">
      <style:text-properties fo:language="ru" fo:country="RU"/>
    </style:style>
    <style:style style:name="T4" style:family="text">
      <style:text-properties style:text-line-through-style="none" style:font-name="Courier New2" fo:font-size="12pt" fo:language="en" fo:country="US" style:font-size-asian="12pt" style:font-size-complex="12pt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/>
      <text:h text:style-name="P3" text:outline-level="1"/>
      <text:h text:style-name="P3" text:outline-level="1"/>
      <text:h text:style-name="P3" text:outline-level="1"/>
      <text:h text:style-name="P4" text:outline-level="3">Konstantin Dmitriev's</text:h>
      <text:h text:style-name="P2" text:outline-level="1">Marya Morevna The Beautiful Queen</text:h>
      <text:p text:style-name="P5">(screenplay)</text:p>
      <text:p text:style-name="P15">“Marya Morevna – beautiful queen from Russian fairy tales. According to some <text:s/>interpretation, Morevna - from the word "mor" – which means “death”, on the other, the image of "strong women, living in <text:s/>steppe" or "queen-girl" refers to the matriarchal nomadic Sarmatians.”</text:p>
      <text:p text:style-name="P6">Wikipedia (ru.wikipedia.org)</text:p>
      <text:p text:style-name="Normal"/>
      <text:p text:style-name="Normal">EXT. IVAN'S HOUSE – DAY - ESABLISHING</text:p>
      <text:p text:style-name="P7">Ivan's house is a small wooden building. Smoke coming out from the pipe on the roof.</text:p>
      <text:p text:style-name="Normal">INT. IVAN'S ROOM – DAY</text:p>
      <text:p text:style-name="P8">IVAN, 18, sitting in front of the computer. </text:p>
      <text:p text:style-name="Character_20_name">NARRATOR (V.O.)</text:p>
      <text:p text:style-name="P9">Once upon a time there was a Tsarevich, named Ivan, who had three sisters. One sister was mechanic, other one - a doctor and the third was a priestess.</text:p>
      <text:p text:style-name="Normal">Behind Ivan appears a SISTER-MECHANIC, 19. With a wrench in a hand she crosses the room and goes out. Then SISTER-DOCTOR, 21, running through the room with the first aid kit. Finally, SISTER-PRIESTES, 23, slowly passes through, reading some magical book.</text:p>
      <text:p text:style-name="Character_20_name">NARRATOR (V.O.)</text:p>
      <text:p text:style-name="Character_20_speech">At one sunny beautiful day a terrible clap of thunder <text:s/>happen and the wall split in two and a car crushed into their house.</text:p>
      <text:p text:style-name="Normal">Clouds appearing over the sun behind the window. It is thundering, sound of a crush. The ground is shaking, pieces of plaster falling from the ceiling. Ivan turns his head towards the noise source. Sister-Mechanic and Sister-Priestess are runs past into the same direction.</text:p>
      <text:p text:style-name="Normal"><text:bookmark text:name="line-31"/><text:bookmark text:name="line-30"/>INT. SISTER-DOCTOR'S ROOM – DAY</text:p>
      <text:p text:style-name="Normal"><text:soft-page-break/>One of the room's walls is broken by the car, which is crashed into it. There is some person laying on the floor – BUSINESSMAN - who seems to be flied out of the car as result of collision. Sister-Doctor inclined over the Businessman.</text:p>
      <text:p text:style-name="Character_20_name">NARRATOR (V.O.)</text:p>
      <text:p text:style-name="Character_20_speech">A handsome young man come out from the car. He took one sister as a wife and gone to where he come from.</text:p>
      <text:p text:style-name="Normal">Sister-Doctor making Businessman injection. Businessman springs to feet and with a gesture invites Sister-Doctor to sit into a car. Sister-Doctor settles into a car and they both leaving.</text:p>
      <text:p text:style-name="Character_20_name"><text:bookmark text:name="line-39"/><text:bookmark text:name="line-38"/>NARRATOR (V.O.)</text:p>
      <text:p text:style-name="Character_20_speech">Ivan stayed with the two sisters.</text:p>
      <text:p text:style-name="Normal"><text:bookmark text:name="line-41"/><text:bookmark text:name="line-40"/>Ivan and two sisters rebuilding the broken wall.</text:p>
      <text:p text:style-name="Character_20_name"><text:bookmark text:name="line-3910"/><text:bookmark text:name="line-3810"/><text:bookmark text:name="line-43"/><text:bookmark text:name="line-42"/>NARRATOR (V.O.)</text:p>
      <text:p text:style-name="Character_20_speech">Time passed by. Then the wall split in two again and another car crashed into their house.</text:p>
      <text:p text:style-name="Normal">Into the opposite wall in the same room <text:s/>crashes another car. <text:bookmark text:name="line-45"/><text:bookmark text:name="line-44"/><text:span text:style-name="T1">From the car, breaking the windscreen, flies out RAPPER. Ivan and Sister-Mechanic recoiled, but Sister-Priestess stays in place.</text:span></text:p>
      <text:p text:style-name="P11"><text:bookmark text:name="line-39101"/><text:bookmark text:name="line-38101"/><text:bookmark text:name="line-4310"/><text:bookmark text:name="line-4210"/>NARRATOR (V.O.)</text:p>
      <text:p text:style-name="P10">A handsome rapper–young-man come out from the car. He took the younger sister, they wed, and leaved to where he come from.</text:p>
      <text:p text:style-name="Normal">Rapper, springs from floor into feet in a break-dance style. Then he runs to Ivan, shaking his hand, telling him something and pointing to the Sister-Priestess. She blushes. Rapper and Sister-Priestess, hand in hand, going into a car and leaving.</text:p>
      <text:p text:style-name="P8">INT. SISTER-MECHANIC'S ROOM – MORNING</text:p>
      <text:p text:style-name="P8">Sun rises up behind the window. Sister-Mechanic sleeping in her bed.</text:p>
      <text:p text:style-name="P11"><text:bookmark text:name="line-391011"/><text:bookmark text:name="line-381011"/><text:bookmark text:name="line-43101"/><text:bookmark text:name="line-42101"/><text:soft-page-break/>NARRATOR (V.O.)</text:p>
      <text:p text:style-name="P10">A month passed by and then a Raven – handsome young man - <text:s/>crashed into their house on his car. Hi was dressed in a leather like a rocker.</text:p>
      <text:p text:style-name="Normal">Car crashes from outside into a wall and breaking it through. But no one flies out. Sister-Mechanic wakes up and shrieking, trying to cover herself with a bedsheet. ROCKER unleashing the seatbelt, turning off the car audio and comes out from a car. He stands right in front of he Sister-Mechanic and smiles.</text:p>
      <text:p text:style-name="Normal">A door is burst opening and Ivan appears on the doorstep. In a moment Sister-Mechanic turns to him then becomes angry. She kicking the Rocker with <text:s/>wrench raised from beneath the pillow. Rocker is out like a light. Then she flings her jacket right over nightgown, dragging his unconscious body into a car and takes off.</text:p>
      <text:p text:style-name="P11"><text:bookmark text:name="line-3910111"/><text:bookmark text:name="line-3810111"/><text:bookmark text:name="line-431011"/><text:bookmark text:name="line-421011"/>NARRATOR (V.O.)</text:p>
      <text:p text:style-name="P10">He took the last sister.</text:p>
      <text:p text:style-name="Normal">Ivan stands looking at the wall with a photo of his sisters weddings. Then he makes a sigh, turns around and went, scratching his head.</text:p>
      <text:p text:style-name="P11"><text:bookmark text:name="line-39101111"/><text:bookmark text:name="line-38101111"/><text:bookmark text:name="line-4310111"/><text:bookmark text:name="line-4210111"/>NARRATOR (V.O.)</text:p>
      <text:p text:style-name="P10">So Ivan left alone. Soon he began to pain over, but couldn't do anything with it.</text:p>
      <text:p text:style-name="Normal">INT. IVAN'S HOUSE UNDEERGROUND FLOOR – DAY</text:p>
      <text:p text:style-name="Normal">Ivan is sitting in front of his computer and chats. There is a glass full of some liquid on the table near him.</text:p>
      <text:p text:style-name="Normal">EXT. ROAD TO IVAN'S HOME – DAY</text:p>
      <text:p text:style-name="P8"><text:bookmark text:name="line-51"/><text:bookmark text:name="line-50"/>Semi-truck with trailer appears on the road. Truck is heading right to the Ivan's house. There is a label on the trailer: “M<text:span text:style-name="T2">2</text:span> Motors”.</text:p>
      <text:p text:style-name="P8">INT. IVAN'S HOUSE UNDEERGROUND FLOOR – DAY</text:p>
      <text:p text:style-name="P8">Vibration running through liquid in a glass. Ivan suddenly stops typing. Turns around and look behind. His eyes narrowed like in suspicion.</text:p>
      <text:p text:style-name="P8"><text:soft-page-break/>EXT. ROAD TO IVAN'S HOME – DAY</text:p>
      <text:p text:style-name="P8">Truck coming closer to the house. His speed is not decreasing.</text:p>
      <text:p text:style-name="P8">INT. IVAN'S HOUSE UNDEERGROUND FLOOR – DAY</text:p>
      <text:p text:style-name="P8"><text:bookmark text:name="line-110"/>Ivan jumping out of his place and running upstairs to the outside.</text:p>
      <text:p text:style-name="P8">EXT. IVAN'S HOUSE YARD - DAY</text:p>
      <text:p text:style-name="P8">Ivan standing right in front of the house. He is turned towards the coming trailer and it seems, what he trying to cover home with his body.</text:p>
      <text:p text:style-name="Character_20_name">IVAN</text:p>
      <text:p text:style-name="Remark">(desperately waving hands)</text:p>
      <text:p text:style-name="Character_20_speech">No-o-o-o! No-o-o-o!!!</text:p>
      <text:p text:style-name="Normal">Rasp of the breaks. Truck is stopping right in front of Ivan pinning him to the house's wall. Ivan is heavily breaths, his face covered with sweat. From a cabin of a truck on the ground NAZAR THE BRAVE, 26 jumps off. He does some steps forward, giving evaluative look to the surroundings.</text:p>
      <text:p text:style-name="Character_20_name">IVAN</text:p>
      <text:p text:style-name="Remark">(frightendly)</text:p>
      <text:p text:style-name="Character_20_speech">Um... There is no one else left here!</text:p>
      <text:p text:style-name="Character_20_name">NAZAR THE BRAVE</text:p>
      <text:p text:style-name="Character_20_speech">No panic. You are the one who I'm looking for.</text:p>
      <text:p text:style-name="Normal">Ivan in panic.</text:p>
      <text:p text:style-name="Character_20_name">NAZAR THE BRAVE (CONT'D)</text:p>
      <text:p text:style-name="Character_20_speech">I was sent by my sister – the beautiful queen Marya Morevna. She want to meet you, Ivan Tsarevich. Take off immediately.</text:p>
      <text:p text:style-name="Character_20_name">IVAN</text:p>
      <text:p text:style-name="Remark">(still shocked)</text:p>
      <text:p text:style-name="Character_20_speech">But how?</text:p>
      <text:p text:style-name="P8">Nazar the Brave opening the door of the railer. There is a <text:soft-page-break/>cool shiny sport car inside. Ivan stays charmed by the view. Then Nazar takes this attention by rising his hand with a keyring and making a small shake. Ivan looking at the keys.</text:p>
      <text:p text:style-name="P8">INT. IVAN'S HOUSE UNDEERGROUND FLOOR – DAY</text:p>
      <text:p text:style-name="P8">Computer is still turned on. There is a text “Fedora Home” on the desktop. A “New message” icon flashes in the tray. There are a few windows opened. One of them is a chat window containing the text:</text:p>
      <text:p text:style-name="P13"><text:bookmark text:name="line-147"/>(11:12:32) <text:span text:style-name="T4">TSAREVICH</text:span>: moreover, this modification in suspension bracket will decrease whole system stability.</text:p>
      <text:p text:style-name="P13"><text:bookmark text:name="line-148"/>(11:13:00) М^2: Hey, you definitely should work on us! We need professionals like you.</text:p>
      <text:p text:style-name="P13"><text:bookmark text:name="line-150"/><text:span text:style-name="T3">(11:13:12) * </text:span><text:span text:style-name="T4">Personal vCard received from</text:span> M^2*</text:p>
      <text:p text:style-name="P13"><text:bookmark text:name="line-152"/>(11:13:18) <text:span text:style-name="T4">TSAREVICH</text:span>: <text:span text:style-name="T4">Sounds interesting, but looks too far for me...</text:span></text:p>
      <text:p text:style-name="P12">(11:14:40) М^2: Там мой брат случайно не подъехал? ;)</text:p>
      <text:p text:style-name="P8">A text appearing on the screen: “File with new location received”. Then screen goes black and then progress bar appears with the text: “Loading...”</text:p>
      <text:p text:style-name="P8">EXT. HIGHWAY - DAY</text:p>
      <text:p text:style-name="P8"><text:bookmark text:name="line-159"/><text:bookmark text:name="line-158"/>Ivan is riding on his new car. Car audio is turned into full power. Sun goes down and raising up a few times.</text:p>
      <text:p text:style-name="Normal">EXT. ABANDONED TOWN – DAY</text:p>
      <text:p text:style-name="Normal">Дорога проходит через холмы, по окраине какого-то города. Вдоль дороги идет забор, разрисованный граффити. За забором на высоком каркасе укреплён какой-то рекламный щит.</text:p>
      <text:p text:style-name="Normal">Road is covered with a bodies of people dressed into the military uniform. There are a lots of broken guns scattered around. They all screwed by unknown force, some of them slashed into parts. One tommy-gun smashed by someone's foot like if it was made from a foil. And also a street-fighting weapon – debris, clubs, metal pipes, chains and hammers.</text:p>
      <text:p text:style-name="Normal">Ivan's car approaches. He cant drive any further because <text:soft-page-break/>then he will go over the bodies if he will do. Ivan comes out from a car and looks around with a daze. Then he closes car door. Sound indicates what car alarm system turns on. Ivan carefully starts to go forward. His foot accidentally touches a bat on the ground, bat rolls aside and stop near laying soldier.</text:p>
      <text:p text:style-name="Normal">Ivan goes through the smoking remains and bodies.</text:p>
      <text:p text:style-name="Normal">Hand of a soldier near the bat beginning to move.</text:p>
      <text:p text:style-name="Normal">There is a small rise at the road nearby. Gorgeous bike is at the top. Ivan starts to claiming up and see, what a bodies of a soldiers forms a circle around a body of a girl sloped to the bike – MARYA MOREVNA, 21. She had violet hairs, wears a long black coat. A strange amulet tied on a cord around her neck.</text:p>
      <text:p text:style-name="Normal">Ivan jumps to her, shakes her shoulders.</text:p>
      <text:p text:style-name="Character_20_name">IVAN</text:p>
      <text:p text:style-name="Character_20_speech">Hey! Wake up! Are you alive?</text:p>
      <text:p text:style-name="Normal">Ivan turns around looking for help.</text:p>
      <text:p text:style-name="Character_20_name">IVAN</text:p>
      <text:p text:style-name="Character_20_speech">Anyo-o-one! If there is any man left alive here?!</text:p>
      <text:p text:style-name="Normal">Ivan breaks off rear-view mirror from a bike and, протерев его with cloth carries it to the face of the girl. Mirror чуть-чуть замутняется from a breath.</text:p>
      <text:p text:style-name="Normal">Ivan стирает sweat со лба, throws a mirror away and carefully takes girl on. When <text:s/>her up, he notices a “M<text:span text:style-name="T2">2</text:span> Motors” logo on the back of her coat.</text:p>
      <text:p text:style-name="Normal">Иван несёт Марью Моревну к машине. Рука девушки безжизненно свисает вниз. За ней по земле волочётся катана какими-то ремнями закреплённая к поясу. <text:bookmark text:name="line-190"/><text:bookmark text:name="line-191"/></text:p>
      <text:p text:style-name="Normal">У подножия возвышения Иван останавливается. Путь им преграждает группа угрожающего вида людей в форме. По видимому, они до этого лежали на земле, а теперь очухались. Хоть они и в форме, они больше напоминают бандитов, чем солдат. Среди них выделяется ГЕНЕРАЛ. У Генерала свежий синяк под глазом. Остальные тоже выглядят весьма помято. <text:bookmark text:name="line-192"/><text:bookmark text:name="line-193"/></text:p>
      <text:p text:style-name="Character_20_name">ГЕНЕРАЛ</text:p>
      <text:p text:style-name="Character_20_speech">Стоять, молодец, коли жизнь <text:soft-page-break/>дорога. <text:bookmark text:name="line-194"/><text:bookmark text:name="line-195"/></text:p>
      <text:p text:style-name="Normal">Иван молчит, не зная что сказать. Окидывает взглядом банду. Они вооружены подобранным тут-же оружием. Напряжённая пауза. Солдаты стоят не шевелясь, сжимая в руках оружие.<text:bookmark text:name="line-196"/><text:bookmark text:name="line-197"/></text:p>
      <text:p text:style-name="Character_20_name">ГЕНЕРАЛ</text:p>
      <text:p text:style-name="Character_20_speech">Отдай нам её.<text:bookmark text:name="line-198"/><text:bookmark text:name="line-199"/></text:p>
      <text:p text:style-name="Character_20_name">ИВАН</text:p>
      <text:p text:style-name="Remark">(удивлённо)</text:p>
      <text:p text:style-name="Character_20_speech">С чего бы это?<text:bookmark text:name="line-200"/><text:bookmark text:name="line-201"/></text:p>
      <text:p text:style-name="Character_20_name">ГЕНЕРАЛ</text:p>
      <text:p text:style-name="Character_20_speech">Всё это войско</text:p>
      <text:p text:style-name="Remark">(обводит рукой)</text:p>
      <text:p text:style-name="Character_20_speech">побила Марья Моревна ака Прекрасная Королевна. Хотели мы подорвать её царство, да не тут-то было. <text:bookmark text:name="line-202"/><text:bookmark text:name="line-203"/></text:p>
      <text:p text:style-name="Normal">Иван с удивлением смотрит на девушку, лежащую у него на руках. Вспоминает надпись «M^2 Motors» у неё на спине. Смотрит на солдат. Его глаза встречаются с глазами Генерала. Иван вздыхает, опускает глаза и осторожно кладёт на землю Марью Моревну. <text:bookmark text:name="line-204"/><text:bookmark text:name="line-205"/></text:p>
      <text:p text:style-name="Normal">Солдаты немного расслабляется. Генерал с ухмылкой на лице делает шаг вперёд. В этот момент рука Ивана поднимает обрезок трубы с земли. Иван становится перед толпой, заслоняя лежащую поодаль Моревну. <text:bookmark text:name="line-206"/><text:bookmark text:name="line-207"/></text:p>
      <text:p text:style-name="Character_20_name">ИВАН</text:p>
      <text:p text:style-name="Remark">(его губы дрожат)</text:p>
      <text:p text:style-name="Character_20_speech">Я н-не могу.<text:bookmark text:name="line-208"/><text:bookmark text:name="line-209"/></text:p>
      <text:p text:style-name="Normal">Генерал зло сплёвывает в сторону. <text:bookmark text:name="line-210"/><text:bookmark text:name="line-211"/></text:p>
      <text:p text:style-name="Character_20_name">ГЕНЕРАЛ</text:p>
      <text:p text:style-name="Character_20_speech">Щенок! <text:bookmark text:name="line-212"/><text:bookmark text:name="line-213"/></text:p>
      <text:p text:style-name="Normal">Генерал делает жест и вперёд выходит здоровенный солдат - ПАЙЛАТ. Пайлат идёт к Ивану, тяжело и плавно, его шаги отдаются глухими звуками, ноги продавливают асфальт. Иван крепче сжимает обломок трубы, другая рука свободна, но в ней что-то есть. <text:bookmark text:name="line-214"/><text:bookmark text:name="line-215"/></text:p>
      <text:p text:style-name="Normal">Пайлат замахивается дубиной. В этот момент Иван нажимает кнопку на пульте управления сигнализацией, зажатом в его руке. Машина позади солдат вспыхивает огнями и начинает <text:soft-page-break/>сигналить. Солдаты оборачивается, Пайлат тоже на мгновение отвлекается. Иван бьёт обрезком трубы ему по руке, в которой зажата дубина, та отлетает в сторону. Иван быстро делает шаг вперёд, оказываясь за спиной Пайлата, намереваясь нанести удар в сгиб колен. Но в это время на него уже летит в прыжке один из солдат. Иван, поставив занесённую для удара ногу на землю хватает Пайлата сзади за воротник. Тот, пытаясь схватить его, начинает разворачиваться вокруг себя, Иван использует это движение и разворачивается пропуская его мимо себя, опять оказываясь у него за спиной. Прыгнувший солдат пролетает мимо. <text:bookmark text:name="line-216"/><text:bookmark text:name="line-217"/>:)</text:p>
      <text:p text:style-name="Normal">Иван делает между тем выпад рукой в лицо Пайлата, в результате чего его тело машинально отклоняется назад, а ноги оказываются в воздухе. С грохотом падают два тела: Пайлат на землю и его помошник – в стоящие неподалёку мусорные бачки. <text:bookmark text:name="line-218"/><text:bookmark text:name="line-219"/></text:p>
      <text:p text:style-name="Normal">Иван заламывает руку лежащему на земле Пайлату, уперевшись коленом ему в спину. Иван тяжело дышит, глаза широко раскрыты, он не в силах оторвать взгляда от лежащего врага, не веря в свою удачу. Наконец, отрывает взгляд и резко поднимает голову на оставшуюся толпу. <text:bookmark text:name="line-220"/><text:bookmark text:name="line-221"/></text:p>
      <text:p text:style-name="Normal">ИВАН: Оружие на землю, а не то я сломаю ему руку... (переносит колено со спины в область шеи) ...или шею. <text:bookmark text:name="line-222"/><text:bookmark text:name="line-223"/></text:p>
      <text:p text:style-name="Normal">Пайлат смотрит снизу вверх на Генерала. Генерал приподнимает бровь. <text:bookmark text:name="line-224"/><text:bookmark text:name="line-225"/>На его лице появляется странная довольная усмешка.</text:p>
      <text:p text:style-name="Character_20_name">ГЕНЕРАЛ</text:p>
      <text:p text:style-name="Character_20_speech">Взять его. <text:bookmark text:name="line-226"/><text:bookmark text:name="line-227"/></text:p>
      <text:p text:style-name="Normal">Солдаты выполняют приказ и бегут на Ивана. Иван смотрит на кривую ухмылку Генерала за толпой бегущих солдат. Опускает взгляд, его хватают солдаты, а он так ничего и не сделал Пайлату. <text:bookmark text:name="line-228"/><text:bookmark text:name="line-229"/></text:p>
      <text:p text:style-name="Normal">Солдаты держат Ивана за руки и бьют, а у них под ногами валяется дистанционное управление сигнализацией машины. Они топчутся по ней, наступают в такт ударам и машина каждый раз жалобно взвывает сиреной. Они не обращают на это внимание. <text:bookmark text:name="line-230"/><text:bookmark text:name="line-231"/></text:p>
      <text:p text:style-name="Normal">Иван сползает на землю<text:bookmark text:name="line-232"/><text:bookmark text:name="line-233"/>, его волокут к Генералу.</text:p>
      <text:p text:style-name="Normal">Генерал замахивается для удара, срывается порыв ветра, и <text:s/>ему на лицо падает необычный блик - блик от катаны Марьи Моревны. Он поднимает голову вверх и куда-то смотрит. <text:soft-page-break/>Остальные солдаты тоже оборачиваются. <text:bookmark text:name="line-234"/><text:bookmark text:name="line-235"/></text:p>
      <text:p text:style-name="Normal">Неподалёку на ногах стоит Марья Моревна. Её плащ и волосы угрожающе развиваются на ветру. Она держит катану, направляя солнечный зайчик на лицо Генерала. Лицо Генерала перекашивает выражение недоверия, злобы и страха. <text:bookmark text:name="line-236"/><text:bookmark text:name="line-237"/></text:p>
      <text:p text:style-name="Normal">Вид сверху на лежащего Ивана. Солдаты оставляют его тело и устремляются за экран к Марье Моревне, на ходу подбирая с земли оружие. Плавный наезд на лежащего Ивана. <text:bookmark text:name="line-238"/><text:bookmark text:name="line-239"/></text:p>
      <text:p text:style-name="Normal">Иван смотрит в небо. По голубому небу плывут белые пушистые облака. На фоне неба появляется склонившееся лицо Марьи Моревны. </text:p>
      <text:p text:style-name="Character_20_name">MARYA MOREVNA</text:p>
      <text:p text:style-name="Character_20_speech">What is your name?</text:p>
      <text:p text:style-name="Character_20_name">IVAN</text:p>
      <text:p text:style-name="Character_20_speech">Ivan. I'am Ivan the Tsarevich.</text:p>
      <text:p text:style-name="Character_20_name">MARYA MOREVNA</text:p>
      <text:p text:style-name="Character_20_speech">I know you then – I'm Marya Morevna.</text:p>
      <text:p text:style-name="Character_20_name">IVAN</text:p>
      <text:p text:style-name="Character_20_speech">I know.</text:p>
      <text:p text:style-name="Character_20_name">MARYA MOREVNA</text:p>
      <text:p text:style-name="Remark">(laughs)</text:p>
      <text:p text:style-name="Character_20_speech">We are know each other then.</text:p>
      <text:p text:style-name="Normal">Подаёт ему руку. Иван берётся за неё и она помогает ему подняться.<text:bookmark text:name="line-256"/><text:bookmark text:name="line-257"/></text:p>
      <text:p text:style-name="Normal">Иван встаёт во весь рост лицом заслоняя Марью Моревну. Моревна плечом вперёд, проходит вперёд (на передний план), на ходу одаривая Ивана улыбкой.</text:p>
      <text:p text:style-name="Normal">Иван разворачивается к ней спиной и они встают спиной к спине. Камера кружится вокруг них, видно что со всех сторон к ним стекаются солдаты. <text:bookmark text:name="line-266"/><text:bookmark text:name="line-267"/>Иван смотрит на них всех и у него перед глазами мелькают воспоминания — безжизненная Моревна, лежащая на земле, прислоненная спиной к мотоциклу. Иван стискивает зубы и крепче сжимает кулаки.</text:p>
      <text:p text:style-name="Normal">Начинается драка. В толпе Иван только успевает уворачиваться от ударов, но его наконец достают и сшибают на землю. В этот момент подскакивает Марья Моревна и блокирует мечом удар по Ивану. Иван приподнимается, но тут <text:soft-page-break/>вокруг них смыкается толпа. Тела солдат загораживают Марью Моревну и Ивана, над толпой взлетает катана, выбитая из рук Марьи Моревны и в следующее мгновение из-за толпы вылетают их тела<text:bookmark text:name="line-268"/><text:bookmark text:name="line-269"/>.</text:p>
      <text:p text:style-name="Normal">Иван и Марья Моревна летят в воздухе параллельно друг другу, лицами вверх. В этот момент время замедляется, они поворачивают голову друг к другу. Моревна с удивлением видит, что иван смотрит на неё с улыбкой. <text:bookmark text:name="line-272"/><text:bookmark text:name="line-273"/></text:p>
      <text:p text:style-name="Normal">Как только падают на землю, Иван использует инерцию, чтобы тут-же подняться, не сбавляя хода подаёт руку Моревне, поднимает её, но не отпускает от себя и они начинают танцевать лицом к лицу среди солдат, не забывая отмахиваться от них. Во время танца они наступают на предметы, валяющиеся у них под ногами и те, подброшенные образовавшимся рычагом отбрасываются в стороны, сшибая бандитов, играя роль снарядов.</text:p>
      <text:p text:style-name="Normal">Моревна, не веря своим глазам, смотрит на Ивана, прижимающего её к себе. Амулет на её шее начинает светиться. Вокруг Ивана и Моревны образуется что‑то вроде вихря, который расширяется и отбрасывает солдат в разные стороны.<text:bookmark text:name="line-274"/><text:bookmark text:name="line-275"/></text:p>
      <text:p text:style-name="Normal">Один обломок, поднятый вихрем с земли, попадает в рекламный щит, который тут-же разлетается множеством осколков, которые начинают медленно падать сверху подобно лепесткам роз. <text:bookmark text:name="line-276"/><text:bookmark text:name="line-277"/></text:p>
      <text:p text:style-name="Normal">Моревна и Иван остаются одни среди поверженных соперников. Солнце скрывается за горизонтом.</text:p>
      <text:p text:style-name="Normal">Из-за верхушек зданий появляются боевые вертолёты с прожекторами. Прожектора преломляются сквозь кружащиеся в воздухе «лепестки» и в результате становятся цветными, освещая всё вокруг. Под этими радужными огнями продолжают танцевать Моревна и Иван. <text:bookmark text:name="line-282"/><text:bookmark text:name="line-283"/></text:p>
      <text:p text:style-name="Normal">Один из людей, высунувшись из вертолёта кричит "Огонь!" <text:bookmark text:name="line-286"/><text:bookmark text:name="line-287"/></text:p>
      <text:p text:style-name="Normal">Моревна и Иван бегут, взявшись за руки под градом выстрелов к мотоциклу и, сев на него, на дыбах срываются с места. Несутся по дороге. </text:p>
      <text:p text:style-name="Normal"><text:bookmark text:name="line-1672"/>НАТ. <text:bookmark text:name="line-1682"/>ШОСЕ НОЧЬ</text:p>
      <text:p text:style-name="Normal">Моревна и Иван едут на мотоцикле по ночной дороге. Их обгоняет на трейлере Храбрый Назар, они машут ему рукой. </text:p>
      <text:p text:style-name="Normal">ИНТ. <text:bookmark text:name="line-1683"/>БАР НОЧЬ</text:p>
      <text:p text:style-name="Normal"><text:soft-page-break/>Марья Моревна и Иван опять танцуют вместе. Теперь уже нормально. <text:bookmark text:name="line-296"/><text:bookmark text:name="line-297"/></text:p>
      <text:p text:style-name="Normal"><text:bookmark text:name="line-1671"/>НАТ. МОТОКЛУБ ДЕНЬ <text:bookmark text:name="line-1681"/></text:p>
      <text:p text:style-name="Normal">Свадьба Моревны и Ивана. Свадьба проходит в мотоклубе, на ней присутствуют сёстры Ивана, их женихи и Храбрый Назар. Над молодожёнами пролетает воробушек с цветочком в клюве. <text:bookmark text:name="line-302"/><text:bookmark text:name="line-303"/></text:p>
      <text:h text:style-name="Heading_20_2" text:outline-level="2" text:is-list-header="true"><text:bookmark text:name="head-e6268451dc883b4f5a4b0e7a992aecca3a7df27d"/>Отъезд Моревны</text:h>
      <text:p text:style-name="Normal"><text:bookmark text:name="line-306"/>НАТ. ПОМЕСТЬЕ МАРЬИ МОРЕВНЫ ДЕНЬ <text:bookmark text:name="line-307"/></text:p>
      <text:p text:style-name="Normal">Поместье Марьи Моревны представляет собой дворец на холме, два гаража, вокруг сад, что-то типа рощицы. Дворец обнесён стеной.<text:bookmark text:name="line-312"/><text:bookmark text:name="line-313"/></text:p>
      <text:p text:style-name="Normal">Слышится вопль и из рощицы вылетает вопящее тело, запущеное в воздух неведомой силой. <text:bookmark text:name="line-314"/><text:bookmark text:name="line-315"/></text:p>
      <text:p text:style-name="Normal"><text:bookmark text:name="line-316"/>НАТ. ПОМЕСТЬЕ МАРЬИ МОРЕВНЫ РОЩА ДЕНЬ <text:bookmark text:name="line-317"/></text:p>
      <text:p text:style-name="Normal"><text:bookmark text:name="line-318"/><text:bookmark text:name="line-319"/>АГЕНТ сидит в зарослях возле стены дома и с ужасом провожает взглядом пролетевшее по небу тело. Стена дома заминирована большим количеством взрывчатки. Агент стирает со лба пот и опускает глаза на шнур, тянующийся от взрывчатки. Дрожащими руками достаёт коробок спичек. Чиркает спичкой о коробок. <text:bookmark text:name="line-320"/><text:bookmark text:name="line-321"/></text:p>
      <text:p text:style-name="Normal">В это время за его спиной откуда-то сверху на верёвке вниз головой свешивается Иван. Колыхание воздуха от этого движения тушит спичку. Но Агент не замечает Ивана сзади и достаёт новую. Иван с интересом наблюдает за его действиями. Дрожащими руками Агент подносит спичку к шнуру. <text:bookmark text:name="line-322"/><text:bookmark text:name="line-323"/></text:p>
      <text:p text:style-name="Character_20_name">ИВАН</text:p>
      <text:p text:style-name="Character_20_speech">Что забыл здесь, добрый молодец? <text:bookmark text:name="line-324"/><text:bookmark text:name="line-325"/></text:p>
      <text:p text:style-name="Normal">Агент от неожиданности кричит и вскакивает. Иван в это время отцепляется и становится ногами на землю. <text:bookmark text:name="line-326"/><text:bookmark text:name="line-327"/></text:p>
      <text:p text:style-name="Normal">Агент выхватывает нож. Затем, подумав, другой рукой достаёт из нагрудного кармана удостоверение. <text:bookmark text:name="line-328"/><text:bookmark text:name="line-329"/></text:p>
      <text:p text:style-name="Character_20_name">АГЕНТ</text:p>
      <text:p text:style-name="Character_20_speech">Я правительственный агент! <text:bookmark text:name="line-330"/><text:bookmark text:name="line-331"/></text:p>
      <text:p text:style-name="Character_20_name">ИВАН</text:p>
      <text:p text:style-name="Remark">(устало)</text:p>
      <text:p text:style-name="Character_20_speech"><text:soft-page-break/>Знаю-знаю... А я – хозяин этого дома. <text:bookmark text:name="line-332"/><text:bookmark text:name="line-333"/></text:p>
      <text:p text:style-name="Normal"><text:bookmark text:name="line-334"/>НАТ. ПОМЕСТЬЕ МОРЕВНЫ ДВОР ДЕНЬ <text:bookmark text:name="line-335"/></text:p>
      <text:p text:style-name="Normal"><text:bookmark text:name="line-336"/><text:bookmark text:name="line-337"/>Иван выходит из рощи, тащит Агента за ногу. На голове агента огромная шишка. Во второй руке Иван несёт огромную пачку взрывчатки, которой была заминирована стена. В самом центре двора стоит угрожающего вида катапульта. Агент отчаянно скребёт пальцами по земле, но Иван уверенно идёт шаг за шагом вперёд по направлению к катапульте. Из дверей дома выходит Марья Моревна. <text:bookmark text:name="line-338"/><text:bookmark text:name="line-339"/></text:p>
      <text:p text:style-name="Character_20_name">ИВАН</text:p>
      <text:p text:style-name="Remark">(не прекращая идти)</text:p>
      <text:p text:style-name="Character_20_speech">Ах, Марья Моревна, вот чего я всё в толк не возьму - у нас что тут, мёдом намазано? Вроде и не так уж чтобы богато живём, а лезут они к нам и лезут! Экстремисты поганые! <text:bookmark text:name="line-340"/><text:bookmark text:name="line-341"/></text:p>
      <text:p text:style-name="Normal">Кладёт Агента на катапульту. <text:bookmark text:name="line-342"/><text:bookmark text:name="line-343"/></text:p>
      <text:p text:style-name="Character_20_name">ИВАН</text:p>
      <text:p text:style-name="Character_20_speech">...Будто других домов никаких нету! <text:bookmark text:name="line-344"/><text:bookmark text:name="line-345"/></text:p>
      <text:p text:style-name="Normal">Нажимает на спуск и катапульта выбрасывает вопящего Агента в воздух, далеко за стену поместья. <text:bookmark text:name="line-346"/><text:bookmark text:name="line-347"/></text:p>
      <text:p text:style-name="Character_20_name">МАРЬЯ МОРЕВНА</text:p>
      <text:p text:style-name="Character_20_speech">А то тебе не в радость развлечение.<text:bookmark text:name="line-348"/><text:bookmark text:name="line-349"/></text:p>
      <text:p text:style-name="Character_20_name">ИВАН</text:p>
      <text:p text:style-name="Character_20_speech">Ещё бы не в радость! Но скажи, зачем было сбрасывать на голову мой 32-х дюймовый монитор? <text:bookmark text:name="line-350"/><text:bookmark text:name="line-351"/></text:p>
      <text:p text:style-name="Normal"><text:bookmark text:name="line-352"/>НАТ. ПОМЕСТЬЕ МАРЬИ МОРЕВНЫ РОЩА ДЕНЬ ВОСПОМИНАНИЕ <text:bookmark text:name="line-353"/></text:p>
      <text:p text:style-name="Normal"><text:bookmark text:name="line-354"/><text:bookmark text:name="line-355"/>Анимация в стиле чиби. Агент стоит с ножом и удостоверением напротив Ивана, а сверху из окна Марья Моревна выбрасывает на голову Агента монитор. Иван от неожиданности подскакивает и трясёт кулаками. <text:bookmark text:name="line-356"/><text:bookmark text:name="line-357"/></text:p>
      <text:p text:style-name="Normal"><text:bookmark text:name="line-358"/><text:bookmark text:name="line-359"/>НАТ. ПОМЕСТЬЕ МОРЕВНЫ ДВОР ДЕНЬ <text:bookmark text:name="line-360"/><text:bookmark text:name="line-361"/></text:p>
      <text:p text:style-name="Character_20_name"><text:bookmark text:name="line-362"/><text:bookmark text:name="line-363"/><text:soft-page-break/>МАРЬЯ МОРЕВНА</text:p>
      <text:p text:style-name="Remark">(разводит руками)</text:p>
      <text:p text:style-name="Character_20_speech">Ничего, продадим взрывчатку, купим тебе 33-х дюймовый.<text:bookmark text:name="line-364"/><text:bookmark text:name="line-365"/></text:p>
      <text:p text:style-name="Character_20_name">ИВАН</text:p>
      <text:p text:style-name="Character_20_speech">Такими темпами я скоро торговлю тротилом смогу открыть! Интересно, когда они сообразят, что у нас тут веб-камеры везде расставлены?<text:bookmark text:name="line-366"/><text:bookmark text:name="line-367"/></text:p>
      <text:p text:style-name="Normal">Марья Моревна выводит мотоцикл из гаража.<text:bookmark text:name="line-368"/><text:bookmark text:name="line-369"/></text:p>
      <text:p text:style-name="Character_20_name">МАРЬЯ МОРЕВНА</text:p>
      <text:p text:style-name="Character_20_speech">Я собираюсь на слёт байкеров, это далеко, до завтра не вернусь. <text:bookmark text:name="line-370"/><text:bookmark text:name="line-371"/></text:p>
      <text:p text:style-name="Remark">(достаёт ключи<text:bookmark text:name="line-372"/><text:bookmark text:name="line-373"/>)</text:p>
      <text:p text:style-name="Character_20_speech">Вот тебе ключи от всех дверей в доме. Можешь ходить куда угодно, но вот этот ключ не трогай и дверь, которую он отпирает не открывай.<text:bookmark text:name="line-374"/><text:bookmark text:name="line-375"/></text:p>
      <text:p text:style-name="Character_20_name">ИВАН</text:p>
      <text:p text:style-name="Remark">(берёт ключи)</text:p>
      <text:p text:style-name="Character_20_speech">А почему? <text:bookmark text:name="line-376"/><text:bookmark text:name="line-377"/></text:p>
      <text:p text:style-name="Character_20_name">МАРЬЯ МОРЕВНА</text:p>
      <text:p text:style-name="Remark">(топнув ножкой)</text:p>
      <text:p text:style-name="Character_20_speech">Ни-зя, сказала! <text:bookmark text:name="line-378"/><text:bookmark text:name="line-379"/></text:p>
      <text:p text:style-name="Normal">Иван с улыбкой пожимает плечами, типа говоря «ну ладно, ладно».<text:bookmark text:name="line-380"/><text:bookmark text:name="line-381"/></text:p>
      <text:p text:style-name="Character_20_name">МАРЬЯ МОРЕВНА</text:p>
      <text:p text:style-name="Character_20_speech">Ну, пока... <text:bookmark text:name="line-382"/><text:bookmark text:name="line-383"/></text:p>
      <text:p text:style-name="Normal">Садится на мотоцикл, уезжает. Иван машет вслед рукой. <text:bookmark text:name="line-384"/><text:bookmark text:name="line-385"/></text:p>
      <text:h text:style-name="Heading_20_2" text:outline-level="2"><text:bookmark text:name="head-a61834ba6d3aed5584e85f5eed355cf09c430f2a"/>Возрождение Кощея</text:h>
      <text:p text:style-name="Normal"><text:bookmark text:name="line-388"/>ИНТ. ПОМЕСТЬЕ МОРЕВНЫ КОМНАТА НОЧЬ <text:bookmark text:name="line-389"/></text:p>
      <text:p text:style-name="Normal"><text:bookmark text:name="line-390"/><text:bookmark text:name="line-391"/>Иван сидит за компьютером. На экране компа виден рабочий стол ОС Fedora Castle. Рядом с Иваном стоит банка с каким‑то напитком. Иван берёт банку, чтобы сделать глоток, но оказывается что банка пуста. Иван вздыхает и встаёт из-<text:soft-page-break/>за стола. <text:bookmark text:name="line-392"/><text:bookmark text:name="line-393"/></text:p>
      <text:p text:style-name="Normal"><text:bookmark text:name="line-394"/>ИНТ. ПОМЕСТЬЕ МОРЕВНЫ КОРИДОР НОЧЬ <text:bookmark text:name="line-395"/></text:p>
      <text:p text:style-name="Normal"><text:bookmark text:name="line-396"/><text:bookmark text:name="line-397"/>Иван подходит со свечой в руках к двери погреба, отпирает её и заходит внутрь. <text:bookmark text:name="line-398"/><text:bookmark text:name="line-399"/></text:p>
      <text:p text:style-name="Normal"><text:bookmark text:name="line-400"/>ИНТ. ПОМЕСТЬЕ МОРЕВНЫ ПОГРЕБ НОЧЬ <text:bookmark text:name="line-401"/></text:p>
      <text:p text:style-name="Normal"><text:bookmark text:name="line-402"/><text:bookmark text:name="line-403"/>Дверь в погреб со скрипом открывается. Иван спускается по лестнице. <text:bookmark text:name="line-404"/><text:bookmark text:name="line-405"/></text:p>
      <text:p text:style-name="Normal">Ноги Ивана, идущего по погребу. <text:bookmark text:name="line-406"/><text:bookmark text:name="line-407"/></text:p>
      <text:p text:style-name="Normal">Иван озирается по сторонам как будто ищет что-то. В погребе много бочек, бутылок, каких-то продуктов и взрывчатки, отобранной у экстремистов. <text:bookmark text:name="line-408"/><text:bookmark text:name="line-409"/></text:p>
      <text:p text:style-name="Normal">Проходит мимо какой-то массивной кованной двери с огромным замком и наконец останавливается возле полки с бутылками. <text:bookmark text:name="line-410"/><text:bookmark text:name="line-411"/></text:p>
      <text:p text:style-name="Character_20_name">ИВАН</text:p>
      <text:p text:style-name="Character_20_speech">Ага... Вот! <text:bookmark text:name="line-412"/><text:bookmark text:name="line-413"/></text:p>
      <text:p text:style-name="Normal">Тянет руку к бутылке. Слышен звук булькающей жидкости. <text:bookmark text:name="line-414"/><text:bookmark text:name="line-415"/></text:p>
      <text:p text:style-name="Character_20_name">КОЩЕЙ</text:p>
      <text:p text:style-name="Remark">(из-за двери, замогильным голосом) </text:p>
      <text:p text:style-name="Character_20_speech">Помогии-ите... <text:bookmark text:name="line-416"/><text:bookmark text:name="line-417"/></text:p>
      <text:p text:style-name="Character_20_name">ИВАН</text:p>
      <text:p text:style-name="Remark">(выглядывая из-за угла)</text:p>
      <text:p text:style-name="Character_20_speech">А? Что-что? <text:bookmark text:name="line-418"/><text:bookmark text:name="line-419"/></text:p>
      <text:p text:style-name="Character_20_name">КОЩЕЙ</text:p>
      <text:p text:style-name="Remark">(чуть боле явственно) </text:p>
      <text:p text:style-name="Character_20_speech">Помо-о-оги-и-ите-е... <text:bookmark text:name="line-420"/><text:bookmark text:name="line-421"/></text:p>
      <text:p text:style-name="Normal">Иван смотрит на замок, потом на связку ключей. Моментальные вспышки на подсознании, показывающие Моревну и Кощея. Они сражаются в каком-то подземелье. Из связки сам собой вываливается нужный ключ. <text:bookmark text:name="line-422"/><text:bookmark text:name="line-423"/></text:p>
      <text:p text:style-name="Character_20_name">ИВАН</text:p>
      <text:p text:style-name="Character_20_speech">О-па... запретный ключ!</text:p>
      <text:p text:style-name="Remark">(вставляет в замочную скважину)</text:p>
      <text:p text:style-name="Character_20_speech">Ну-ка, ну-ка... <text:bookmark text:name="line-424"/><text:bookmark text:name="line-425"/></text:p>
      <text:p text:style-name="Normal"><text:soft-page-break/>Приоткрывает дверь и осторожно заглядывает. Опять вспышки. Иван кричит от испуга, неожиданности и удивления. <text:bookmark text:name="line-426"/><text:bookmark text:name="line-427"/></text:p>
      <text:p text:style-name="Normal">В каморке на 12-ти цепях висит КОЩЕЙ (по виду напоминает робота-трансформера). Иван с изумлением оглядывает его. </text:p>
      <text:p text:style-name="Character_20_name">ИВАН</text:p>
      <text:p text:style-name="Remark">(восхищённо, шёпотом, почти про себя)</text:p>
      <text:p text:style-name="Character_20_speech">Какой тюнинг...</text:p>
      <text:p text:style-name="Normal">Глаза Кощея открываются, его взгляд пробегает по фигуре Ивана. </text:p>
      <text:p text:style-name="Character_20_name"><text:bookmark text:name="line-428"/><text:bookmark text:name="line-429"/>КОЩЕЙ</text:p>
      <text:p text:style-name="Character_20_speech">Ты кто такой?</text:p>
      <text:p text:style-name="Character_20_name">ИВАН</text:p>
      <text:p text:style-name="Character_20_speech">Я — Иван Царевич.</text:p>
      <text:p text:style-name="Character_20_name">КОЩЕЙ</text:p>
      <text:p text:style-name="Character_20_speech">Иван Царевич! Как хорошо что ты здесь. Дай мне попить… <text:bookmark text:name="line-430"/><text:bookmark text:name="line-431"/></text:p>
      <text:p text:style-name="Normal">Иван с готовностью протягивает ему свою бутылку. <text:bookmark text:name="line-432"/><text:bookmark text:name="line-433"/></text:p>
      <text:p text:style-name="Character_20_name">КОЩЕЙ</text:p>
      <text:p text:style-name="Character_20_speech">...бензинчику. <text:bookmark text:name="line-434"/><text:bookmark text:name="line-435"/></text:p>
      <text:p text:style-name="Normal">Иван убегает и возвращается с канистрой бензина. Кощей пьёт. Его глаза загораются, он смеётся страшным смехом. Кощей разрывает цепи и встаёт во весь рост, возвышаясь над Иваном.<text:bookmark text:name="line-436"/><text:bookmark text:name="line-437"/></text:p>
      <text:p text:style-name="Character_20_name">КОЩЕЙ</text:p>
      <text:p text:style-name="Character_20_speech">Спасибо, Иван царевич. Помог ты мне. Теперь не видать тебе Марьи Моревны. Как своих ушей. <text:bookmark text:name="line-438"/><text:bookmark text:name="line-439"/></text:p>
      <text:p text:style-name="Normal">Включает двигатели, трансформируется в летательный аппарат и улетает проломив пару потолочных перегородок и окно. <text:bookmark text:name="line-440"/><text:bookmark text:name="line-441"/></text:p>
      <text:p text:style-name="Normal">Эффект замедлившегося времени: вид снаружи, вылетает Кощей, обломки от выломанного окна разлетаются во все стороны. Затем камера быстро через дыры, проделанные Кощеем возвращается в погреб. Протрезвевший Иван в панике. Он скорее выбегает из погреба, бежит в гараж и садится в машину, едет в погоню. <text:bookmark text:name="line-442"/><text:bookmark text:name="line-443"/></text:p>
      <text:p text:style-name="Normal"><text:bookmark text:name="line-444"/>НАТ. ТРАССА НОЧЬ <text:bookmark text:name="line-445"/></text:p>
      <text:p text:style-name="Normal"><text:bookmark text:name="line-446"/><text:soft-page-break/>По дороге Иван спешно пытается дозвониться по сотовому Моревне. Абонент временно недоступен. <text:bookmark text:name="line-447"/><text:bookmark text:name="line-448"/></text:p>
      <text:p text:style-name="Normal"><text:bookmark text:name="line-449"/>НАТ. ПОЛЯНА С РАЗБИТЫМ МОТОЦИКЛОМ МОРЕВНЫ НОЧЬ <text:bookmark text:name="line-450"/></text:p>
      <text:p text:style-name="Normal"><text:bookmark text:name="line-451"/><text:bookmark text:name="line-452"/>Иван видит на дороге разбитый горящий мотоцикл Марьи Моревны, весь в огне. Рядом в землю воткнут меч Моревны, а неподалёку лежит подбитая птичка - ВОРОБУШЕК. Иван резко тормозит, в результате чего его машина идёт юзом и становится перпендикулярно дороге. Иван выскакивает из машины и бежит к мотоциклу, но чем ближе подбегает, тем больше замедляется, в конце концов переходя на шаг. Опускается на колени, берёт Воробушка на руки. <text:bookmark text:name="line-453"/><text:bookmark text:name="line-454"/></text:p>
      <text:p text:style-name="Character_20_name">ИВАН</text:p>
      <text:p text:style-name="Character_20_speech">Что здесь произошло? <text:bookmark text:name="line-455"/><text:bookmark text:name="line-456"/></text:p>
      <text:p text:style-name="Character_20_name">ВОРОБУШЕК</text:p>
      <text:p text:style-name="Character_20_speech">Несчастье! Злой робот-трансформер похитил Марью Моревну. И меня зацепило. Прощай, Иван царевич. <text:bookmark text:name="line-457"/><text:bookmark text:name="line-458"/></text:p>
      <text:p text:style-name="Normal">Воробушек издыхает. <text:bookmark text:name="line-459"/><text:bookmark text:name="line-460"/></text:p>
      <text:p text:style-name="Character_20_name">ИВАН</text:p>
      <text:p text:style-name="Character_20_speech">Нет!<text:bookmark text:name="line-461"/><text:bookmark text:name="line-462"/></text:p>
      <text:p text:style-name="Character_20_name">ВОРОБУШЕК</text:p>
      <text:p text:style-name="Remark">(поднимает голову)</text:p>
      <text:p text:style-name="Character_20_speech">И передай моей семье, что я их всех очень любил. <text:bookmark text:name="line-463"/><text:bookmark text:name="line-464"/></text:p>
      <text:p text:style-name="Normal">Иван выдёргивает из земли воткнутую катану Марьи Моревны и убирает её за спину. <text:bookmark text:name="line-465"/><text:bookmark text:name="line-466"/></text:p>
      <text:p text:style-name="Character_20_name">ИВАН</text:p>
      <text:p text:style-name="Remark">(со слезами и тряся кулаком) </text:p>
      <text:p text:style-name="Character_20_speech">Я передам, обязательно передам! И Марью Моревну я тоже спасу! До свидания!<text:bookmark text:name="line-467"/><text:bookmark text:name="line-468"/></text:p>
      <text:p text:style-name="Normal">Иван бежит к машине, садится в нее и уезжает. <text:bookmark text:name="line-469"/><text:bookmark text:name="line-470"/></text:p>
      <text:p text:style-name="Normal">Пока он едет на экране мелькают картинки того, как он по пути заезжал к сёстрам.</text:p>
      <text:p text:style-name="Normal">Встреча с первой сестрой. Сестра-доктор выходит с Бизнесменом ему на встречу. Обнимает. Разговаривают.<text:bookmark text:name="line-473"/><text:bookmark text:name="line-474"/> Сестра-доктор убегает за экран и потом пробегает на фоне с <text:soft-page-break/>аптечкой по направлению к своей машине.</text:p>
      <text:p text:style-name="Normal">Встреча с Сестрой-монашкой. Иван сидит за столом, кушает и рассказывает им. Те грустно молчат. Потом Иван вдруг улыбается и говорит что-то насчёт еды. Монашка радуется, прыгает. <text:bookmark text:name="line-475"/><text:bookmark text:name="line-476"/></text:p>
      <text:p text:style-name="Normal">Встреча с Сестрой-механиком. Иван спрашивает их с мужем о чём-то, они думают, но потом сокрушённо качают головой. Рокер открывает перед Иваном чемоданчик. Иван кивает и забирает его. <text:bookmark text:name="line-477"/><text:bookmark text:name="line-478"/></text:p>
      <text:h text:style-name="Heading_20_2" text:outline-level="2" text:is-list-header="true"><text:bookmark text:name="head-65be43f6189e4df171a627765a9eb8a25a23cb45"/>Совещание</text:h>
      <text:p text:style-name="Normal"><text:bookmark text:name="line-481"/>ИНТ. КОМАНДНЫЙ ЦЕНТР ДЕНЬ</text:p>
      <text:p text:style-name="Normal"><text:bookmark text:name="line-483"/><text:bookmark text:name="line-484"/>Роскошное помещение с высокими окнами и длинным столом. Во главе стола сидит президент ОРОШАЙ ПОЛИВАЕВИЧ. За столом сидят Генерал, МИНИСТР ФИНАНСОВ, СОВЕТНИК, МИНИСТР ПО НАУКЕ, МИНИСТР ЗДРАВООХРАНЕНИЯ, МИНИСТР КУЛЬТУРЫ. Лицо Генерала всё в нашлёпках из пластыря. Вообще все присутствующие напоминают пациентов психбольницы - огромные мешки под глазами, тик, трясущиеся руки, трясущиеся губы, бегающий взгляд. </text:p>
      <text:p text:style-name="Normal">На столе разбросаны фотографии Кощея Бессмертного летящего с телом Марьи Моревны на плече. </text:p>
      <text:p text:style-name="Normal">За спиной президента стоит церковный хор. </text:p>
      <text:p text:style-name="Character_20_name">СОВЕТНИК</text:p>
      <text:p text:style-name="Character_20_speech">Ну и что вы теперь предлагаете делать? В сложившейся ситуации... <text:bookmark text:name="line-491"/><text:bookmark text:name="line-492"/></text:p>
      <text:p text:style-name="Character_20_name">ГЕНЕРАЛ</text:p>
      <text:p text:style-name="Character_20_speech">Повторяю, что без воздушной техники любые наши действия обречены на провал. <text:bookmark text:name="line-493"/><text:bookmark text:name="line-494"/></text:p>
      <text:p text:style-name="Character_20_name">МИНИСТР ФИНАНСОВ</text:p>
      <text:p text:style-name="Character_20_speech">Генерал, вам ведь нравится воевать, не так ли? А вы представляете сколько обходится государству каждый вертолёт? Я боюсь даже вспоминать, чем закончилось последнее столкновение нашей бронетехники с Марьей Моревной. <text:bookmark text:name="line-495"/><text:bookmark text:name="line-496"/></text:p>
      <text:p text:style-name="Character_20_name"><text:soft-page-break/>ГЕНЕРАЛ</text:p>
      <text:p text:style-name="Character_20_speech">Повторяю, это была оплошность пилота! <text:bookmark text:name="line-497"/><text:bookmark text:name="line-498"/></text:p>
      <text:p text:style-name="Character_20_name">МИНИСТР ФИНАНСОВ</text:p>
      <text:p text:style-name="Remark">(саркастически)</text:p>
      <text:p text:style-name="Character_20_speech">Конечно, и легендарная атака на исследовательский центр была ошибкой пилота!</text:p>
      <text:p text:style-name="Character_20_name"><text:bookmark text:name="line-499"/><text:bookmark text:name="line-500"/>МИНИСТР ПО НАУКЕ</text:p>
      <text:p text:style-name="Remark">(на фоне, с отвращением)</text:p>
      <text:p text:style-name="Character_20_speech">Ой!</text:p>
      <text:p text:style-name="Character_20_name">МИНИСТР ЗДРАВООХРАНЕНИЯ</text:p>
      <text:p text:style-name="Remark">(на фоне, одновременно)</text:p>
      <text:p text:style-name="Character_20_speech">Не упоминайте!</text:p>
      <text:p text:style-name="Character_20_name">ГЕНЕРАЛ</text:p>
      <text:p text:style-name="Remark">(перекрывая своим голосом голоса на фоне)</text:p>
      <text:p text:style-name="Character_20_speech">Если бы наш уважаемый министр</text:p>
      <text:p text:style-name="Remark">(указывает в сторону министра по науке)</text:p>
      <text:p text:style-name="Character_20_speech">сразу отрапортовал об инциденте с Ягой, мы бы не просто отстранили, а упрятали её куда надо и тогда... <text:bookmark text:name="line-501"/><text:bookmark text:name="line-502"/></text:p>
      <text:p text:style-name="Character_20_name">МИНИСТР ПО НАУКЕ</text:p>
      <text:p text:style-name="Character_20_speech">Яга была прекрасным сотрудником. Возможность подобного инцидента была бы полностью исключена и EVNN был завершён, если бы в то время осуществлялся надлежащий контроль за преступными бандами<text:bookmark text:name="line-503"/><text:bookmark text:name="line-504"/>.</text:p>
      <text:p text:style-name="Character_20_name">ГЕНЕРАЛ</text:p>
      <text:p text:style-name="Character_20_speech">Я делаю всё что в моих силах, но мне не хватает людей. Если бы мне раньше предоставили вертолёты, мы покончили бы с Марьей Моревной и всем этим фарсом. <text:bookmark text:name="line-505"/><text:bookmark text:name="line-506"/></text:p>
      <text:p text:style-name="Character_20_name"><text:soft-page-break/>МИНИСТР ФИНАНСОВ</text:p>
      <text:p text:style-name="Character_20_speech">Я вполне понимаю ваше желание собственноручно уничтожить Марью Моревну. Ведь именно вы метили в "носителя смерти". <text:bookmark text:name="line-507"/><text:bookmark text:name="line-508"/></text:p>
      <text:p text:style-name="Character_20_name">ГЕНЕРАЛ</text:p>
      <text:p text:style-name="Remark">(выходит из себя, бъёт кулаком по столу)</text:p>
      <text:p text:style-name="Character_20_speech">Это серъёзное обвинение! <text:bookmark text:name="line-509"/><text:bookmark text:name="line-510"/></text:p>
      <text:p text:style-name="Character_20_name">СОВЕТНИК</text:p>
      <text:p text:style-name="Character_20_speech">Вы должны быть благодарны, что мы прислали вам подмогу во время прошлого инцидента. <text:bookmark text:name="line-511"/><text:bookmark text:name="line-512"/></text:p>
      <text:p text:style-name="Character_20_name">ГЕНЕРАЛ</text:p>
      <text:p text:style-name="Character_20_speech">Что же так поздно? Впору было присылать медицинские вертолёты! <text:bookmark text:name="line-513"/><text:bookmark text:name="line-514"/></text:p>
      <text:p text:style-name="Character_20_name">МИНИСТР ЗДРАВООХРАНЕНИЯ</text:p>
      <text:p text:style-name="Remark">(проснувшись) </text:p>
      <text:p text:style-name="Character_20_speech">Мы бы разумеется прислали вам медицинские вертолёты, но, как вы помните, бюджет нам урезали и мы не в состоянии сделать даже один вылет! <text:bookmark text:name="line-515"/><text:bookmark text:name="line-516"/></text:p>
      <text:p text:style-name="Normal">Все начинают говорить одновременно, поднимается гвалт. <text:bookmark text:name="line-517"/><text:bookmark text:name="line-518"/></text:p>
      <text:p text:style-name="Character_20_name">СОВЕТНИК</text:p>
      <text:p text:style-name="Character_20_speech">Именно поэтому министр прилетел на личном самолёте. <text:bookmark text:name="line-519"/><text:bookmark text:name="line-520"/></text:p>
      <text:p text:style-name="Character_20_name">МИНИСТР ФИНАНСОВ</text:p>
      <text:p text:style-name="Character_20_speech">Мы вынуждены были сделать это, чтобы финансировать проект царского храма. <text:bookmark text:name="line-521"/><text:bookmark text:name="line-522"/></text:p>
      <text:p text:style-name="Character_20_name">МИНИСТР ЗДРАВООХРАНЕНИЯ</text:p>
      <text:p text:style-name="Character_20_speech">Я как никто другой пекусь о здоровье президента! <text:bookmark text:name="line-523"/><text:bookmark text:name="line-524"/></text:p>
      <text:p text:style-name="Character_20_name">ГЕНЕРАЛ</text:p>
      <text:p text:style-name="Character_20_speech">Где же этот храм? Деньги выделялись четырежды!<text:bookmark text:name="line-525"/><text:bookmark text:name="line-526"/></text:p>
      <text:p text:style-name="Character_20_name"><text:soft-page-break/>МИНИСТР КУЛЬТУРЫ</text:p>
      <text:p text:style-name="Character_20_speech">Да, народу нужна вера, люди должны чем-то заниматься! <text:bookmark text:name="line-527"/><text:bookmark text:name="line-528"/></text:p>
      <text:p text:style-name="Normal">Президент в ярости бъёт кулаком по столу. <text:bookmark text:name="line-529"/><text:bookmark text:name="line-530"/></text:p>
      <text:p text:style-name="Character_20_name">ОРОШАЙ ПОЛИВАЕВИЧ</text:p>
      <text:p text:style-name="Character_20_speech">Достаточно! <text:bookmark text:name="line-531"/><text:bookmark text:name="line-532"/></text:p>
      <text:p text:style-name="Normal">Воцаряется тишина. <text:bookmark text:name="line-533"/><text:bookmark text:name="line-534"/></text:p>
      <text:p text:style-name="Character_20_name">ОРОШАЙ ПОЛИВАЕВИЧ</text:p>
      <text:p text:style-name="Character_20_speech">Мы знаем расположение, мы знаем условия. У нас по прежнему в руках все карты. Используйте вертолёты, чтобы нанести удар. <text:bookmark text:name="line-535"/><text:bookmark text:name="line-536"/></text:p>
      <text:p text:style-name="Normal">Генерал победоносно смотрит на Министра финансов. <text:bookmark text:name="line-537"/><text:bookmark text:name="line-538"/></text:p>
      <text:p text:style-name="Character_20_name">ОРОШАЙ ПОЛИВАЕВИЧ</text:p>
      <text:p text:style-name="Character_20_speech">В случае провала, заминируйте и подорвите весь остров вместе с ними обоими к чёртовой матери. <text:bookmark text:name="line-539"/><text:bookmark text:name="line-540"/></text:p>
      <text:p text:style-name="Normal">Глаза Генерала вспыхивают ещё ярче. <text:bookmark text:name="line-541"/><text:bookmark text:name="line-542"/></text:p>
      <text:p text:style-name="Character_20_name">ОРОШАЙ ПОЛИВАЕВИЧ</text:p>
      <text:p text:style-name="Remark">(проводит ладонью по потному лбу) </text:p>
      <text:p text:style-name="Character_20_speech">Я устал, к тому же мне нельзя пропускать обед. </text:p>
      <text:p text:style-name="Character_20_name"><text:bookmark text:name="line-543"/><text:bookmark text:name="line-544"/>ЦЕРКОВНЫЙ ХОР</text:p>
      <text:p text:style-name="Character_20_speech">О, пресветлый президент,</text:p>
      <text:p text:style-name="Character_20_speech"><text:bookmark text:name="line-548"/>Господь храни тебя,</text:p>
      <text:p text:style-name="Character_20_speech"><text:bookmark text:name="line-549"/>Твою семью, друзей, родных.</text:p>
      <text:p text:style-name="Character_20_speech"><text:bookmark text:name="line-550"/>Храни, господь, царя!</text:p>
      <text:p text:style-name="Normal"><text:bookmark text:name="line-551"/><text:bookmark text:name="line-552"/><text:bookmark text:name="line-553"/>Под звуки их голосов с блаженной улыбкой на лице Орошай Поливаевич удаляется из зала. <text:bookmark text:name="line-554"/><text:bookmark text:name="line-555"/></text:p>
      <text:h text:style-name="Heading_20_2" text:outline-level="2" text:is-list-header="true"><text:bookmark text:name="head-f3589bea3a1a2452abc154b72751e06aabef5775"/>Старые развалины</text:h>
      <text:p text:style-name="Normal"><text:bookmark text:name="line-558"/>НАТ. РАЗВАЛИНЫ ИССЛЕДОВАТЕЛЬСКОГО ЦЕНТРА ДВОР ВЕЧЕР <text:bookmark text:name="line-559"/></text:p>
      <text:p text:style-name="Normal"><text:bookmark text:name="line-560"/><text:bookmark text:name="line-561"/>Поздний вечер. Солнце почти совсем скрылось за горизонтом. Старые развалины какого-то исследовательского центра рядом с шоссе. Комплекс давно заброшен, видно что главное здание серьёзно пострадало от очень сильного взрыва. <text:bookmark text:name="line-562"/><text:bookmark text:name="line-563"/></text:p>
      <text:p text:style-name="Normal"><text:soft-page-break/>Начинает накрапывать дождик. <text:bookmark text:name="line-564"/><text:bookmark text:name="line-565"/></text:p>
      <text:p text:style-name="Normal">Машина Ивана проезжает мимо развалин, но потом останавливается. Иван смотрит на развалины. <text:bookmark text:name="line-566"/><text:bookmark text:name="line-567"/></text:p>
      <text:p text:style-name="Normal">Дождь усиливается.<text:bookmark text:name="line-568"/><text:bookmark text:name="line-569"/></text:p>
      <text:p text:style-name="Normal">Иван проводит рукой по красным глазам с синяками и включает задний ход. Заезжает во двор и заводит (прячет) машину под какой-то навес возле здания. Выключает двигатель и откидывает спинку сидения в полулежачее состояние. Закрывает глаза.<text:bookmark text:name="line-570"/><text:bookmark text:name="line-571"/></text:p>
      <text:p text:style-name="Normal">Сквозь облака просвечивает луна. Дождь барабанит по крыше машины, капельки стекают по стеклу. Развалины кажутся абсолютно безжизненными. Иван спит. <text:bookmark text:name="line-572"/><text:bookmark text:name="line-573"/></text:p>
      <text:h text:style-name="Heading_20_2" text:outline-level="2" text:is-list-header="true"><text:bookmark text:name="head-74cb509bbe7c200bb29620b746290660c40d4145"/>Воспоминания Моревны</text:h>
      <text:p text:style-name="Normal"><text:bookmark text:name="line-576"/>НАТ. КАМЕНИСТАЯ ПУСТОШЬ ДЕНЬ ВОСПОМИНАНИЕ <text:bookmark text:name="line-577"/></text:p>
      <text:p text:style-name="Normal"><text:bookmark text:name="line-578"/><text:bookmark text:name="line-579"/>Картинка в монохроме. <text:bookmark text:name="line-580"/><text:bookmark text:name="line-581"/></text:p>
      <text:p text:style-name="Normal">Каменистый пейзаж. Вдали плещется море. Прямо из камней растёт огромное, толстое, узловатое дерево - дуб. Вокруг всё окутано дымом. В дуб, словно паразит вмонтировано какое-то здание. В здании<text:bookmark text:name="line-582"/><text:bookmark text:name="line-583"/> зияет чёрная расщелина — вход.</text:p>
      <text:p text:style-name="Normal">К расщелине ведут следы крови, как будто кто-то раненый зашёл внутрь. <text:bookmark text:name="line-584"/><text:bookmark text:name="line-585"/></text:p>
      <text:p text:style-name="Normal">Камера заезжает внутрь расщелины в темноту. </text:p>
      <text:p text:style-name="Normal">ИНТ. ЛАБОРАТОРИЯ ВНУТРИ ДУБА ВОСПОМИНАНИЕ</text:p>
      <text:p text:style-name="Normal">В этой темноте сверху начинает падать пух. Но на самом деле это серая шерсть. Она кружится в темноте в воздухе, возникая из ниоткуда и падая вниз. <text:bookmark text:name="line-588"/><text:bookmark text:name="line-589"/></text:p>
      <text:p text:style-name="Character_20_name">МАРЬЯ МОРЕВНА</text:p>
      <text:p text:style-name="Remark">(комментирует)</text:p>
      <text:p text:style-name="Character_20_speech">Да, я знала... Я пришла чтобы её уничтожить... <text:bookmark text:name="line-590"/><text:bookmark text:name="line-591"/></text:p>
      <text:p text:style-name="Normal">Вместо пуха в воздухе начинают кружиться перья (перья утки).<text:bookmark text:name="line-592"/><text:bookmark text:name="line-593"/></text:p>
      <text:p text:style-name="Character_20_name">МАРЬЯ МОРЕВНА</text:p>
      <text:p text:style-name="Remark">(комментирует)</text:p>
      <text:p text:style-name="Character_20_speech">Но в тот момент она стала для меня единственным <text:soft-page-break/>способом... <text:s/>источником великой силы. Единственным источником. И я приняла её... <text:bookmark text:name="line-594"/><text:bookmark text:name="line-595"/></text:p>
      <text:p text:style-name="Normal">В воздухе среди перьев парит светящаяся девушка. В ней можно узнать Марью Моревну. В центре её фигуры светится маленькая тонкая золотая полосочка, похожая на иглу.<text:bookmark text:name="line-596"/><text:bookmark text:name="line-597"/> Напротив Марьи Моревны в воздухе висит амулет, окружённый белой субстанцией.</text:p>
      <text:p text:style-name="Character_20_name">МАРЬЯ МОРЕВНА</text:p>
      <text:p text:style-name="Remark">(комментирует) </text:p>
      <text:p text:style-name="Character_20_speech">И я стала ею.</text:p>
      <text:p text:style-name="Normal"><text:bookmark text:name="line-600"/><text:bookmark text:name="line-601"/><text:bookmark text:name="line-5762"/>НАТ. КАМЕНИСТАЯ ПУСТОШЬ ДЕНЬ ВОСПОМИНАНИЕ </text:p>
      <text:p text:style-name="Normal">Фигура Моревны, уходящая от дуба. На ее шее висит амулет. Когда она отдаляется от дуба на приличное расстояние, вдалеке, на горизонте, на другой стороне моря осколками разлетается вдребезги какая-то крепость — исследовательский центр.</text:p>
      <text:p text:style-name="Normal">Темнота. <text:bookmark text:name="line-606"/><text:bookmark text:name="line-607"/><text:bookmark text:name="line-608"/></text:p>
      <text:h text:style-name="Heading_20_2" text:outline-level="2" text:is-list-header="true"><text:bookmark text:name="head-7bbc7226d90bfd95208b250aefaf594cb5a6ae14"/>Встреча в развалинах</text:h>
      <text:p text:style-name="Normal"><text:bookmark text:name="line-611"/>НАТ. РАЗВАЛИНЫ ИССЛЕДОВАТЕЛЬСКОГО ЦЕНТРА ДВОР НОЧЬ <text:bookmark text:name="line-612"/></text:p>
      <text:p text:style-name="Normal"><text:bookmark text:name="line-613"/><text:bookmark text:name="line-614"/>Дождь немного приутих. Луна то и дело выглядывает из-за быстро плывущих по небу облаков. Иван ещё спит в своей машине. <text:bookmark text:name="line-615"/><text:bookmark text:name="line-616"/></text:p>
      <text:p text:style-name="Normal">Вдруг в лобовое стекло освещается светом чьих-то фар. Иван вздрагивает и просыпается, недоумённо озираясь вокруг. <text:bookmark text:name="line-617"/><text:bookmark text:name="line-618"/></text:p>
      <text:p text:style-name="Normal">Во двор развалин въезжает трейлер, похожий на трейлер Храброго Назара. Трейлер разворачивается во дворе и останавливается. Из кабины спрыгивает на мокрую землю фигура в плаще. Это БАБА-ЯГА, но лицо её ни разу не будет показано на сценах, происходящих в развалинах. <text:bookmark text:name="line-619"/><text:bookmark text:name="line-620"/></text:p>
      <text:p text:style-name="Normal">Машину Ивана, скрытую тенью под навесом, она похоже не заметила. Быстрыми шагами по грязи она направляется к воротам главного здания. Иван наблюдает. Когда она скрывается за воротами, он выскакивает из машины и следует за ней. <text:bookmark text:name="line-621"/><text:bookmark text:name="line-622"/></text:p>
      <text:p text:style-name="Normal"><text:bookmark text:name="line-623"/>ИНТ. РАЗВАЛИНЫ ИССЛЕДОВАТЕЛЬСКОГО ЦЕНТРА ГЛАВНЫЙ ХОЛЛ НОЧЬ <text:bookmark text:name="line-624"/></text:p>
      <text:p text:style-name="Normal"><text:bookmark text:name="line-625"/><text:bookmark text:name="line-626"/>Иван осторожно заходит внутрь. Осматривается, не зная куда <text:soft-page-break/>же ему идти. Он подходит к большой двустворчатой двери. На ней можно разглядеть полустёршиеся большие буквы "EVNN" и чуть ниже мелкими буквами надпись "Electronic Versatile Nano Net". Створки двери приоткрыты. Иван стоит возле неё в нерешительности. Из-за ней доносится звук, как будто уронили что-то тяжёлое на каменный пол. Иван заходит внутрь и попадает в длинный тёмный коридор. В нём много дверей. Почти на каждой двери - логотип с аббревиатурой "EVNN". <text:bookmark text:name="line-627"/><text:bookmark text:name="line-628"/></text:p>
      <text:p text:style-name="Normal">Иван идёт через какие-то лаборатории, где видны остатки техники, агрегатов и компьютеров. Из за одной двери пробивается луч фонарика. Иван осторожно прокрадывается внутрь. </text:p>
      <text:p text:style-name="Normal"><text:bookmark text:name="line-631"/>ИНТ. РАЗВАЛИНЫ ИССЛЕДОВАТЕЛЬСКОГО ЦЕНТРА ЛАБОРАТОРИЯ НОЧЬ <text:bookmark text:name="line-632"/></text:p>
      <text:p text:style-name="Normal"><text:bookmark text:name="line-633"/><text:bookmark text:name="line-634"/><text:bookmark text:name="line-635"/>Комната, уставленная сооружениями, напоминающими шкафы - это компьютерные системы. В стены вмонтированы вентиляторы, в помещении парочка рабочих столов. По краям комнаты стоят стенды с образцами механических рук и ещё какой-то техники. <text:bookmark text:name="line-636"/><text:bookmark text:name="line-637"/></text:p>
      <text:p text:style-name="Normal">Иван осторожно прокрадывается внутрь, озираясь. Свет фонарика пляшет где-то за шкафами. Иван случайно задевает лежащую на столе треснувшую рамку с фотографией. Она летит на пол, но Иван успевает перехватить её в воздухе. <text:bookmark text:name="line-638"/><text:bookmark text:name="line-639"/></text:p>
      <text:p text:style-name="Normal">Иван смотрит на фотографию. На ней изображены две улыбающиеся девушки, сидящие за столом по-видимому в этом кабинете, а за их спинами, положив им руки на плечи стоит девушка постарше с белыми волосами в халате (это Баба-Яга в молодости). <text:bookmark text:name="line-640"/><text:bookmark text:name="line-641"/></text:p>
      <text:p text:style-name="Normal">Иван кладёт фотографию обратно на стол и прячется за одним из "шкафов", наблюдая за фигурой в плаще, которая по-видимому только что выворотила из одного самого большого шкафа ёмкость, похожую на цистерну, внутри которой что-то булькает. На цистерне большой цилиндрический «замок», изолирующий содержимое цистерны от окружающей среды. Баба-Яга внимательно изучает цистерну. Кашляет. Иван из-за угла внимательно смотрит на неё. Баба-Яга вдруг резко поднимает голову, словно почувствовав на себе взгляд.<text:bookmark text:name="line-642"/><text:bookmark text:name="line-643"/></text:p>
      <text:p text:style-name="Normal">Иван стоит, спрятавшись за углом, вне поля её зрения. Он не уверен, удалось ли ему вовремя спрятаться или нет. До него доносится шорох и звук шагов, направляющихся к нему. Потом вдруг наступает полная тишина. Иван выжидает. Потом осторожно пытается выглянуть из-за угла. В этот момент у него за спиной из тени вырисовывается силуэт Бабы-Яги и она захватывает его за шею. <text:bookmark text:name="line-644"/><text:bookmark text:name="line-645"/></text:p>
      <text:p text:style-name="Normal"><text:soft-page-break/>Иван хрипит, выворачивается и пытается отскочить, оттолкнув Бабу-Ягу в сторону, но та ставит ему подножку и Иван с грохотом летит в кучу обломков. Иван тут же хватается за рукоять меча и разворачивается, чтобы встать, но лезвие меча Бабы-Яги (оооочень похожее на меч Марьи Моревны!) уже находится у его лица. Тут же в глаза ему ударяет свет фонаря.<text:bookmark text:name="line-646"/><text:bookmark text:name="line-647"/></text:p>
      <text:p text:style-name="Normal">Иван пытается закрыться рукой от света. Баба-Яга, разглядев Ивана как следует, убирает меч в ножны и протягивает ему руку. Иван с недоверием смотрит на фигуру в плаще. <text:bookmark text:name="line-648"/><text:bookmark text:name="line-649"/></text:p>
      <text:h text:style-name="Heading_20_2" text:outline-level="2" text:is-list-header="true"><text:bookmark text:name="head-927ebd11fff0041342f362d8f84540a5b5a9205e"/>Медсестра и Воробушек</text:h>
      <text:p text:style-name="Normal"><text:bookmark text:name="line-652"/>НАТ. ПОЛЯНА С РАЗБИТЫМ МОТОЦИКЛОМ МОРЕВНЫ НОЧЬ <text:bookmark text:name="line-653"/></text:p>
      <text:p text:style-name="Normal"><text:bookmark text:name="line-654"/><text:bookmark text:name="line-655"/>Над Воробушком, лежащим на пеньке склонилась Сестра-Доктор. Неподалёку стоит её машина. Сестра-доктор пытается реанимировать Воробушка. Подходит ПАРЕНЬ В ЧЁРНОМ. <text:bookmark text:name="line-656"/><text:bookmark text:name="line-657"/></text:p>
      <text:p text:style-name="Character_20_name">СЕСТРА-ДОКТОР</text:p>
      <text:p text:style-name="Remark">(не оборачиваясь, обращаясь то-ли к Парню в чёрном, то-ли к самой себе)</text:p>
      <text:p text:style-name="Character_20_speech">Неужели ему уже время? <text:bookmark text:name="line-658"/><text:bookmark text:name="line-659"/></text:p>
      <text:p text:style-name="Character_20_name">ПАРЕНЬ В ЧЁРНОМ</text:p>
      <text:p text:style-name="Remark">(мягко улыбаясь)</text:p>
      <text:p text:style-name="Character_20_speech">Нет-нет. Я просто подошёл полюбопытствовать... </text:p>
      <text:p text:style-name="Remark">(проходит за спиной Сестры-доктора) <text:bookmark text:name="line-660"/><text:bookmark text:name="line-661"/></text:p>
      <text:p text:style-name="Normal">Воробушек открывает глаза. Видит мутное изображение Сестры-доктора. За её спиной никого нет. <text:bookmark text:name="line-662"/><text:bookmark text:name="line-663"/></text:p>
      <text:h text:style-name="Heading_20_2" text:outline-level="2" text:is-list-header="true"><text:bookmark text:name="head-593b60d515bb48c198c9cbae7a8fbf098685f02f"/>Карта</text:h>
      <text:p text:style-name="Normal"><text:bookmark text:name="line-666"/>ИНТ. РАЗВАЛИНЫ ИССЛЕДОВАТЕЛЬСКОГО ЦЕНТРА ЛАБОРАТОРИЯ НОЧЬ <text:bookmark text:name="line-667"/></text:p>
      <text:p text:style-name="Normal"><text:bookmark text:name="line-668"/><text:bookmark text:name="line-669"/>Баба-Яга сидит возле своей цистерны и раскручивает её замок. Кашляет. Иван сидит на полу неподалёку, прислонившись спиной к стене и обхватив колени руками. Баба-Яга достаёт емкость и наполняет её из цистерны серебристой жидкостью.</text:p>
      <text:p text:style-name="Character_20_name"><text:bookmark text:name="line-6722"/><text:bookmark text:name="line-6732"/>БАБА-ЯГА</text:p>
      <text:p text:style-name="Remark">(рассеянно)</text:p>
      <text:p text:style-name="Character_20_speech"><text:soft-page-break/>...Нет, я не видела никаких роботов здесь поблизости.</text:p>
      <text:p text:style-name="Remark">(подсоединяет к ёмкости два провода и жидкость в ёмкости мгновенно затвердевает, приобретая причудливую форму)</text:p>
      <text:p text:style-name="Character_20_speech">Как он выглядит? Кто им управляет?</text:p>
      <text:p text:style-name="Remark">(вынимает из ёмкости получившийся предмет и подносит к глазам)</text:p>
      <text:p text:style-name="Character_20_name">ИВАН</text:p>
      <text:p text:style-name="Character_20_speech">Никто...</text:p>
      <text:p text:style-name="Character_20_name"><text:bookmark text:name="line-6723"/><text:bookmark text:name="line-6733"/>БАБА-ЯГА</text:p>
      <text:p text:style-name="Remark">(встревоженно поднимает голову, роняет предмет на пол)</text:p>
      <text:p text:style-name="Character_20_speech">Никто?</text:p>
      <text:p text:style-name="Character_20_name">ИВАН</text:p>
      <text:p text:style-name="Remark">(не обратив внимание на её реакцию)</text:p>
      <text:p text:style-name="Character_20_speech">Мне так показалось — он сам разговаривал и...</text:p>
      <text:p text:style-name="Character_20_name"><text:bookmark text:name="line-672"/><text:bookmark text:name="line-673"/>БАБА-ЯГА</text:p>
      <text:p text:style-name="Remark">(в шоке смотрит на Ивана)</text:p>
      <text:p text:style-name="Character_20_speech">Выходит, он всё-таки...</text:p>
      <text:p text:style-name="Character_20_name">ИВАН</text:p>
      <text:p text:style-name="Character_20_speech">Он?</text:p>
      <text:p text:style-name="Character_20_name"><text:bookmark text:name="line-6721"/><text:bookmark text:name="line-6731"/>БАБА-ЯГА</text:p>
      <text:p text:style-name="Character_20_speech">Тот робот которого ты ищешь Кощеем зовётся. Ох, тёмные времена будут нынче.</text:p>
      <text:p text:style-name="Remark">(поднимается)</text:p>
      <text:p text:style-name="Character_20_name">ИВАН</text:p>
      <text:p text:style-name="Character_20_speech">Постой, ты знаешь что-то?</text:p>
      <text:p text:style-name="Character_20_name"><text:bookmark text:name="line-67211"/><text:bookmark text:name="line-67311"/>БАБА-ЯГА</text:p>
      <text:p text:style-name="Remark">(берётся за поручень цистерны)</text:p>
      <text:p text:style-name="Character_20_speech"><text:soft-page-break/>Иди домой, добрый молодец, у меня мало времени.</text:p>
      <text:p text:style-name="Character_20_name">ИВАН</text:p>
      <text:p text:style-name="Remark">(взволнованно)</text:p>
      <text:p text:style-name="Character_20_speech">Постой, скажи где мне его найти!</text:p>
      <text:p text:style-name="Character_20_name"><text:bookmark text:name="line-672111"/><text:bookmark text:name="line-673111"/>БАБА-ЯГА</text:p>
      <text:p text:style-name="Remark">(пытается волочь цистерну по полу, но ей это явно не по силам)</text:p>
      <text:p text:style-name="Character_20_speech">Тебе незачем знать это.</text:p>
      <text:p text:style-name="Remark">(кашляет)</text:p>
      <text:p text:style-name="Character_20_speech">Не ищи своей смерти.</text:p>
      <text:p text:style-name="Character_20_name">ИВАН</text:p>
      <text:p text:style-name="Remark">(подбегает к ней, умоляюще)</text:p>
      <text:p text:style-name="Character_20_speech">Пожалуйста! Скажи! Это для меня очень, очень важно!</text:p>
      <text:p text:style-name="Character_20_name"><text:bookmark text:name="line-6721111"/><text:bookmark text:name="line-6731111"/>БАБА-ЯГА</text:p>
      <text:p text:style-name="Remark">(пристально смотрит на него)</text:p>
      <text:p text:style-name="Character_20_speech">Так значит ты...</text:p>
      <text:p text:style-name="Remark">(пауза)</text:p>
      <text:p text:style-name="Character_20_speech">Помоги мне, добрый молодец, и я покажу тебе.<text:bookmark text:name="line-682"/><text:bookmark text:name="line-683"/></text:p>
      <text:p text:style-name="Normal"><text:bookmark text:name="line-684"/>НАТ. РАЗВАЛИНЫ ИССЛЕДОВАТЕЛЬСКОГО ЦЕНТРА ДВОР НОЧЬ <text:bookmark text:name="line-685"/></text:p>
      <text:p text:style-name="Normal"><text:bookmark text:name="line-686"/><text:bookmark text:name="line-687"/>Иван и Баба-Яга вдвоём заносят цистерну в трейлер. Баба-Яга залазит в кабину. Баба-Яга высовывается из кабины с картой. <text:bookmark text:name="line-688"/><text:bookmark text:name="line-689"/></text:p>
      <text:p text:style-name="Character_20_name">БАБА-ЯГА</text:p>
      <text:p text:style-name="Character_20_speech">Вот. Возьми. Замок Кощея на острове Буяне. Здесь путь к нему.</text:p>
      <text:p text:style-name="Remark">(тыкает пальцем в точку на карте)<text:bookmark text:name="line-690"/><text:bookmark text:name="line-691"/></text:p>
      <text:p text:style-name="Character_20_name">ИВАН</text:p>
      <text:p text:style-name="Remark">(берёт карту)</text:p>
      <text:p text:style-name="Character_20_speech">Спасибо.<text:bookmark text:name="line-692"/><text:bookmark text:name="line-693"/></text:p>
      <text:p text:style-name="Character_20_name">БАБА-ЯГА</text:p>
      <text:p text:style-name="Character_20_speech">Удачи тебе, добрый молодец. <text:bookmark text:name="line-694"/><text:bookmark text:name="line-695"/></text:p>
      <text:p text:style-name="Normal"><text:soft-page-break/>Трейлер Бабы-Яги скрывается в ночи. <text:bookmark text:name="line-696"/><text:bookmark text:name="line-697"/></text:p>
      <text:h text:style-name="Heading_20_2" text:outline-level="2" text:is-list-header="true"><text:bookmark text:name="head-1b582c0a54973b4b97c8a942c92149fe3abb1451"/>Мост</text:h>
      <text:p text:style-name="Normal"><text:bookmark text:name="line-700"/>НАТ. МОСТ НА ОСТРОВ БУЯН НОЧЬ <text:bookmark text:name="line-701"/></text:p>
      <text:p text:style-name="Normal"><text:bookmark text:name="line-702"/><text:bookmark text:name="line-703"/>Возле моста копошатся солдаты. Тут-же развёрнут лагерь, стоят машины со взрывчаткой, бронетехника. Мост перегорожен заградительными щитами, везде знаки "ОПАСНО!", "Проезд ЗАКРЫТ!". <text:bookmark text:name="line-704"/><text:bookmark text:name="line-705"/></text:p>
      <text:p text:style-name="Normal">Машина Ивана вылетает из-за ближайшего пригорка и останавливается на его верхушке. Иван смотрит на мост. Потом решительно жмёт педаль газа и на полной скорости мчится прямо на заграждения. Его замечают, но слишком поздно - он уже близко. Возникает краткая суматоха. <text:bookmark text:name="line-706"/><text:bookmark text:name="line-707"/></text:p>
      <text:p text:style-name="Character_20_name">СОЛДАТЫ</text:p>
      <text:p text:style-name="Remark">Стой! Сюда нельзя! Закрытая территория! <text:bookmark text:name="line-708"/><text:bookmark text:name="line-709"/></text:p>
      <text:p text:style-name="Normal">Машина Ивана сшибает заграждения и вылетает на мост. Вслед за ним срываеются две полицейские машины. Иван тем временем переезжает мост и мчится по трассе. Погоня продолжается недолго - Иван закладывает крутой вираж и полицейские машины влетают в кусты и застревают там. <text:bookmark text:name="line-710"/><text:bookmark text:name="line-711"/></text:p>
      <text:p text:style-name="Normal">Из одной машины вылезает ПОЛИЦЕЙСКИЙ и смотрит вслед Ивану. <text:bookmark text:name="line-712"/><text:bookmark text:name="line-713"/></text:p>
      <text:p text:style-name="Character_20_name">ПОЛИЦЕЙСКИЙ</text:p>
      <text:p text:style-name="Character_20_speech">Он сумасшедший, там же... <text:bookmark text:name="line-714"/><text:bookmark text:name="line-715"/></text:p>
      <text:p text:style-name="Normal">Полицейские машины разворачиваются и уезжают обратно к мосту. <text:bookmark text:name="line-716"/><text:bookmark text:name="line-717"/></text:p>
      <text:h text:style-name="Heading_20_2" text:outline-level="2" text:is-list-header="true"><text:bookmark text:name="head-aec468e1f394a411b0560290cf6d4393411ddffe"/>Первый побег</text:h>
      <text:p text:style-name="Normal"><text:bookmark text:name="line-720"/>НАТ. ЗАМОК КОЩЕЯ НОЧЬ <text:bookmark text:name="line-721"/></text:p>
      <text:p text:style-name="Normal"><text:bookmark text:name="line-722"/><text:bookmark text:name="line-723"/>Машина Ивана мчится по направлению к замку Кощея. <text:bookmark text:name="line-724"/><text:bookmark text:name="line-725"/></text:p>
      <text:p text:style-name="Normal">Замок Кощея обнесён каменной стеной, по углам которой расположено несколько башен. В центре находится здание самого замка, сверху которого расположена центральная башня. К одному боку главного здания прилеплен здоровенный гараж. <text:bookmark text:name="line-726"/><text:bookmark text:name="line-727"/></text:p>
      <text:p text:style-name="Normal">Возле замка Кощея идёт бой. Несколько вертолётов тщетно пытаются справится с летающим вокруг них Кощеем. Одним из <text:soft-page-break/>вертолётов управляет Пайлат. Кощей сбивает два вертолёта. Другому вертолёту удаётся засандалить в Кощея ракетой <text:bookmark text:name="line-728"/><text:bookmark text:name="line-729"/></text:p>
      <text:p text:style-name="Character_20_name">ПИЛОТ1</text:p>
      <text:p text:style-name="Character_20_speech">Стреляй, господине, поганого Кощея!.. <text:bookmark text:name="line-730"/><text:bookmark text:name="line-731"/></text:p>
      <text:p text:style-name="Normal">Кощей отлетает, но рана на его обшивке тут-же затягивается сама собой. Кощей продолжает бой.</text:p>
      <text:p text:style-name="Character_20_name">ПИЛОТ1</text:p>
      <text:p text:style-name="Character_20_speech">Чёрт побери, да как же так?</text:p>
      <text:p text:style-name="Character_20_name">ПИЛОТ2</text:p>
      <text:p text:style-name="Character_20_speech">Мёртвая вода...</text:p>
      <text:p text:style-name="Normal">Битва продолжается. Спустя некоторое время у Кощея него кончается горючие и он скрывается внутри замка. <text:bookmark text:name="line-732"/><text:bookmark text:name="line-733"/></text:p>
      <text:p text:style-name="Character_20_name">ПИЛОТ1</text:p>
      <text:p text:style-name="Character_20_speech">Что это? Куда он делся? <text:bookmark text:name="line-734"/><text:bookmark text:name="line-735"/></text:p>
      <text:p text:style-name="Character_20_name">ПИЛОТ2</text:p>
      <text:p text:style-name="Character_20_speech">Наверное у него кончилось горючие! Не надолго его хватает. До сих пор на 76-ом работает... <text:bookmark text:name="line-736"/><text:bookmark text:name="line-737"/></text:p>
      <text:p text:style-name="Character_20_name">ПАЙЛАТ</text:p>
      <text:p text:style-name="Character_20_speech">Дёшево и сердито... <text:bookmark text:name="line-738"/><text:bookmark text:name="line-739"/></text:p>
      <text:p text:style-name="Character_20_name">ПИЛОТ1</text:p>
      <text:p text:style-name="Character_20_speech">Отставить шуточки! Приступить к устранению цели номер один. Сосредоточить огонь на центральной башне! <text:bookmark text:name="line-740"/><text:bookmark text:name="line-741"/></text:p>
      <text:p text:style-name="Normal">В это время машина Ивана подъезжает к замку. Иван выходит из машины. Пайлат замечает его и отделившись от команды спускает вертолёт вниз. <text:bookmark text:name="line-742"/><text:bookmark text:name="line-743"/></text:p>
      <text:p text:style-name="Character_20_name">ПИЛОТ2</text:p>
      <text:p text:style-name="Character_20_speech">Пайлат! <text:bookmark text:name="line-744"/><text:bookmark text:name="line-745"/></text:p>
      <text:p text:style-name="Character_20_name">ПИЛОТ1</text:p>
      <text:p text:style-name="Character_20_speech">Чёрт с ним, выполнять приказ! <text:bookmark text:name="line-746"/><text:bookmark text:name="line-747"/></text:p>
      <text:p text:style-name="Normal">Вертолёты устремляются к центральной башне. <text:bookmark text:name="line-748"/><text:bookmark text:name="line-749"/></text:p>
      <text:p text:style-name="Normal"><text:bookmark text:name="line-750"/>ИНТ. ЗАМОК КОЩЕЯ ЦЕНТРАЛЬНАЯ БАШНЯ ВЕРХНЯЯ КОМНАТА НОЧЬ <text:bookmark text:name="line-751"/></text:p>
      <text:p text:style-name="Normal"><text:bookmark text:name="line-752"/><text:soft-page-break/>В комнате прикованная к стене висит Марья Моревна без сознания.<text:bookmark text:name="line-753"/><text:bookmark text:name="line-754"/> Амулета на её шее нет. Посреди комнаты стоят стол, стул и полукресло, похожее на кресло дантиста.</text:p>
      <text:p text:style-name="Normal"><text:bookmark text:name="line-755"/>НАТ. ЗАМОК КОЩЕЯ ЦЕНТРАЛЬНАЯ БАШНЯ НОЧЬ <text:bookmark text:name="line-756"/></text:p>
      <text:p text:style-name="Normal"><text:bookmark text:name="line-757"/><text:bookmark text:name="line-758"/>Вертолёты наводят прицелы на верхнюю комнату башни. <text:bookmark text:name="line-759"/><text:bookmark text:name="line-760"/></text:p>
      <text:p text:style-name="Normal"><text:bookmark text:name="line-761"/>НАТ. ЗАМОК КОЩЕЯ У ВОРОТ НОЧЬ <text:bookmark text:name="line-762"/></text:p>
      <text:p text:style-name="Normal"><text:bookmark text:name="line-763"/><text:bookmark text:name="line-764"/>Перед машиной Ивана опускается вертолёт Пайлата. Иван видит в кабине Пайлата.<text:bookmark text:name="line-767"/><text:bookmark text:name="line-768"/></text:p>
      <text:p text:style-name="Normal">Пайлат внимательно смотрит на Ивана. <text:bookmark text:name="line-769"/><text:bookmark text:name="line-770"/></text:p>
      <text:p text:style-name="Normal"><text:bookmark text:name="line-771"/>НАТ. ЗАМОК КОЩЕЯ ЦЕНТРАЛЬНАЯ БАШНЯ НОЧЬ <text:bookmark text:name="line-772"/></text:p>
      <text:p text:style-name="Normal"><text:bookmark text:name="line-773"/><text:bookmark text:name="line-774"/>Вертолёты выпускают ракеты. Те летят на башню, но взрываются, не долетев несколько метров до неё. Башня остаётся неповреждённой. <text:bookmark text:name="line-775"/><text:bookmark text:name="line-776"/></text:p>
      <text:p text:style-name="Character_20_name">ПИЛОТ1</text:p>
      <text:p text:style-name="Character_20_speech">Защитное поле! Хитёр, чёрт! <text:bookmark text:name="line-777"/><text:bookmark text:name="line-778"/></text:p>
      <text:p text:style-name="Character_20_name">ПИЛОТ2</text:p>
      <text:p text:style-name="Character_20_speech">Источник должен... <text:bookmark text:name="line-779"/><text:bookmark text:name="line-780"/></text:p>
      <text:p text:style-name="Normal">В это время из стен замка и ближайших башен выдвигаются пушки, которые открывают огонь по вертолётам. <text:bookmark text:name="line-781"/><text:bookmark text:name="line-782"/></text:p>
      <text:p text:style-name="Character_20_name">ПИЛОТ1</text:p>
      <text:p text:style-name="Character_20_speech">Ловушка! <text:bookmark text:name="line-783"/><text:bookmark text:name="line-784"/></text:p>
      <text:p text:style-name="Normal"><text:bookmark text:name="line-785"/>ИНТ. ЗАМОК КОЩЕЯ ЛАБОРАТОРИЯ КОЩЕЯ НОЧЬ <text:bookmark text:name="line-786"/></text:p>
      <text:p text:style-name="Normal"><text:bookmark text:name="line-787"/><text:bookmark text:name="line-788"/>Кощей сидит за пультом управления, который состоит из радара, мониторов и кучи кнопок. <text:bookmark text:name="line-789"/><text:bookmark text:name="line-790"/></text:p>
      <text:p text:style-name="Character_20_name">КОЩЕЙ</text:p>
      <text:p text:style-name="Character_20_speech">Ха-ха-ха-ха! <text:bookmark text:name="line-791"/><text:bookmark text:name="line-792"/></text:p>
      <text:p text:style-name="Remark">(смачно хлещет бензинчик из кружки<text:bookmark text:name="line-793"/><text:bookmark text:name="line-794"/>)</text:p>
      <text:p text:style-name="Character_20_speech">Бо-ха-ха-ха! <text:bookmark text:name="line-795"/><text:bookmark text:name="line-796"/></text:p>
      <text:p text:style-name="Normal"><text:bookmark text:name="line-797"/>НАТ. ЗАМОК КОЩЕЯ ЦЕНТРАЛЬНАЯ БАШНЯ НОЧЬ <text:bookmark text:name="line-798"/></text:p>
      <text:p text:style-name="Normal"><text:bookmark text:name="line-799"/><text:bookmark text:name="line-800"/>Вертолёты, маневрируя между башнями, спешно пытаются уйти из зоны поражения орудий. Над ними, уровнем выше пролетает вертолёт Пайлата. Орудия сбивают один из вертолётов и тяжело повреждают другой. <text:bookmark text:name="line-801"/><text:bookmark text:name="line-802"/></text:p>
      <text:p text:style-name="Character_20_name"><text:soft-page-break/>ПИЛОТ1</text:p>
      <text:p text:style-name="Character_20_speech">Уходим, уходим! <text:bookmark text:name="line-803"/><text:bookmark text:name="line-804"/></text:p>
      <text:p text:style-name="Normal">Вертолёт Пайлата тоже отлетает повреждённый, нелепо качаясь улетает. <text:bookmark text:name="line-805"/><text:bookmark text:name="line-806"/></text:p>
      <text:p text:style-name="Normal"><text:bookmark text:name="line-807"/>ИНТ. ЗАМОК КОЩЕЯ ЛАБОРАТОРИЯ КОЩЕЯ НОЧЬ <text:bookmark text:name="line-808"/></text:p>
      <text:p text:style-name="Normal"><text:bookmark text:name="line-809"/><text:bookmark text:name="line-810"/>Точки на радаре разлетаются в стороны от замка. Кощей смотрит с удовлетворением на радар, ещё раз отхлёбывает из кружки и встаёт из за пульта. <text:bookmark text:name="line-811"/><text:bookmark text:name="line-812"/></text:p>
      <text:p text:style-name="Normal">Отъезд из окна лаборатории и наезд на крышу центральной башни. <text:bookmark text:name="line-813"/><text:bookmark text:name="line-814"/></text:p>
      <text:p text:style-name="Normal"><text:bookmark text:name="line-815"/>НАТ. ЗАМОК КОЩЕЯ ЦЕНТРАЛЬНАЯ БАШНЯ КРЫША НОЧЬ <text:bookmark text:name="line-816"/></text:p>
      <text:p text:style-name="Normal"><text:bookmark text:name="line-817"/><text:bookmark text:name="line-818"/>Иван стоит на самой крыше, расставив руки в стороны. У него за плечами рюкзак, вокруг пояса обвязана верёвка. Иван прыгает с крыши вниз, как с тарзанки и зависает прямо напротив окна верхней комнаты. Видит Марью Моревну. <text:bookmark text:name="line-819"/><text:bookmark text:name="line-820"/></text:p>
      <text:p text:style-name="Character_20_name">ИВАН</text:p>
      <text:p text:style-name="Remark">(достаёт из за спины меч) </text:p>
      <text:p text:style-name="Character_20_speech">Хай, бэби! <text:bookmark text:name="line-821"/><text:bookmark text:name="line-822"/></text:p>
      <text:p text:style-name="Normal"><text:bookmark text:name="line-823"/>ИНТ. ЗАМОК КОЩЕЯ ЦЕНТРАЛЬНАЯ БАШНЯ ВЕРХНЯЯ КОМНАТА НОЧЬ <text:bookmark text:name="line-824"/></text:p>
      <text:p text:style-name="Normal"><text:bookmark text:name="line-825"/>Иван залезает через окно и разрубает мечом оковы. <text:bookmark text:name="line-826"/><text:bookmark text:name="line-827"/></text:p>
      <text:p text:style-name="Normal"><text:bookmark text:name="line-828"/>НАТ. ЗАМОК КОЩЕЯ ЛАБОРАТОРИЯ КОЩЕЯ НОЧЬ <text:bookmark text:name="line-829"/></text:p>
      <text:p text:style-name="Normal"><text:bookmark text:name="line-830"/><text:bookmark text:name="line-831"/>Ворота замка взрываются и из них выбегает Иван с бессознательной Марьей Моревной на руках. Бежит к машине. <text:bookmark text:name="line-832"/>Кощей, услышав взрыв высовывается из окна и видит их. <text:bookmark text:name="line-833"/><text:bookmark text:name="line-834"/></text:p>
      <text:p text:style-name="Character_20_name">КОЩЕЙ</text:p>
      <text:p text:style-name="Remark">(подофигев)</text:p>
      <text:p text:style-name="Character_20_speech">Чтоооо? <text:bookmark text:name="line-835"/><text:bookmark text:name="line-836"/></text:p>
      <text:p text:style-name="Normal">Кощей убегает. Раздвигаются створки гаража, внутри загораются две здоровенных фары. Слышен рёв мотора и Кощей выезжает из гаража на своём БелАЗе. <text:bookmark text:name="line-837"/><text:bookmark text:name="line-838"/></text:p>
      <text:h text:style-name="Heading_20_2" text:outline-level="2" text:is-list-header="true"><text:bookmark text:name="head-aa4817bc11fdf16b327b70693580c6c801bd1e84"/>Первая погоня</text:h>
      <text:p text:style-name="Normal"><text:bookmark text:name="line-841"/>НАТ. ОСТРОВ БУЯН ТРАССА НОЧЬ <text:bookmark text:name="line-842"/></text:p>
      <text:p text:style-name="Normal"><text:bookmark text:name="line-843"/><text:bookmark text:name="line-844"/>Кощей гонится за Иваном (погоня в стиле Need For Speed Underground)<text:bookmark text:name="line-845"/>.</text:p>
      <text:p text:style-name="Normal"><text:soft-page-break/>Иван изо всех сил старается уйти от погони, но это ему это не удаётся - у Кощея просто какой-то реактивный БелАЗ, он его здорово затюнил. <text:bookmark text:name="line-846"/><text:bookmark text:name="line-847"/></text:p>
      <text:p text:style-name="Normal">Кощей злорадно хохочет в своей кабине, подбирается всё ближе и ближе. Потом включает азот, из трубы его БелАЗа вырывается огонь и он, подпрыгнув в воздух как на реактивном двигателе перелетает через машину Ивана. В лобовом стекле машины Ивана отражается пролетающий над ней БелАЗ. БелАЗ приземляется впереди машины Ивана, блокируя дорогу. Иван со всей силы бьёт по тормозам, чтобы не врезаться. Его машина останавливается. <text:bookmark text:name="line-848"/><text:bookmark text:name="line-849"/></text:p>
      <text:p text:style-name="Normal">Из БелАЗа вылезает Кощей и подходит к машине Ивана. Разбивает стекло с той стороны, где сидит Марья Моревна и, полностью игнорируя Ивана забирает её. Иван злой вылезает из машины, с явным намерением набить Кощею морду, но тут-же сталкивается с ним лицом к лицу. <text:bookmark text:name="line-850"/><text:bookmark text:name="line-851"/></text:p>
      <text:p text:style-name="Character_20_name">КОЩЕЙ</text:p>
      <text:p text:style-name="Character_20_speech">Послушай доброго совета, Иван. Забудь Марью Моревну. На этот раз я тебя прощаю, но в следующий раз пощады не жди. <text:bookmark text:name="line-852"/><text:bookmark text:name="line-853"/></text:p>
      <text:p text:style-name="Normal">Иван поникает головой. Кощей забирается с Моревной в БелАЗ и уезжает. На лице Ивана появляется странная улыбка. <text:bookmark text:name="line-854"/><text:bookmark text:name="line-855"/></text:p>
      <text:h text:style-name="Heading_20_2" text:outline-level="2" text:is-list-header="true"><text:bookmark text:name="head-9e1db2fa7707d3f6909d26ce6a0ddefb4ebfb07a"/>Взрывать</text:h>
      <text:p text:style-name="Normal"><text:bookmark text:name="line-858"/>ИНТ. КОМАНДНЫЙ ЦЕНТР НОЧЬ <text:bookmark text:name="line-859"/></text:p>
      <text:p text:style-name="Normal"><text:bookmark text:name="line-860"/><text:bookmark text:name="line-861"/>Орошай Поливаевич стоит возле одного из окон, лицом к окну, руки за спину. Любуется видом. Входит советник, что-то тихо говорит ему. <text:bookmark text:name="line-862"/><text:bookmark text:name="line-863"/></text:p>
      <text:p text:style-name="Character_20_name">ОРОШАЙ ПОЛИВАЕВИЧ</text:p>
      <text:p text:style-name="Remark">(кивает)</text:p>
      <text:p text:style-name="Character_20_speech">Взрывать. <text:bookmark text:name="line-864"/><text:bookmark text:name="line-865"/></text:p>
      <text:p text:style-name="Normal">Советник уходит. <text:bookmark text:name="line-866"/><text:bookmark text:name="line-867"/></text:p>
      <text:h text:style-name="Heading_20_2" text:outline-level="2" text:is-list-header="true"><text:bookmark text:name="head-1f34b88307848cd5b03222a7d1422c5bc24d2e74"/>Второй побег</text:h>
      <text:p text:style-name="Normal"><text:bookmark text:name="line-870"/>НАТ. ЗАМОК КОЩЕЯ НОЧЬ <text:bookmark text:name="line-871"/></text:p>
      <text:p text:style-name="Normal"><text:bookmark text:name="line-872"/><text:bookmark text:name="line-873"/>Из центральной башни доносятся крики Марьи Моревны. <text:bookmark text:name="line-874"/><text:bookmark text:name="line-875"/></text:p>
      <text:p text:style-name="Character_20_name">МАРЬЯ МОРЕВНА</text:p>
      <text:p text:style-name="Character_20_speech"><text:soft-page-break/>Отпусти, отпусти меня, чёрт тебя подери! Если сейчас не отпустишь - порву на части!!! <text:bookmark text:name="line-876"/><text:bookmark text:name="line-877"/></text:p>
      <text:p text:style-name="Normal"><text:bookmark text:name="line-878"/>ИНТ. ЗАМОК КОЩЕЯ ЦЕНТРАЛЬНАЯ БАШНЯ ВЕРХНЯЯ КОМНАТА НОЧЬ <text:bookmark text:name="line-879"/></text:p>
      <text:p text:style-name="Normal"><text:bookmark text:name="line-880"/><text:bookmark text:name="line-881"/>Кощей стоит перед Моревной, привязаной верёвками к полукреслу. Моревна изо всех сил вырывается.<text:bookmark text:name="line-882"/><text:bookmark text:name="line-883"/> Кощей достаёт амулет, который раньше висел у неё на шее, подбрасывает его на ладони. </text:p>
      <text:p text:style-name="Character_20_name">КОЩЕЙ</text:p>
      <text:p text:style-name="Character_20_speech">Я пошёл в свою лабораторию. А ты сиди здесь! <text:bookmark text:name="line-884"/><text:bookmark text:name="line-885"/></text:p>
      <text:p text:style-name="Normal">Прячет амулет и уходит. Прячет амулет и уходит. За окном раздаётся какой-то шорох. Моревна оглядывается на окно. За окном, держась за сточную трубу висит Иван. <text:bookmark text:name="line-886"/><text:bookmark text:name="line-887"/></text:p>
      <text:p text:style-name="Character_20_name">ИВАН</text:p>
      <text:p text:style-name="Character_20_speech">Ну что, поехали? <text:bookmark text:name="line-888"/><text:bookmark text:name="line-889"/></text:p>
      <text:p text:style-name="Character_20_name">МАРЬЯ МОРЕВНА</text:p>
      <text:p text:style-name="Character_20_speech">Иван Царевич! <text:bookmark text:name="line-890"/><text:bookmark text:name="line-891"/></text:p>
      <text:p text:style-name="Normal"><text:bookmark text:name="line-892"/>НАТ. ЗАМОК КОЩЕЯ НОЧЬ <text:bookmark text:name="line-893"/></text:p>
      <text:p text:style-name="Normal"><text:bookmark text:name="line-894"/><text:bookmark text:name="line-895"/>Иван и Моревна выбегают через взорванные ворота и бегут к машине. <text:bookmark text:name="line-896"/>Кощей проходит мимо окна, смотрит в него и видит их. <text:bookmark text:name="line-897"/><text:bookmark text:name="line-898"/></text:p>
      <text:p text:style-name="Character_20_name">КОЩЕЙ</text:p>
      <text:p text:style-name="Remark">(подофигев ещё больше)</text:p>
      <text:p text:style-name="Character_20_speech">Чтоооо? <text:bookmark text:name="line-899"/><text:bookmark text:name="line-900"/></text:p>
      <text:p text:style-name="Normal">Бежит в гараж, заводит БелАЗ. <text:bookmark text:name="line-901"/><text:bookmark text:name="line-902"/></text:p>
      <text:h text:style-name="Heading_20_2" text:outline-level="2" text:is-list-header="true"><text:bookmark text:name="head-9df3003f2e95ff76eda5b6ec99b4de3adb84562d"/>Вторая погоня</text:h>
      <text:p text:style-name="Normal"><text:bookmark text:name="line-905"/>НАТ. ОСТРОВ БУЯН ШОССЕ НОЧЬ <text:bookmark text:name="line-906"/></text:p>
      <text:p text:style-name="Normal"><text:bookmark text:name="line-907"/><text:bookmark text:name="line-908"/>Иван и Марья Моревна на машине удирают от БелАЗа Кощея. <text:bookmark text:name="line-909"/><text:bookmark text:name="line-910"/></text:p>
      <text:p text:style-name="Character_20_name">ИВАН</text:p>
      <text:p text:style-name="Character_20_speech">Быстрее, ну быстрее же. <text:bookmark text:name="line-911"/><text:bookmark text:name="line-912"/></text:p>
      <text:p text:style-name="Character_20_name">МАРЬЯ МОРЕВНА</text:p>
      <text:p text:style-name="Character_20_speech">Что ты собираешься делать? <text:bookmark text:name="line-913"/><text:bookmark text:name="line-914"/></text:p>
      <text:p text:style-name="Character_20_name"><text:soft-page-break/>ИВАН</text:p>
      <text:p text:style-name="Character_20_speech">Не знаю! Я просто хочу вернуть тебя назад! <text:bookmark text:name="line-915"/><text:bookmark text:name="line-916"/></text:p>
      <text:p text:style-name="Character_20_name">МАРЬЯ МОРЕВНА</text:p>
      <text:p text:style-name="Character_20_speech">А как быть с Кощеем? <text:bookmark text:name="line-917"/><text:bookmark text:name="line-918"/></text:p>
      <text:p text:style-name="Character_20_name">ИВАН</text:p>
      <text:p text:style-name="Character_20_speech">Если не отвяжется, нужно найти способ прикончить его. <text:bookmark text:name="line-919"/><text:bookmark text:name="line-920"/></text:p>
      <text:p text:style-name="Character_20_name">МАРЬЯ МОРЕВНА</text:p>
      <text:p text:style-name="Character_20_speech">Это не получится. Он бессмертный. <text:bookmark text:name="line-921"/><text:bookmark text:name="line-922"/></text:p>
      <text:p text:style-name="Character_20_name">ИВАН</text:p>
      <text:p text:style-name="Character_20_speech">Откуда ты знаешь? <text:bookmark text:name="line-923"/><text:bookmark text:name="line-924"/></text:p>
      <text:p text:style-name="Character_20_name">МАРЬЯ МОРЕВНА</text:p>
      <text:p text:style-name="Character_20_speech">Его смерть это ... <text:bookmark text:name="line-925"/><text:bookmark text:name="line-926"/></text:p>
      <text:p text:style-name="Normal">БелАЗ сзади таранит машину и грохот скрежещего метала заглушает последнее слово. Видны только губы Моревны, произносящее его. <text:bookmark text:name="line-927"/><text:bookmark text:name="line-928"/></text:p>
      <text:p text:style-name="Normal">Иван изо всех сил крутит руль, пытаясь выровнять машину на дороге. Но в его глазах застыло удивление, шок от того что он только что услышал. Он смотрит не на дорогу, а на Моревну. <text:bookmark text:name="line-929"/><text:bookmark text:name="line-930"/></text:p>
      <text:p text:style-name="Normal">В это время мелькают монохромные картинки<text:bookmark text:name="line-931"/>.</text:p>
      <text:p text:style-name="Normal">ИНТ. ЛАБОРАТОРИЯ ВНУТРИ ДУБА ВОСПОМИНАНИЕ</text:p>
      <text:p text:style-name="Normal">Показывается раскрытый сундук, стоящий внутри пещеры. На камнях устланных перьями лежит скорлупа разбитого яйца.</text:p>
      <text:p text:style-name="Normal"><text:bookmark text:name="line-933"/><text:bookmark text:name="line-934"/><text:bookmark text:name="line-9051"/>НАТ. ОСТРОВ БУЯН ШОССЕ НОЧЬ</text:p>
      <text:p text:style-name="Character_20_name">ИВАН</text:p>
      <text:p text:style-name="Character_20_speech">Боже... <text:bookmark text:name="line-935"/><text:bookmark text:name="line-936"/></text:p>
      <text:p text:style-name="Normal">Кощей хохочет и включает ускорение. БелАЗ наезжает правым колесом по левой стороне машины (где сидит Иван) и, подмяв машину под себя, впечатав её в асфальт раздавливает всю левую часть вместе с Иваном. <text:bookmark text:name="line-937"/><text:bookmark text:name="line-938"/></text:p>
      <text:p text:style-name="Normal">Моревна в правой части остаётся цела. Её глаза в ужасе расширяются, первые мгновения она не может выдавить из себя ни звука, потом наконец разрывается истерическим криком. Перед её глазами проходит картинка только что <text:soft-page-break/>разговаривающего Ивана и промелькнувшего в обломках колеса. Она продолжает кричать, сильнее, срывая голос. Сбоку разбивается окно и металлические руки Кощея вытаскивают её из машины. Она безуспешно вырывается, тянет руки к изувеченной машине, но Кощей уносит её всё дальше и дальше прочь. <text:bookmark text:name="line-939"/><text:bookmark text:name="line-940"/></text:p>
      <text:p text:style-name="Normal">У Моревны перед глазами мелькают картины воспоминаний. <text:bookmark text:name="line-941"/><text:bookmark text:name="line-942"/></text:p>
      <text:list text:style-name="L1">
        <text:list-item>
          <text:p text:style-name="P16">Иван и Моревна стоят на полянке возле дома. Моревна положила свою голову ему на плечо. <text:bookmark text:name="line-943"/></text:p>
        </text:list-item>
        <text:list-item>
          <text:p text:style-name="P16">Иван и Моревна едут солнечным днём на мотоцикле. Иван довольный сидит на багажнике. <text:bookmark text:name="line-944"/></text:p>
        </text:list-item>
        <text:list-item>
          <text:p text:style-name="P16">Иван и Моревна прыгают вместе с тарзанки. Моревна визжит от страха, а Ивану, похоже это нравится. <text:bookmark text:name="line-945"/></text:p>
        </text:list-item>
        <text:list-item>
          <text:p text:style-name="P16">Иван и Моревна на пляже воюют с акулой. <text:bookmark text:name="line-946"/><text:bookmark text:name="line-947"/></text:p>
        </text:list-item>
      </text:list>
      <text:p text:style-name="Normal">БелАЗ уезжает вдаль, Моревна всё ещё тянет руки из окна назад. Дорога. Потом наступает шок. С потемневшим лицом Моревна безучастно сидит в кресле. Кощей ведёт машину. <text:bookmark text:name="line-948"/><text:bookmark text:name="line-949"/></text:p>
      <text:h text:style-name="Heading_20_2" text:outline-level="2" text:is-list-header="true"><text:bookmark text:name="head-cdec0addb15a886d3ff53290339bc937fa924f69"/>Revival</text:h>
      <text:p text:style-name="Normal"><text:bookmark text:name="line-952"/>НАТ. ОСТРОВ БУЯН ШОССЕ МЕСТО СМЕРТИ ИВАНА УТРО <text:bookmark text:name="line-953"/></text:p>
      <text:p text:style-name="Normal"><text:bookmark text:name="line-954"/><text:bookmark text:name="line-955"/>Изувеченная машина Ивана стоит в луже крови. Светает. <text:bookmark text:name="line-956"/><text:bookmark text:name="line-957"/></text:p>
      <text:p text:style-name="Normal">С трёх сторон к машине подъезжают машины сестёр Ивана. Из них сначала вылазят их мужья, а потом и сами сёстры. <text:bookmark text:name="line-958"/><text:bookmark text:name="line-959"/></text:p>
      <text:p text:style-name="Normal">Сестра-доктор выхватывает шприц и с медицинской тележкой и аптечкой уходит за кадр к машине. Из-за кадра начинают вываливаться обломки, ботинки, бутылки и пр. барахло. <text:bookmark text:name="line-960"/><text:bookmark text:name="line-961"/></text:p>
      <text:p text:style-name="Normal">Потом приступает Сестра-механик. Она достаёт гаечный ключ и начинает что-то ваять, откручивая что-то, сваривая и т.п. <text:bookmark text:name="line-962"/><text:bookmark text:name="line-963"/></text:p>
      <text:p text:style-name="Normal">Затем наступает очередь Сестры-монашки. Она достаёт крест и начинает читать заклинание по магической книге. В это время вокруг бегают другие две сестры опрыскивая всё живой водой. Из книги начинает идти свечение. <text:bookmark text:name="line-964"/><text:bookmark text:name="line-965"/></text:p>
      <text:p text:style-name="Normal">Из разбитой машины вырывается столб света, подбросив несколько обломков в воздух. Свет становится всё ярче. <text:bookmark text:name="line-966"/><text:bookmark text:name="line-967"/></text:p>
      <text:p text:style-name="Normal">Мужья, стоящие поодаль, надевают чёрные очки. Все, кроме Бизнесмена - он итак весь мульт в чёрных очках. <text:bookmark text:name="line-968"/><text:bookmark text:name="line-969"/></text:p>
      <text:p text:style-name="Normal"><text:soft-page-break/>Из столба света появляется тёмная фигура, напоминающая фигуру Ивана. Красным огоньком загорается левый глаз. Становится видно что это Иван, но его голова окружена металлическим обручем с камнем, левый глаз искусственный, правая рука и левая нога механические. <text:bookmark text:name="line-970"/><text:bookmark text:name="line-971"/></text:p>
      <text:p text:style-name="Normal">Мужья в шоке.<text:bookmark text:name="line-972"/><text:bookmark text:name="line-973"/></text:p>
      <text:p text:style-name="Normal">Иван открывает свои глаза, покачивается, его поддерживают сёстры. Он смотрит с ужасом на свои руки, смотрит в небо и издаёт вопль. <text:bookmark text:name="line-974"/><text:bookmark text:name="line-975"/></text:p>
      <text:p text:style-name="Normal">Небо темнеет, находят тучи, начинает накрапывать дождик. <text:bookmark text:name="line-976"/><text:bookmark text:name="line-977"/></text:p>
      <text:p text:style-name="Normal">На камне возле обломков своей машины сидит, пригорюнившись, Иван. Неподалёку стоят машины сестёр. <text:bookmark text:name="line-978"/><text:bookmark text:name="line-979"/></text:p>
      <text:p text:style-name="Normal">Сестра-механик сидит в салоне. Рядом с ней Рокер. Молчат, смотрят на фигуру Ивана. Работают дворники. Сестра вздыхает, и выходит из машины. <text:bookmark text:name="line-980"/><text:bookmark text:name="line-981"/></text:p>
      <text:p text:style-name="Normal">Подходит к Ивану, но не решается заговорить. Сзади подходят остальные две сестры. <text:bookmark text:name="line-982"/><text:bookmark text:name="line-983"/></text:p>
      <text:p text:style-name="Character_20_name">СЕСТРА-МЕХАНИК</text:p>
      <text:p text:style-name="Character_20_speech">Пойдём в машину. Мы волнуемся за тебя. <text:bookmark text:name="line-984"/><text:bookmark text:name="line-985"/></text:p>
      <text:p text:style-name="Normal">Иван немножко сжимает и разжимает металлическую руку. Она поскрипывает под дождём. <text:bookmark text:name="line-986"/><text:bookmark text:name="line-987"/></text:p>
      <text:p text:style-name="Character_20_name">ИВАН</text:p>
      <text:p text:style-name="Remark">(не поднимая голову)</text:p>
      <text:p text:style-name="Character_20_speech">Зачем всё это? <text:bookmark text:name="line-988"/><text:bookmark text:name="line-989"/></text:p>
      <text:p text:style-name="Character_20_name">СЕСТРА-МЕХАНИК</text:p>
      <text:p text:style-name="Character_20_speech">Я... я не знаю.</text:p>
      <text:p text:style-name="Remark">(пауза)</text:p>
      <text:p text:style-name="Character_20_speech">Но если ты всё ещё здесь, значит...</text:p>
      <text:p text:style-name="Remark">(глотает воздух, дрожащим голосом)</text:p>
      <text:p text:style-name="Character_20_speech">наверное так нужно.</text:p>
      <text:p text:style-name="Remark">(пауза)</text:p>
      <text:p text:style-name="Character_20_speech">Что ты собираешься делать? <text:bookmark text:name="line-990"/><text:bookmark text:name="line-991"/></text:p>
      <text:p text:style-name="Character_20_name">ИВАН</text:p>
      <text:p text:style-name="Character_20_speech">Делать... Что я могу сделать? <text:bookmark text:name="line-992"/><text:bookmark text:name="line-993"/></text:p>
      <text:p text:style-name="Normal">Мелькает кадр говорящей Моревны "его смерть это...", но <text:soft-page-break/>без звука. <text:bookmark text:name="line-994"/><text:bookmark text:name="line-995"/>Ещё один кадр: Кощей, просящий "дай мне попить..."</text:p>
      <text:p text:style-name="Character_20_name">ИВАН</text:p>
      <text:p text:style-name="Character_20_speech">Я сам. Своими руками разрушил всё... Кому это может быть нужно? <text:bookmark text:name="line-996"/><text:bookmark text:name="line-997"/></text:p>
      <text:p text:style-name="Character_20_name">СЕСТРА-ДОКТОР</text:p>
      <text:p text:style-name="Remark">(жалобно)</text:p>
      <text:p text:style-name="Character_20_speech">Но ты должен спасти Марью Моревну!!! <text:bookmark text:name="line-998"/><text:bookmark text:name="line-999"/></text:p>
      <text:p text:style-name="Character_20_name">ИВАН</text:p>
      <text:p text:style-name="Remark">(вскакивает)</text:p>
      <text:p text:style-name="Character_20_speech">Должен?!! Я ДОЛЖЕН? Как? Зачем, зачем вообще было возвращать? Я должен был оставаться там!</text:p>
      <text:p text:style-name="Remark">(тяжело дышит)</text:p>
      <text:p text:style-name="Character_20_speech">Даже если бы я мог... Только посмотрите, теперь я...</text:p>
      <text:p text:style-name="Remark">(поднимает вверх свою металлическую руку)</text:p>
      <text:p text:style-name="Character_20_speech">теперь я совсем как... <text:bookmark text:name="line-1000"/><text:bookmark text:name="line-1001"/></text:p>
      <text:p text:style-name="Normal">Иван обрушивает удар на ближайшую торчащую из земли скалу, скала разлетается. Иван без сил опускается на осколки тихо всхлипывая. </text:p>
      <text:p text:style-name="Character_20_name">ИВАН</text:p>
      <text:p text:style-name="Remark">(шёпотом)</text:p>
      <text:p text:style-name="Character_20_speech">такое-же чудовище... <text:bookmark text:name="line-1004"/><text:bookmark text:name="line-1005"/></text:p>
      <text:p text:style-name="Character_20_name">СЕСТРА-ДОКТОР</text:p>
      <text:p text:style-name="Remark">(подходит к нему)</text:p>
      <text:p text:style-name="Character_20_speech">Иван... <text:bookmark text:name="line-1006"/><text:bookmark text:name="line-1007"/></text:p>
      <text:p text:style-name="Normal">Сестра-доктор касается рукой его плеча но он с диким взглядом отталкивает её. <text:bookmark text:name="line-1008"/><text:bookmark text:name="line-1009"/></text:p>
      <text:p text:style-name="Character_20_name">ИВАН</text:p>
      <text:p text:style-name="Character_20_speech">Не трогай! Оставьте меня<text:bookmark text:name="line-1010"/><text:bookmark text:name="line-1011"/>!</text:p>
      <text:p text:style-name="Normal">Сестра-доктор падает на землю. Иван тут же сам отскакивает как ошпаренный. С ужасом смотрит на лежащую на земле сестру, ловит её взгляд. Смотрит на свою механическую руку.<text:bookmark text:name="line-1012"/><text:bookmark text:name="line-1013"/></text:p>
      <text:p text:style-name="Normal">Отталкивая руками воздух, делает один шаг назад, другой, спотыкается и убегает за пелену дождя. Сестра-доктор <text:soft-page-break/>делает шаг за ним, но Сестра-механик останавливает.<text:bookmark text:name="line-1014"/><text:bookmark text:name="line-1015"/></text:p>
      <text:p text:style-name="Character_20_name">СЕСТРА-МЕХАНИК</text:p>
      <text:p text:style-name="Character_20_speech">Мы сделали всё что могли. <text:bookmark text:name="line-1016"/><text:bookmark text:name="line-1017"/></text:p>
      <text:p text:style-name="Normal">Смотрит ему вслед.<text:bookmark text:name="line-1018"/><text:bookmark text:name="line-1019"/></text:p>
      <text:h text:style-name="Heading_20_2" text:outline-level="2" text:is-list-header="true"><text:bookmark text:name="head-38e21d4d5c427ebb7ed0232cac746f971a160fbb"/>Отчаяние</text:h>
      <text:p text:style-name="Normal"><text:bookmark text:name="line-1022"/>НАТ. ОСТРОВ БУЯН КАМЕНИСТАЯ ПУСТОШЬ ДЕНЬ <text:bookmark text:name="line-1023"/></text:p>
      <text:p text:style-name="Normal"><text:bookmark text:name="line-1024"/><text:bookmark text:name="line-1025"/>Иван бежит. Переходит на шаг. Бредёт по каменистой земле, не разбирая дороги. Голова опущена, он не смотрит куда идёт, капли капают с мокрых волос. <text:bookmark text:name="line-1026"/><text:bookmark text:name="line-1027"/></text:p>
      <text:p text:style-name="Normal"><text:bookmark text:name="line-1028"/>НАТ. ЗАМОК КОЩЕЯ ДВОР ДЕНЬ <text:bookmark text:name="line-1029"/></text:p>
      <text:p text:style-name="Normal">Во дворе стоит БелАЗ. Кощей волочёт за собой абсолютно поникшую, не сопротивляющуюся Моревну. <text:bookmark text:name="line-1031"/><text:bookmark text:name="line-1032"/></text:p>
      <text:p text:style-name="Normal"><text:bookmark text:name="line-1033"/>НАТ. МОСТ НА ОСТРОВ БУЯН ДЕНЬ <text:bookmark text:name="line-1034"/></text:p>
      <text:p text:style-name="Normal"><text:bookmark text:name="line-1035"/><text:bookmark text:name="line-1036"/>Солдаты минируют мост и основание острова. <text:bookmark text:name="line-1037"/><text:bookmark text:name="line-1038"/></text:p>
      <text:p text:style-name="Normal"><text:bookmark text:name="line-1039"/>НАТ. ОСТРОВ БУЯН ШОССЕ МЕСТО СМЕРТИ ИВАНА ДЕНЬ <text:bookmark text:name="line-1040"/></text:p>
      <text:p text:style-name="Normal"><text:bookmark text:name="line-1041"/><text:bookmark text:name="line-1042"/>Сёстры всё стоят под дождём. На переднем плане Рокер звонит по мобильному телефону. <text:bookmark text:name="line-1043"/><text:bookmark text:name="line-1044"/></text:p>
      <text:p text:style-name="Normal"><text:bookmark text:name="line-1045"/>НАТ. ОСТРОВ БУЯН КАМЕНИСТАЯ ПУСТОШЬ ДЕНЬ <text:bookmark text:name="line-1046"/></text:p>
      <text:p text:style-name="Normal"><text:bookmark text:name="line-1047"/><text:bookmark text:name="line-1048"/>На мобильнике Ивана высвечивается звонок. Иван смотрит, и отбрасывает мобильник на камни. Идёт дальше. <text:bookmark text:name="line-1049"/><text:bookmark text:name="line-1050"/></text:p>
      <text:p text:style-name="Normal"><text:bookmark text:name="line-1051"/>НАТ. ОСТРОВ БУЯН ШОССЕ МЕСТО СМЕРТИ ИВАНА ДЕНЬ <text:bookmark text:name="line-1052"/></text:p>
      <text:p text:style-name="Normal"><text:bookmark text:name="line-1053"/><text:bookmark text:name="line-1054"/>Рокер смотрит на телефон, затем набирает какой-то другой номер. <text:bookmark text:name="line-1055"/><text:bookmark text:name="line-1056"/></text:p>
      <text:p text:style-name="Remark">РОКЕР</text:p>
      <text:p text:style-name="Character_20_speech">Алло... Да, я. Да, не полностью. <text:bookmark text:name="line-1057"/><text:bookmark text:name="line-1058"/></text:p>
      <text:p text:style-name="Normal"><text:bookmark text:name="line-1059"/>НАТ. ОСТРОВ БУЯН КАМЕНИСТАЯ ПУСТОШЬ ДЕНЬ <text:bookmark text:name="line-1060"/></text:p>
      <text:p text:style-name="Normal"><text:bookmark text:name="line-1061"/><text:bookmark text:name="line-1062"/>Иван идёт дальше. На горизонте из-за пелены дождя показывается силуэт тёмного здания - какие-то развалины. <text:bookmark text:name="line-1063"/><text:bookmark text:name="line-1064"/></text:p>
      <text:p text:style-name="Normal"><text:bookmark text:name="line-1065"/>ИНТ. ЗАМОК КОЩЕЯ ЦЕНТРАЛЬНАЯ БАШНЯ ВЕРХНЯЯ КОМНАТА ВЕЧЕР <text:bookmark text:name="line-1066"/></text:p>
      <text:p text:style-name="Normal"><text:bookmark text:name="line-1067"/><text:bookmark text:name="line-1068"/>Марья Моревна лежит в кресле даже не связанная и <text:soft-page-break/>безжизненным взглядом смотрит в окно. На окне установлены решётки. За спиной Моревны видна спина уходящего Кощея. <text:bookmark text:name="line-1069"/><text:bookmark text:name="line-1070"/></text:p>
      <text:p text:style-name="Normal"><text:bookmark text:name="line-1071"/>ИНТ. ОСТРОВ БУЯН РАЗВАЛИНЫ ВЕЧЕР <text:bookmark text:name="line-1072"/></text:p>
      <text:p text:style-name="Normal"><text:bookmark text:name="line-1073"/><text:bookmark text:name="line-1074"/>Иван заходит внутрь здания развалин. Смеркается, тучи расходятся. <text:bookmark text:name="line-1075"/><text:bookmark text:name="line-1076"/></text:p>
      <text:p text:style-name="Normal"><text:bookmark text:name="line-1077"/>ИНТ. ЗАМОК КОЩЕЯ ЦЕНТРАЛЬНАЯ БАШНЯ ВЕРХНЯЯ КОМНАТА НОЧЬ <text:bookmark text:name="line-1078"/></text:p>
      <text:p text:style-name="Normal"><text:bookmark text:name="line-1079"/><text:bookmark text:name="line-1080"/>Моревна смотрит в окно на луну.<text:bookmark text:name="line-1081"/><text:bookmark text:name="line-1082"/></text:p>
      <text:p text:style-name="Normal"><text:bookmark text:name="line-1083"/>ИНТ. ОСТРОВ БУЯН РАЗВАЛИНЫ НОЧЬ <text:bookmark text:name="line-1084"/></text:p>
      <text:p text:style-name="Normal"><text:bookmark text:name="line-1085"/><text:bookmark text:name="line-1086"/>На эту-же луну через окно смотрит Иван. Опускается на колени и, зажмурив глаза, в отчаянии касается головой пола. <text:bookmark text:name="line-1087"/><text:bookmark text:name="line-1088"/></text:p>
      <text:p text:style-name="Normal">Тучи окончательно расходятся от луны. <text:bookmark text:name="line-1089"/><text:bookmark text:name="line-1090"/></text:p>
      <text:p text:style-name="Normal">Иван спит, свернувшись калачиком на каменном полу. Его освещает свет луны сквозь пролом в потолке. <text:bookmark text:name="line-1091"/><text:bookmark text:name="line-1092"/><text:bookmark text:name="line-1093"/></text:p>
      <text:h text:style-name="Heading_20_2" text:outline-level="2" text:is-list-header="true"><text:bookmark text:name="head-c717731d9c6ad791f2a9af9473a354983aea2da4"/>Парень в чёрном</text:h>
      <text:p text:style-name="Normal"><text:bookmark text:name="line-1096"/>ИНТ. ОСТРОВ БУЯН РАЗВАЛИНЫ УТРО <text:bookmark text:name="line-1097"/></text:p>
      <text:p text:style-name="Normal"><text:bookmark text:name="line-1098"/><text:bookmark text:name="line-1099"/>Иван открывает глаза. <text:bookmark text:name="line-1100"/><text:bookmark text:name="line-1101"/></text:p>
      <text:p text:style-name="Normal">Неподалёку на камушке сидит Парень в чёрном. Что-то мастерит сколачивает из досок. Как будто не обращает никакого внимания на Ивана. <text:bookmark text:name="line-1102"/><text:bookmark text:name="line-1103"/></text:p>
      <text:p text:style-name="Normal">Иван привстаёт, садится. Ему пофигу. Человек продолжает мастерить. <text:bookmark text:name="line-1104"/><text:bookmark text:name="line-1105"/></text:p>
      <text:p text:style-name="Normal">Пауза затягивается. Иван хочет встать и уйти, но успевает сделать лишь лёгкое движение рукой и чуть подать тело вперёд (при этом раздаётся лёгкий шорох). Парень в чёрном ловит это движение и бросает на него взгляд из-под пряди волос. <text:bookmark text:name="line-1106"/><text:bookmark text:name="line-1107"/></text:p>
      <text:p text:style-name="Character_20_name">ПАРЕНЬ В ЧЁРНОМ</text:p>
      <text:p text:style-name="Character_20_speech">Невежливый, али совсем взглядом узок стал? <text:bookmark text:name="line-1108"/><text:bookmark text:name="line-1109"/></text:p>
      <text:p text:style-name="Normal">Иван замирает и поворачивается к нему. <text:bookmark text:name="line-1110"/><text:bookmark text:name="line-1111"/></text:p>
      <text:p text:style-name="Character_20_name">ПАРЕНЬ В ЧЁРНОМ</text:p>
      <text:p text:style-name="Character_20_speech">Здравствуй, Иван. <text:bookmark text:name="line-1112"/><text:bookmark text:name="line-1113"/></text:p>
      <text:p text:style-name="Character_20_name"><text:soft-page-break/>ИВАН</text:p>
      <text:p text:style-name="Remark">(смущённо)</text:p>
      <text:p text:style-name="Character_20_speech">Здравствуйте. <text:bookmark text:name="line-1114"/><text:bookmark text:name="line-1115"/></text:p>
      <text:p text:style-name="Normal">Иван сидит замерев как был, не зная как себя вести. Парень в чёрном продолжает свою работу. <text:bookmark text:name="line-1116"/><text:bookmark text:name="line-1117"/></text:p>
      <text:p text:style-name="Character_20_name">ПАРЕНЬ В ЧЁРНОМ</text:p>
      <text:p text:style-name="Character_20_speech">Что пригорюнился? ... Шёл бы ты домой. <text:bookmark text:name="line-1118"/><text:bookmark text:name="line-1119"/></text:p>
      <text:p text:style-name="Normal">Пауза. <text:bookmark text:name="line-1120"/><text:bookmark text:name="line-1121"/></text:p>
      <text:p text:style-name="Character_20_name">ИВАН</text:p>
      <text:p text:style-name="Character_20_speech">Домой?... </text:p>
      <text:p text:style-name="Remark">(скорее самому себе, чем человеку)</text:p>
      <text:p text:style-name="Character_20_speech">Нет у меня теперь дома... Я ведь теперь... Теперь совсем как он. Я теперь и Марье Моревне на глаза показаться не могу... Я теперь... словно нежить какая-то... <text:bookmark text:name="line-1122"/><text:bookmark text:name="line-1123"/></text:p>
      <text:p text:style-name="Normal">Пока Иван говорит он смотрит на свою механическую руку. Мелькает кадр отброшенной на землю Сестры-доктора. <text:bookmark text:name="line-1124"/><text:bookmark text:name="line-1125"/></text:p>
      <text:p text:style-name="Character_20_name">ПАРЕНЬ В ЧЁРНОМ</text:p>
      <text:p text:style-name="Character_20_speech">Вот молоток видишь? Им можно гвозди заколачивать, дом построить. А можно и башку человеку проломить. Это инструмент. Инструмент лишь продолжение твоего тела и разума. Он не плохой и не хороший. <text:s/>Всё зависит от человека, который им владеет.<text:bookmark text:name="line-1126"/><text:bookmark text:name="line-1127"/></text:p>
      <text:p text:style-name="Normal">Парень в чёрном пока говорит, откладывает молоток в сторону и начинает затачивать ножом кусок дерева (осиновый кол). <text:bookmark text:name="line-1128"/>Иван невольно следит за его движениями и ему чудятся всякие мерзости - как будто вместе с древесиной человек стачивает куски своих пальцев, абсолютно не замечая этого. Бяка-бяка! Иван в ужасе смотрит, но стоит ему моргнуть, как видение пропадает. <text:bookmark text:name="line-1129"/><text:bookmark text:name="line-1130"/></text:p>
      <text:p text:style-name="Character_20_name">ИВАН</text:p>
      <text:p text:style-name="Remark">(всё ещё в шоке от увиденого, не в силах оторвать взгляда от <text:soft-page-break/>рук Парня в чёрном)</text:p>
      <text:p text:style-name="Character_20_speech">Откуда вы знаете как меня зовут? Вас, небось, сёстры мои прислали? <text:bookmark text:name="line-1131"/><text:bookmark text:name="line-1132"/></text:p>
      <text:p text:style-name="Character_20_name">ПАРЕНЬ В ЧЁРНОМ</text:p>
      <text:p text:style-name="Remark">(хохотнув)</text:p>
      <text:p text:style-name="Character_20_speech">Сёстры у тебя просто золото. Нет, я просто проходил мимо — дай, думаю повидаю тебя. А им не время ещё меня видеть. <text:bookmark text:name="line-1133"/><text:bookmark text:name="line-1134"/></text:p>
      <text:p text:style-name="Character_20_name">ИВАН</text:p>
      <text:p text:style-name="Character_20_speech">А мне, выходит, время? <text:bookmark text:name="line-1135"/><text:bookmark text:name="line-1136"/></text:p>
      <text:p text:style-name="Character_20_name">ПАРЕНЬ В ЧЁРНОМ</text:p>
      <text:p text:style-name="Character_20_speech">Ты ведь вроде здесь умирать собрался? <text:bookmark text:name="line-1137"/><text:bookmark text:name="line-1138"/></text:p>
      <text:p text:style-name="Character_20_name">ИВАН</text:p>
      <text:p text:style-name="Remark">(удивлённо)</text:p>
      <text:p text:style-name="Character_20_speech">Что? <text:bookmark text:name="line-1139"/><text:bookmark text:name="line-1140"/></text:p>
      <text:p text:style-name="Character_20_name">ПАРЕНЬ В ЧЁРНОМ</text:p>
      <text:p text:style-name="Character_20_speech">Помочь пришёл. <text:bookmark text:name="line-1143"/><text:bookmark text:name="line-1144"/></text:p>
      <text:p text:style-name="Normal">Иван вскакивает, но в него уже летят, словно дротики, гвозди. Иван уворачивается. Гвозди пролетают прямо возле его лица. Иван, проводив их взглядом видит как они втыкаются в каменную стенку. <text:bookmark text:name="line-1145"/><text:bookmark text:name="line-1146"/></text:p>
      <text:p text:style-name="Normal">Иван оборачивается опять к человеку. Тот уже летит на него с молотком в одной руке и колом в другой. <text:bookmark text:name="line-1147"/><text:bookmark text:name="line-1148"/></text:p>
      <text:p text:style-name="Normal">Иван уворачивается от одного удара, другого. Ему удаётся схватить Парня в чёрном за руку и выбить сначала кол, потом молоток. Парень в чёрном отскакивает в сторону и в следующий момент Иван видит, что Парень держит в руках амулет, очень похожий на тот, что был у Марьи Моревны, но другой формы. Парень в чёрном оскаливается. <text:bookmark text:name="line-1149"/><text:bookmark text:name="line-1150"/></text:p>
      <text:p text:style-name="Normal">Иван, не зная чего ожидать, делает шаг назад. Парень крепко сжимает амулет и тот загорается изнутри слабым светом. <text:bookmark text:name="line-1151"/><text:bookmark text:name="line-1152"/></text:p>
      <text:p text:style-name="Normal">В голове Ивана зажигаются вспышки. Глаза расширяются, зрачки сужаются, Иван стискивает зубы. Следует ещё одна вспышка и механическая нога Ивана подламывается. Иван падает на землю. В его ушах треск, шипение, звуки похожие на вопли. <text:bookmark text:name="line-1153"/><text:bookmark text:name="line-1154"/></text:p>
      <text:p text:style-name="Normal"><text:soft-page-break/>Тут же механическая рука начинает его душить. Иван задыхается пытается сопротивляться, но в глазах уже мутнеет. Над ним появляется фигура Парня в чёрном.<text:bookmark text:name="line-1155"/><text:bookmark text:name="line-1156"/></text:p>
      <text:p text:style-name="Character_20_name">ПАРЕНЬ В ЧЁРНОМ</text:p>
      <text:p text:style-name="Character_20_speech">Ну посмотри на себя. Давай, умирай, ты, нечисть поганая. <text:s/><text:bookmark text:name="line-1157"/><text:bookmark text:name="line-1158"/></text:p>
      <text:p text:style-name="Normal">Вдруг вместо фигуры человека возникает фигура Марьи Моревны, точь-в-точь также, как в начале, когда они в первый раз встретились. <text:bookmark text:name="line-1159"/><text:bookmark text:name="line-1160"/></text:p>
      <text:p text:style-name="Character_20_name">МАРЬЯ МОРЕВНА</text:p>
      <text:p text:style-name="Character_20_speech">Как тебя зовут? <text:bookmark text:name="line-1161"/><text:bookmark text:name="line-1162"/></text:p>
      <text:p text:style-name="Character_20_name">ИВАН</text:p>
      <text:p text:style-name="Character_20_speech">Я Иван. Тот который Царевич. <text:bookmark text:name="line-1163"/><text:bookmark text:name="line-1164"/></text:p>
      <text:p text:style-name="Normal">Вспышки кадров жизни Ивана с Моревной. Убыстряются <text:bookmark text:name="line-1165"/><text:bookmark text:name="line-1166"/></text:p>
      <text:p text:style-name="Character_20_name">ИВАН</text:p>
      <text:p text:style-name="Character_20_speech">Я Иван Царевич! <text:bookmark text:name="line-1167"/><text:bookmark text:name="line-1168"/></text:p>
      <text:p text:style-name="Normal"><text:bookmark text:name="line-1169"/><text:bookmark text:name="line-1170"/>Мельтешня. <text:bookmark text:name="line-1171"/><text:bookmark text:name="line-1172"/></text:p>
      <text:p text:style-name="Character_20_name">ИВАН</text:p>
      <text:p text:style-name="Character_20_speech">Я ИВАН ЦАРЕВИЧ! <text:bookmark text:name="line-1173"/><text:bookmark text:name="line-1174"/></text:p>
      <text:p text:style-name="Normal">Иван орёт не своим голосом. И в следующий момент всё прекращается - и звуки и вспышки. Тишина. Иван стоит лицом к лицу с Парнем в чёрном, держа одной рукой (механической!) его за руку с зажатым амулетом. Парень в чёрном выглядит слегка удивлённым, но довольным. Он свободной рукой легонько толкает Ивана в живот. От этого толчка Иван отлетает к противоположной стенке, оставляя большую вмятину. <text:bookmark text:name="line-1175"/><text:bookmark text:name="line-1176"/></text:p>
      <text:p text:style-name="Normal">Иван тут же вскакивает. Парень в чёрном уже бежит по полуразрушенной лестнице вверх на крышу. Иван бросается следом. <text:bookmark text:name="line-1177"/><text:bookmark text:name="line-1178"/></text:p>
      <text:p text:style-name="Normal"><text:bookmark text:name="line-1179"/>ИНТ. ОСТРОВ БУЯН РАЗВАЛИНЫ КРЫША УТРО <text:bookmark text:name="line-1180"/></text:p>
      <text:p text:style-name="Normal"><text:bookmark text:name="line-1181"/><text:bookmark text:name="line-1182"/>Иван останавливается в проёме выхода на крышу. Перед ним расстилается бесконечная даль, поля, голубое небо, океан вдали и золотое восходящее на горизонте солнце. Иван стоит завороженный картиной. Сверху за спиной Ивана свешивается покачивающаяся нога Парня в чёрном - он сидит на карнизе над выходом на крышу из которого только что выбежал Иван. <text:bookmark text:name="line-1183"/><text:bookmark text:name="line-1184"/></text:p>
      <text:p text:style-name="Character_20_name">ПАРЕНЬ В ЧЁРНОМ</text:p>
      <text:p text:style-name="Remark"><text:soft-page-break/>(любуется восходом)</text:p>
      <text:p text:style-name="Character_20_speech">Если есть дух крепкий как сталь - то остальное ничего и не значит. <text:bookmark text:name="line-1185"/><text:bookmark text:name="line-1186"/></text:p>
      <text:p text:style-name="Character_20_name">ИВАН</text:p>
      <text:p text:style-name="Remark">(глубоко вдыхает)</text:p>
      <text:p text:style-name="Character_20_speech">Теперь я знаю, что такое стоять, когда есть все основания уже лежать на земле. <text:bookmark text:name="line-1187"/><text:bookmark text:name="line-1188"/></text:p>
      <text:p text:style-name="Character_20_name">ПАРЕНЬ В ЧЁРНОМ</text:p>
      <text:p text:style-name="Remark">(уходя)</text:p>
      <text:p text:style-name="Character_20_speech">Держи эту силу при себе. Вы взяли друг от друга самое лучшее. Неужели ты думаешь, что тебя просто так отпустили оттуда? <text:bookmark text:name="line-1189"/><text:bookmark text:name="line-1190"/></text:p>
      <text:p text:style-name="Normal">Иван оборачивается, но вокруг уже никого нет, лишь два чёрных пёрышка кружатся в воздухе. Там, где только что был Парень в чёрном на камне лежит мобильник Ивана. <text:bookmark text:name="line-1191"/><text:bookmark text:name="line-1192"/></text:p>
      <text:p text:style-name="Normal">На горизонте где встаёт солнце, на фоне золотого неба появляются фигуры идущих сестёр Ивана. <text:bookmark text:name="line-1193"/><text:bookmark text:name="line-1194"/></text:p>
      <text:p text:style-name="Normal">Иван смотрит на мобильник. На нём уже набран номер, остаётся нажать только кнопку снятия трубки.<text:bookmark text:name="line-1195"/><text:bookmark text:name="line-1196"/></text:p>
      <text:p text:style-name="Normal"><text:bookmark text:name="line-1197"/>НАТ. ЗАМОК КОЩЕЯ ЦЕНТРАЛЬНАЯ БАШНЯ ВЕРХНЯЯ КОМНАТА ВЕЧЕР <text:bookmark text:name="line-1198"/></text:p>
      <text:p text:style-name="Normal"><text:bookmark text:name="line-1199"/><text:bookmark text:name="line-1200"/>Марья Моревна сидит в башне в полном отчаянии. Со стороны окна доносится какой-то шорох. Моревна не реагирует. Затем раздаётся звонок - звонит мобильный телефон на подоконнике. Моревна поворачивается в изумлении, видит телефон и улетающего прочь Воробушка. Телефон продолжает звонить. Моревна, всё ещё боясь поверить берёт трубку.<text:bookmark text:name="line-1201"/><text:bookmark text:name="line-1202"/></text:p>
      <text:p text:style-name="Normal"><text:bookmark text:name="line-1203"/>ИНТ. ОСТРОВ БУЯН РАЗВАЛИНЫ КРЫША УТРО <text:bookmark text:name="line-1204"/></text:p>
      <text:p text:style-name="Character_20_name"><text:bookmark text:name="line-1205"/><text:bookmark text:name="line-1206"/>ИВАН</text:p>
      <text:p text:style-name="Character_20_speech">Алло! Марья Моревна?.. <text:bookmark text:name="line-1207"/><text:bookmark text:name="line-1208"/></text:p>
      <text:p text:style-name="Normal"><text:bookmark text:name="line-1209"/>НАТ. ЗАМОК КОЩЕЯ ЦЕНТРАЛЬНАЯ БАШНЯ ВЕРХНЯЯ КОМНАТА ВЕЧЕР <text:bookmark text:name="line-1210"/></text:p>
      <text:p text:style-name="Normal"><text:bookmark text:name="line-1211"/><text:bookmark text:name="line-1212"/>Марья Моревна от удивления задыхается и падает назад, прямо на пол, на спину. Лежит на спине, смотря невидящим взглядом в потолок. <text:bookmark text:name="line-1213"/><text:bookmark text:name="line-1214"/></text:p>
      <text:p text:style-name="Character_20_name">МАРЬЯ МОРЕВНА</text:p>
      <text:p text:style-name="Remark"><text:soft-page-break/>(почти шёпотом, выдыхает)</text:p>
      <text:p text:style-name="Character_20_speech">Вау!.. Ты жив! <text:bookmark text:name="line-1215"/><text:bookmark text:name="line-1216"/></text:p>
      <text:p text:style-name="Normal"><text:bookmark text:name="line-1217"/>ИНТ. ОСТРОВ БУЯН РАЗВАЛИНЫ КРЫША УТРО <text:bookmark text:name="line-1218"/></text:p>
      <text:p text:style-name="Character_20_name"><text:bookmark text:name="line-1219"/><text:bookmark text:name="line-1220"/>ИВАН</text:p>
      <text:p text:style-name="Character_20_speech">Ты не знаешь, где Кощей бессмертный такие тачки берёт? <text:bookmark text:name="line-1221"/><text:bookmark text:name="line-1222"/></text:p>
      <text:h text:style-name="Heading_20_2" text:outline-level="2" text:is-list-header="true"><text:bookmark text:name="head-76cb239c1cd211e640a7f3138acc4d8dc7aeffc5"/>Автосалон Бабы-Яги</text:h>
      <text:p text:style-name="Normal"><text:bookmark text:name="line-1225"/>НАТ. МОСТ НА ОСТРОВ БУЯН ДЕНЬ <text:bookmark text:name="line-1226"/></text:p>
      <text:p text:style-name="Normal"><text:bookmark text:name="line-1227"/><text:bookmark text:name="line-1228"/>Иван на машине проносится мимо заграждений через мост. Никто из солдат не успевает даже среагировать. <text:bookmark text:name="line-1229"/><text:bookmark text:name="line-1230"/></text:p>
      <text:p text:style-name="Normal"><text:bookmark text:name="line-1231"/>НАТ. АВТОСАЛОН БАБЫ-ЯГИ <text:bookmark text:name="line-1232"/></text:p>
      <text:p text:style-name="Normal"><text:bookmark text:name="line-1233"/><text:bookmark text:name="line-1234"/>На здании, напоминающем автомойку и СТО висит вывеска: "Автосалон Бабы-Яги". Иван подъезжает, выходит из машины и подходит к двери. <text:bookmark text:name="line-1235"/><text:bookmark text:name="line-1236"/></text:p>
      <text:p text:style-name="Character_20_name">ДВЕРЬ</text:p>
      <text:p text:style-name="Character_20_speech">Пароль? <text:bookmark text:name="line-1237"/><text:bookmark text:name="line-1238"/></text:p>
      <text:p text:style-name="Normal">Иван откидывает волосы с глаз и закрывает глаза. Лицо его принимает умиротворённое выражение. <text:bookmark text:name="line-1239"/><text:bookmark text:name="line-1240"/></text:p>
      <text:p text:style-name="Character_20_name">ИВАН</text:p>
      <text:p text:style-name="Character_20_speech">Избушка-избушка, стань к лесу задом, а ко мне передом. <text:bookmark text:name="line-1241"/><text:bookmark text:name="line-1242"/></text:p>
      <text:p text:style-name="Normal">Дверь открывается. <text:bookmark text:name="line-1243"/><text:bookmark text:name="line-1244"/></text:p>
      <text:p text:style-name="Normal"><text:bookmark text:name="line-1245"/>ИНТ. АВТОСАЛОН БАБЫ-ЯГИ ДЕНЬ <text:bookmark text:name="line-1246"/></text:p>
      <text:p text:style-name="Normal"><text:bookmark text:name="line-1247"/><text:bookmark text:name="line-1248"/>Баба-Яга - седая сухонькая пожилая женщина с крючковатым носом и чёрными бровями - сидит за столом, на котором стоит ноутбук. В углу возле двери висит чёрный плащ - тот самый, в котором она была в развалинах лаборатории. Входит Иван. Плащ находится за его спиной и он его не замечает. <text:bookmark text:name="line-1249"/><text:bookmark text:name="line-1250"/></text:p>
      <text:p text:style-name="Character_20_name">ИВАН</text:p>
      <text:p text:style-name="Character_20_speech">Здорово, Баба-Яга aka Костяная Нога. Дай мне такую тачку, чтобы обогнать БелАЗ Кощея бессмертного! <text:bookmark text:name="line-1251"/><text:bookmark text:name="line-1252"/></text:p>
      <text:p text:style-name="Character_20_name"><text:soft-page-break/>БАБА-ЯГА</text:p>
      <text:p text:style-name="Character_20_speech">Кощея бессмертного, говоришь? Пойдём со мной. <text:bookmark text:name="line-1253"/><text:bookmark text:name="line-1254"/></text:p>
      <text:p text:style-name="Normal">Открывается дверь, за которой находится тёмный коридор. Баба-Яга заходит внутрь, Иван делает несколько шагов и замирает. По всему коридору стоят роботы, похожие на Кощея. <text:bookmark text:name="line-1255"/><text:bookmark text:name="line-1256"/></text:p>
      <text:p text:style-name="Character_20_name">БАБА-ЯГА</text:p>
      <text:p text:style-name="Character_20_speech">Не бойся, иди за мной. <text:bookmark text:name="line-1257"/><text:bookmark text:name="line-1258"/></text:p>
      <text:p text:style-name="Character_20_name">ИВАН</text:p>
      <text:p text:style-name="Character_20_speech">На секунду мне показалось... что они живые. </text:p>
      <text:p text:style-name="Remark">(идёт следом за Бабой-Ягой)<text:bookmark text:name="line-1259"/><text:bookmark text:name="line-1260"/></text:p>
      <text:p text:style-name="Character_20_name">БАБА-ЯГА</text:p>
      <text:p text:style-name="Remark">(усмехается)</text:p>
      <text:p text:style-name="Character_20_speech">Что ты, милок, машина не может быть живой...</text:p>
      <text:p text:style-name="Remark">(кашляет и через паузу тихо добавляет)</text:p>
      <text:p text:style-name="Character_20_speech">без человека. <text:bookmark text:name="line-1261"/><text:bookmark text:name="line-1262"/></text:p>
      <text:p text:style-name="Character_20_name">ИВАН</text:p>
      <text:p text:style-name="Remark">(озирается)</text:p>
      <text:p text:style-name="Character_20_speech">Но... откуда это всё здесь. <text:bookmark text:name="line-1263"/><text:bookmark text:name="line-1264"/></text:p>
      <text:p text:style-name="Normal">Баба Яга игнорируя вопрос подходит к двери. <text:bookmark text:name="line-1265"/><text:bookmark text:name="line-1266"/></text:p>
      <text:p text:style-name="Character_20_name">БАБА-ЯГА</text:p>
      <text:p text:style-name="Character_20_speech">Наверняка тебе нужна самая быстрая тачка. <text:bookmark text:name="line-1267"/><text:bookmark text:name="line-1268"/></text:p>
      <text:p text:style-name="Character_20_name">ИВАН</text:p>
      <text:p text:style-name="Character_20_speech">Машина и я сам - это всё, на что я могу надеяться. <text:bookmark text:name="line-1269"/><text:bookmark text:name="line-1270"/></text:p>
      <text:p text:style-name="Normal">Тёмный экран. Поднимается дверь гаража на фоне яркого света видны силуэты Бабы-Яги и Ивана. Глаза Ивана расширяются.<text:bookmark text:name="line-1271"/><text:bookmark text:name="line-1272"/></text:p>
      <text:p text:style-name="Character_20_name">ИВАН</text:p>
      <text:p text:style-name="Remark">(в шоке)</text:p>
      <text:p text:style-name="Character_20_speech">Бо-же мой... <text:bookmark text:name="line-1273"/><text:bookmark text:name="line-1274"/></text:p>
      <text:h text:style-name="Heading_20_2" text:outline-level="2" text:is-list-header="true"><text:bookmark text:name="head-e005de2dc43c13c663ca70c703a04e753bab5c0c"/>Final Escape</text:h>
      <text:p text:style-name="Normal"><text:bookmark text:name="line-1277"/>НАТ. ШОССЕ ДЕНЬ <text:bookmark text:name="line-1278"/></text:p>
      <text:p text:style-name="Normal"><text:bookmark text:name="line-1279"/><text:soft-page-break/>Иван едет по дороге на запорожце. <text:bookmark text:name="line-1280"/><text:bookmark text:name="line-1281"/></text:p>
      <text:p text:style-name="Normal"><text:bookmark text:name="line-1282"/>НАТ. МОСТ НА ОСТРОВ БУЯН <text:bookmark text:name="line-1283"/></text:p>
      <text:p text:style-name="Normal"><text:bookmark text:name="line-1284"/><text:bookmark text:name="line-1285"/>Подъезжает роскошная машина. Из неё выходит Генерал с охраной. Подходит КОМАНДУЮЩИЙ и что-то докладывают. <text:bookmark text:name="line-1286"/><text:bookmark text:name="line-1287"/></text:p>
      <text:p text:style-name="Normal">Мимо проезжает Иван на запорожце, сбивает заграждения и едет через мост. Все открыв рты в немом удивлении наблюдают эту картину. <text:bookmark text:name="line-1288"/><text:bookmark text:name="line-1289"/></text:p>
      <text:p text:style-name="Character_20_name">ГЕНЕРАЛ</text:p>
      <text:p text:style-name="Remark">(в изумлении)</text:p>
      <text:p text:style-name="Character_20_speech">Что это было? <text:bookmark text:name="line-1290"/><text:bookmark text:name="line-1291"/></text:p>
      <text:p text:style-name="Character_20_name">КОМАНДУЮЩИЙ</text:p>
      <text:p text:style-name="Character_20_speech">Я... я... <text:bookmark text:name="line-1292"/><text:bookmark text:name="line-1293"/></text:p>
      <text:p text:style-name="Character_20_name">ГЕНЕРАЛ</text:p>
      <text:p text:style-name="Character_20_speech">Это он! Взрывайте скорее, с острова никого не выпускать!<text:bookmark text:name="line-1294"/><text:bookmark text:name="line-1295"/></text:p>
      <text:p text:style-name="Normal"><text:bookmark text:name="line-1296"/>НАТ. ЗАМОК КОЩЕЯ ДЕНЬ <text:bookmark text:name="line-1297"/></text:p>
      <text:p text:style-name="Normal"><text:bookmark text:name="line-1298"/>Иван подъезжает к замку Кощея Бессмертного. Что-то говорит по телефону, потом вылазит из машины. <text:bookmark text:name="line-1299"/><text:bookmark text:name="line-1300"/></text:p>
      <text:p text:style-name="Normal"><text:bookmark text:name="line-1301"/>ИНТ. ЗАМОК КОЩЕЯ ЦЕНТРАЛЬНАЯ БАШНЯ ВЕРХНЯЯ КОМНАТА ДЕНЬ <text:bookmark text:name="line-1302"/></text:p>
      <text:p text:style-name="Normal"><text:bookmark text:name="line-1303"/><text:bookmark text:name="line-1304"/>Марья Моревна хоронится за импровизированной баррикадой из мебели. <text:bookmark text:name="line-1305"/><text:bookmark text:name="line-1306"/></text:p>
      <text:p text:style-name="Normal"><text:bookmark text:name="line-1307"/>НАТ. ЗАМОК КОЩЕЯ ДЕНЬ <text:bookmark text:name="line-1308"/></text:p>
      <text:p text:style-name="Normal"><text:bookmark text:name="line-1309"/><text:bookmark text:name="line-1310"/>Иван кидает с размаху гранату в окно башни Марьи Моревны. Взрыв. <text:bookmark text:name="line-1311"/><text:bookmark text:name="line-1312"/></text:p>
      <text:p text:style-name="Normal">Мимо окна проходит Кощей, потолок обваливается прямо ему на голову, засыпая его. Остаются видны только ноги, которыми он болтает в воздухе. <text:bookmark text:name="line-1313"/><text:bookmark text:name="line-1314"/></text:p>
      <text:p text:style-name="Normal">Взъерошенная, но довольная Марья Моревна показывается в проломе. Используя плащ как парашют, Марья Моревна спрыгивает с башни на землю. <text:bookmark text:name="line-1315"/><text:bookmark text:name="line-1316"/></text:p>
      <text:p text:style-name="Normal">Моревна обнимает Ивана. <text:bookmark text:name="line-1317"/><text:bookmark text:name="line-1318"/></text:p>
      <text:p text:style-name="Character_20_name">МАРЬЯ МОРЕВНА</text:p>
      <text:p text:style-name="Character_20_speech">Боже, как же это так получилось... <text:bookmark text:name="line-1319"/><text:bookmark text:name="line-1320"/></text:p>
      <text:p text:style-name="Character_20_name"><text:soft-page-break/>ИВАН</text:p>
      <text:p text:style-name="Character_20_speech">Быстрее! <text:bookmark text:name="line-1321"/><text:bookmark text:name="line-1322"/></text:p>
      <text:p text:style-name="Normal">Берёт её за руку, они садятся в машину. Иван жмёт на газ, они уезжают.<text:bookmark text:name="line-1323"/><text:bookmark text:name="line-1324"/></text:p>
      <text:p text:style-name="Normal">Кощей выбирается из кучи обломков, трясёт кулаками и бросается в гараж. <text:bookmark text:name="line-1325"/><text:bookmark text:name="line-1326"/></text:p>
      <text:h text:style-name="Heading_20_2" text:outline-level="2" text:is-list-header="true"><text:bookmark text:name="head-a0a3a5e7b23d342d24919b2d02f905b36f188897"/>Последняя погоня</text:h>
      <text:p text:style-name="Normal"><text:bookmark text:name="line-1329"/>НАТ. ОСТРОВ БУЯН ШОССЕ ДЕНЬ <text:bookmark text:name="line-1330"/></text:p>
      <text:p text:style-name="Normal"><text:bookmark text:name="line-1331"/><text:bookmark text:name="line-1332"/>Иван и Моревна несутся на запорожце по дороге. Их нагоняет БелАЗ Кощея.<text:bookmark text:name="line-1333"/><text:bookmark text:name="line-1334"/></text:p>
      <text:p text:style-name="Normal">Иван жмёт на дополнительную педаль газа и запорожец в два раза увеличивает свою скорость, отрываясь от БелАЗа Кощея. <text:bookmark text:name="line-1335"/><text:bookmark text:name="line-1336"/></text:p>
      <text:p text:style-name="Character_20_name">КОЩЕЙ</text:p>
      <text:p text:style-name="Character_20_speech">Что??? <text:bookmark text:name="line-1337"/><text:bookmark text:name="line-1338"/></text:p>
      <text:p text:style-name="Normal">Включает рычаг азота и тоже увеличивает скорость. <text:bookmark text:name="line-1339"/><text:bookmark text:name="line-1340"/></text:p>
      <text:p text:style-name="Normal">Впереди виднеется мост. <text:bookmark text:name="line-1341"/><text:bookmark text:name="line-1342"/></text:p>
      <text:p text:style-name="Normal"><text:bookmark text:name="line-1343"/>НАТ. МОСТ НА ОСТРОВ БУЯН <text:bookmark text:name="line-1344"/></text:p>
      <text:p text:style-name="Character_20_name"><text:bookmark text:name="line-1345"/><text:bookmark text:name="line-1346"/>ГЕНЕРАЛ</text:p>
      <text:p text:style-name="Character_20_speech">Взрывайте! <text:bookmark text:name="line-1347"/><text:bookmark text:name="line-1348"/></text:p>
      <text:p text:style-name="Normal">Взрывчатка детонирует. Первым взрывается мост, затем от него в разные стороны по основанию острова начинают расходиться взрывы. <text:bookmark text:name="line-1349"/><text:bookmark text:name="line-1350"/></text:p>
      <text:p text:style-name="Normal"><text:bookmark text:name="line-1351"/>НАТ. ОСТРОВ БУЯН ШОССЕ ДЕНЬ <text:bookmark text:name="line-1352"/></text:p>
      <text:p text:style-name="Character_20_name"><text:bookmark text:name="line-1353"/><text:bookmark text:name="line-1354"/>ИВАН</text:p>
      <text:p text:style-name="Remark">(испуганно)</text:p>
      <text:p text:style-name="Character_20_speech">Боже мой! Мост... <text:bookmark text:name="line-1355"/><text:bookmark text:name="line-1356"/></text:p>
      <text:p text:style-name="Normal">Марья Моревна поднимает голову. <text:bookmark text:name="line-1357"/><text:bookmark text:name="line-1358"/></text:p>
      <text:p text:style-name="Character_20_name">ИВАН</text:p>
      <text:p text:style-name="Character_20_speech">Надо тормозить! <text:bookmark text:name="line-1359"/><text:bookmark text:name="line-1360"/></text:p>
      <text:p text:style-name="Character_20_name">МАРЬЯ МОРЕВНА</text:p>
      <text:p text:style-name="Character_20_speech">Дай я поведу! <text:bookmark text:name="line-1361"/><text:bookmark text:name="line-1362"/></text:p>
      <text:p text:style-name="Normal">Пытается взяться за руль. <text:bookmark text:name="line-1363"/><text:bookmark text:name="line-1364"/></text:p>
      <text:p text:style-name="Character_20_name"><text:soft-page-break/>ИВАН</text:p>
      <text:p text:style-name="Remark">(в панике)</text:p>
      <text:p text:style-name="Character_20_speech">Нет! <text:bookmark text:name="line-1365"/><text:bookmark text:name="line-1366"/></text:p>
      <text:p text:style-name="Character_20_name">МАРЬЯ МОРЕВНА</text:p>
      <text:p text:style-name="Character_20_speech">Верь мне! Пусти меня за руль! <text:bookmark text:name="line-1367"/><text:bookmark text:name="line-1368"/></text:p>
      <text:p text:style-name="Character_20_name">ИВАН</text:p>
      <text:p text:style-name="Character_20_speech">Но... </text:p>
      <text:p text:style-name="Remark">(весь сжимается, стискивает зубы)</text:p>
      <text:p text:style-name="Character_20_speech">Я всё хотел тебе сказать... Это я во всём виноват! Я выпустил Кощея! Я! Это я должен всё исправить!<text:bookmark text:name="line-1369"/><text:bookmark text:name="line-1370"/></text:p>
      <text:p text:style-name="Normal">Марья Моревна с удивлением смотрит на него, потом на её лице появляется мягкая улыбка. <text:bookmark text:name="line-1371"/><text:bookmark text:name="line-1372"/></text:p>
      <text:p text:style-name="Character_20_name">МАРЬЯ МОРЕВНА</text:p>
      <text:p text:style-name="Character_20_speech">Я знаю. Это твоя вина. <text:bookmark text:name="line-1373"/><text:bookmark text:name="line-1374"/></text:p>
      <text:p text:style-name="Normal">Иван ещё больше сжимается и стискивает зубы. Моревна обнимает его за плечи.<text:bookmark text:name="line-1375"/><text:bookmark text:name="line-1376"/></text:p>
      <text:p text:style-name="Character_20_name">МАРЬЯ МОРЕВНА</text:p>
      <text:p text:style-name="Character_20_speech">Но я всё ещё с тобой. И ни за что не вернусь. Ни за что.</text:p>
      <text:p text:style-name="Remark">(Иван раскрывает глаза)</text:p>
      <text:p text:style-name="Character_20_speech">Я с тобой, потому что я так хочу. <text:bookmark text:name="line-1377"/><text:bookmark text:name="line-1378"/></text:p>
      <text:p text:style-name="Normal">Иван поднимает голову. <text:bookmark text:name="line-1379"/><text:bookmark text:name="line-1380"/></text:p>
      <text:p text:style-name="Character_20_name">ИВАН</text:p>
      <text:p text:style-name="Remark">(тихо, сквозь слёзы)</text:p>
      <text:p text:style-name="Character_20_speech">Я тоже очень хочу. <text:bookmark text:name="line-1381"/><text:bookmark text:name="line-1382"/></text:p>
      <text:p text:style-name="Character_20_name">МАРЬЯ МОРЕВНА</text:p>
      <text:p text:style-name="Character_20_speech">Значит вместе... <text:bookmark text:name="line-1383"/><text:bookmark text:name="line-1384"/></text:p>
      <text:p text:style-name="Normal">Иван пускает её и они вдвоём берутся за руль. Машина подскакивает на обрыве моста и летит в пропасть. <text:bookmark text:name="line-1385"/><text:bookmark text:name="line-1386"/></text:p>
      <text:p text:style-name="Character_20_name">ИВАН и МАРЬЯ МОРЕВНА:</text:p>
      <text:p text:style-name="Character_20_speech">Нееееееет!!!! <text:bookmark text:name="line-1387"/><text:bookmark text:name="line-1388"/></text:p>
      <text:p text:style-name="Normal">Темнота.<text:bookmark text:name="line-1389"/><text:bookmark text:name="line-1390"/></text:p>
      <text:h text:style-name="Heading_20_2" text:outline-level="2" text:is-list-header="true"><text:bookmark text:name="head-b5ad2720f12f92ccd3aa0fda1361975b371ec971"/><text:soft-page-break/>Флэшбэк</text:h>
      <text:p text:style-name="Normal"><text:bookmark text:name="line-1393"/>ИНТ. АВТОСАЛОН БАБЫ-ЯГИ ДЕНЬ ВОСПОМИНАНИЕ <text:bookmark text:name="line-1394"/></text:p>
      <text:p text:style-name="Character_20_name"><text:bookmark text:name="line-1395"/><text:bookmark text:name="line-1396"/>БАБА-ЯГА</text:p>
      <text:p text:style-name="Character_20_speech">Наверняка тебе нужна самая быстрая тачка. <text:bookmark text:name="line-1397"/><text:bookmark text:name="line-1398"/></text:p>
      <text:p text:style-name="Character_20_name">ИВАН</text:p>
      <text:p text:style-name="Character_20_speech">Машина и я сам - это всё, на что я могу надеяться. <text:bookmark text:name="line-1399"/><text:bookmark text:name="line-1400"/></text:p>
      <text:p text:style-name="Character_20_name">БАБА-ЯГА</text:p>
      <text:p text:style-name="Character_20_speech">В этом... ты глубоко ошибаешься! <text:bookmark text:name="line-1401"/><text:bookmark text:name="line-1402"/></text:p>
      <text:h text:style-name="Heading_20_2" text:outline-level="2" text:is-list-header="true"><text:bookmark text:name="head-fd652828d5b90e16923d32222277d366fc5d2467"/>Битва</text:h>
      <text:p text:style-name="Normal"><text:bookmark text:name="line-1405"/>НАТ. МОСТ НА ОСТРОВ БУЯН ДЕНЬ <text:bookmark text:name="line-1406"/></text:p>
      <text:p text:style-name="Normal"><text:bookmark text:name="line-1407"/><text:bookmark text:name="line-1408"/>Запорожец летит с моста. Внезапно из него выдвигаются белые крылья, похожие на крылья птицы. Запорожец взмывает ввысь и долетает до другого края моста. Когда он уже готов приземлиться, его нижняя часть превращается в ноги. Запорожец приземляется на ноги. В кабине торчат ноги и руки Ивана и Марьи Моревны - они посваливались с сидений во время приземления. Машина стоит несколько секунд неподвижно, потом продолжает трансформацию - из верхней части появляются одна за другой руки, кабина выравнивается относительно земли, превращаясь в кабину управления. <text:bookmark text:name="line-1409"/><text:bookmark text:name="line-1410"/></text:p>
      <text:p text:style-name="Normal">Кощей резко тормозит, его БелАЗ чуть-чуть заносит и он останавливается на противоположной стороне моста. Остров Буян охватывают взрывы и он начинает тонуть в морской пучине. БелАЗ скрывается в пелене огня. <text:bookmark text:name="line-1411"/><text:bookmark text:name="line-1412"/></text:p>
      <text:p text:style-name="Normal">Солдаты вместе с Генералом с изумлением смотрят на возвышающегося перед ними робота. <text:bookmark text:name="line-1413"/><text:bookmark text:name="line-1414"/></text:p>
      <text:p text:style-name="Character_20_name">ИВАН</text:p>
      <text:p text:style-name="Remark">(радостно оглядывается вокруг)</text:p>
      <text:p text:style-name="Character_20_speech">Святая кобыла! Как... Как это всё... <text:bookmark text:name="line-1415"/><text:bookmark text:name="line-1416"/></text:p>
      <text:p text:style-name="Normal">Моревна бросается ему на шею. <text:bookmark text:name="line-1417"/><text:bookmark text:name="line-1418"/></text:p>
      <text:p text:style-name="Character_20_name">МАРЬЯ МОРЕВНА</text:p>
      <text:p text:style-name="Character_20_speech">Мы смогли! <text:bookmark text:name="line-1419"/><text:bookmark text:name="line-1420"/></text:p>
      <text:p text:style-name="Normal"><text:soft-page-break/>Обруч на голове Ивана трещит и разламывается на куски. Теперь у него нормальная голова. Моревна гладит Ивана по щеке. <text:bookmark text:name="line-1421"/><text:bookmark text:name="line-1422"/></text:p>
      <text:p text:style-name="Character_20_name">ГЕНЕРАЛ</text:p>
      <text:p text:style-name="Remark">(в шоке)</text:p>
      <text:p text:style-name="Character_20_speech">Это... цель номер один! </text:p>
      <text:p text:style-name="Remark">(кричит)</text:p>
      <text:p text:style-name="Character_20_speech">Огонь, уничтожить это! <text:bookmark text:name="line-1423"/><text:bookmark text:name="line-1424"/></text:p>
      <text:p text:style-name="Normal">Солдаты начинают стрелять по роботу. Иван начинает дёргать за рычаги, но ничего не происходит - машина остаётся неподвижной. <text:bookmark text:name="line-1425"/><text:bookmark text:name="line-1426"/></text:p>
      <text:p text:style-name="Character_20_name">ИВАН</text:p>
      <text:p text:style-name="Character_20_speech">Как? Как так? <text:bookmark text:name="line-1427"/><text:bookmark text:name="line-1428"/></text:p>
      <text:p text:style-name="Normal">Внезапно стрельба прекращается - из-за пелены огня взорванного острова вылетает Кощей бессмертный, весь обгорелый и ужасно злой. Он быстро приближается. Вокруг робота Ивана и Моревны появляется свечение, он взмывает вверх и с ним происходят ещё несколько небольших трансформаций - сидение Ивана смещается ближе к голове, а Марья Моревна расставив руки в стороны располагается в центре тела робота, вокруг её запястий обвиваются браслеты - она становится источником энергии. <text:bookmark text:name="line-1429"/><text:bookmark text:name="line-1430"/></text:p>
      <text:p text:style-name="Normal">Пульт управления в кабине Ивана загорается, Иван хватается за рычаги и устремляется навстречу Кощею. Начинается битва. Иван сражается с Кощеем, а параллельно происходит разговор внутри Моревны. <text:bookmark text:name="line-1431"/><text:bookmark text:name="line-1432"/></text:p>
      <text:p text:style-name="Normal"><text:bookmark text:name="line-1433"/>ИНТ. ЧЕРНОТА <text:bookmark text:name="line-1434"/></text:p>
      <text:p text:style-name="Normal"><text:bookmark text:name="line-1435"/><text:bookmark text:name="line-1436"/>В полной темноте висит освещённая фигура Марьи Моревны в той же позе, в которой она была в роботе. <text:bookmark text:name="line-1437"/><text:bookmark text:name="line-1438"/></text:p>
      <text:p text:style-name="Character_20_name">ПАРЕНЬ В ЧЁРНОМ</text:p>
      <text:p text:style-name="Remark">(за кадром)</text:p>
      <text:p text:style-name="Character_20_speech">Ты, наконец, позвала меня? <text:bookmark text:name="line-1439"/><text:bookmark text:name="line-1440"/></text:p>
      <text:p text:style-name="Character_20_name">МАРЬЯ МОРЕВНА</text:p>
      <text:p text:style-name="Character_20_speech">Да. <text:bookmark text:name="line-1441"/><text:bookmark text:name="line-1442"/></text:p>
      <text:p text:style-name="Normal"/>
      <text:p text:style-name="Normal"><text:bookmark text:name="line-1443"/>НАТ. ВОЗЛЕ ВЗОРВАННОГО МОСТА ДЕНЬ <text:bookmark text:name="line-1444"/></text:p>
      <text:p text:style-name="Normal"><text:bookmark text:name="line-1445"/><text:bookmark text:name="line-1446"/>Кощей и Иван сражаются. Солдаты смотрят не решаясь встрять. <text:bookmark text:name="line-1447"/><text:bookmark text:name="line-1448"/></text:p>
      <text:p text:style-name="Normal"><text:bookmark text:name="line-1449"/><text:soft-page-break/>ИНТ. ЧЕРНОТА <text:bookmark text:name="line-1450"/></text:p>
      <text:p text:style-name="Character_20_name"><text:bookmark text:name="line-1451"/><text:bookmark text:name="line-1452"/>ПАРЕНЬ В ЧЁРНОМ</text:p>
      <text:p text:style-name="Remark">(за кадром)</text:p>
      <text:p text:style-name="Character_20_speech">Что тебе нужно? <text:bookmark text:name="line-1453"/><text:bookmark text:name="line-1454"/></text:p>
      <text:p text:style-name="Character_20_name">МАРЬЯ МОРЕВНА</text:p>
      <text:p text:style-name="Character_20_speech">Я виновата. <text:bookmark text:name="line-1455"/><text:bookmark text:name="line-1456"/></text:p>
      <text:p text:style-name="Character_20_name">ПАРЕНЬ В ЧЁРНОМ</text:p>
      <text:p text:style-name="Remark">(за кадром, немного с сарказмом)</text:p>
      <text:p text:style-name="Character_20_speech">Неужели? <text:bookmark text:name="line-1457"/><text:bookmark text:name="line-1458"/></text:p>
      <text:p text:style-name="Character_20_name">МАРЬЯ МОРЕВНА</text:p>
      <text:p text:style-name="Character_20_speech">Сколько же людей пострадало? И... Стоит ли одна жизнь этого? <text:bookmark text:name="line-1459"/><text:bookmark text:name="line-1460"/></text:p>
      <text:p text:style-name="Normal">Фрагменты раздавленой машины Ивана, фрагменты битв Кощея с вертолётами. <text:bookmark text:name="line-1461"/><text:bookmark text:name="line-1462"/></text:p>
      <text:p text:style-name="Character_20_name">ПАРЕНЬ В ЧЁРНОМ</text:p>
      <text:p text:style-name="Remark">(за кадром)</text:p>
      <text:p text:style-name="Character_20_speech">Разве плохо хотеть жить? <text:bookmark text:name="line-1463"/><text:bookmark text:name="line-1464"/></text:p>
      <text:p text:style-name="Character_20_name">МАРЬЯ МОРЕВНА</text:p>
      <text:p text:style-name="Character_20_speech">Я просто не хотела умирать. <text:bookmark text:name="line-1465"/><text:bookmark text:name="line-1466"/></text:p>
      <text:p text:style-name="Normal">Из темноты проявляется Парень в чёрном. <text:bookmark text:name="line-1467"/><text:bookmark text:name="line-1468"/></text:p>
      <text:p text:style-name="Character_20_name">ПАРЕНЬ В ЧЁРНОМ</text:p>
      <text:p text:style-name="Character_20_speech">Ты знаешь, что сулит наша встреча? <text:bookmark text:name="line-1469"/><text:bookmark text:name="line-1470"/></text:p>
      <text:p text:style-name="Character_20_name">МАРЬЯ МОРЕВНА</text:p>
      <text:p text:style-name="Character_20_speech">Да. <text:bookmark text:name="line-1471"/><text:bookmark text:name="line-1472"/></text:p>
      <text:p text:style-name="Character_20_name">ПАРЕНЬ В ЧЁРНОМ</text:p>
      <text:p text:style-name="Character_20_speech">Не хочешь больше жить? <text:bookmark text:name="line-1473"/><text:bookmark text:name="line-1474"/></text:p>
      <text:p text:style-name="Normal"/>
      <text:p text:style-name="Normal"><text:bookmark text:name="line-1475"/>НАТ. ВОЗЛЕ ВЗОРВАННОГО МОСТА ДЕНЬ <text:bookmark text:name="line-1476"/></text:p>
      <text:p text:style-name="Normal"><text:bookmark text:name="line-1477"/><text:bookmark text:name="line-1478"/>Кощей ведёт себя уверенней в драке чем Иван. Его удары чаще достигают цели, но Иван не ослабляет напора. <text:bookmark text:name="line-1479"/><text:bookmark text:name="line-1480"/></text:p>
      <text:p text:style-name="Normal"><text:bookmark text:name="line-1481"/>ИНТ. ЧЕРНОТА <text:bookmark text:name="line-1482"/></text:p>
      <text:p text:style-name="Character_20_name"><text:bookmark text:name="line-1483"/><text:bookmark text:name="line-1484"/>МАРЬЯ МОРЕВНА</text:p>
      <text:p text:style-name="Character_20_speech"><text:soft-page-break/>Есть ошибки, которые остаются на всю жизнь. Их никто не может простить, потому что ты сам никогда не простишь... Но о них не жалеешь, потому что из за них ты тот, кто есть сейчас. В один день ты осознаёшь их, и от осознания того, что их не исправить и с ними теперь жить, становишься другим человеком. <text:bookmark text:name="line-1485"/><text:bookmark text:name="line-1486"/></text:p>
      <text:p text:style-name="Normal"><text:bookmark text:name="line-1487"/>НАТ. ВОЗЛЕ ВЗОРВАННОГО МОСТА ДЕНЬ <text:bookmark text:name="line-1488"/></text:p>
      <text:p text:style-name="Normal"><text:bookmark text:name="line-1489"/><text:bookmark text:name="line-1490"/>Кощей стоит у обрыва, на него летит с ударом Иван. В последний момент Кощей парирует и наносит сокрушительный удар по спине робота Ивана. <text:bookmark text:name="line-1491"/><text:bookmark text:name="line-1492"/></text:p>
      <text:p text:style-name="Normal"><text:bookmark text:name="line-1493"/>ИНТ. ЧЕРНОТА <text:bookmark text:name="line-1494"/></text:p>
      <text:p text:style-name="Character_20_name"><text:bookmark text:name="line-1495"/><text:bookmark text:name="line-1496"/>МАРЬЯ МОРЕВНА</text:p>
      <text:p text:style-name="Character_20_speech">Я не вправе просить прощения. Меня вряд-ли можно простить, но я получила шанс. Так получилось, что я повидала достаточно светлого, чтобы не считать жизнь напрасной и бессмысленной. И даже больше – я была счастлива. Так, как мне хотелось. А это не всем дано. Не пойму чем я заслужила, скорее всего - нет. Я благодарна жизни за это.<text:bookmark text:name="line-1497"/><text:bookmark text:name="line-1498"/></text:p>
      <text:p text:style-name="Normal">Парень в чёрном внимательно наблюдает за ней. <text:bookmark text:name="line-1499"/><text:bookmark text:name="line-1500"/></text:p>
      <text:p text:style-name="Character_20_name">МАРЬЯ МОРЕВНА</text:p>
      <text:p text:style-name="Remark">(вскидывает голову)</text:p>
      <text:p text:style-name="Character_20_speech">Сейчас я безумно хочу жить. Но готова умереть. <text:bookmark text:name="line-1501"/><text:bookmark text:name="line-1502"/></text:p>
      <text:p text:style-name="Character_20_name">ПАРЕНЬ В ЧЁРНОМ</text:p>
      <text:p text:style-name="Character_20_speech">За него? <text:bookmark text:name="line-1503"/><text:bookmark text:name="line-1504"/></text:p>
      <text:p text:style-name="Normal"><text:bookmark text:name="line-1505"/>НАТ. ВОЗЛЕ ВЗОРВАННОГО МОСТА ДЕНЬ <text:bookmark text:name="line-1506"/></text:p>
      <text:p text:style-name="Normal"><text:bookmark text:name="line-1507"/><text:bookmark text:name="line-1508"/>Кощей ставит ногу на тело поверженного робота, не давая ему подняться и заносит руку для завершающего удара. <text:bookmark text:name="line-1509"/><text:bookmark text:name="line-1510"/></text:p>
      <text:p text:style-name="Normal"><text:bookmark text:name="line-1511"/><text:soft-page-break/>ИНТ. ЧЕРНОТА <text:bookmark text:name="line-1512"/></text:p>
      <text:p text:style-name="Character_20_name"><text:bookmark text:name="line-1513"/><text:bookmark text:name="line-1514"/>МАРЬЯ МОРЕВНА</text:p>
      <text:p text:style-name="Character_20_speech">За него. <text:bookmark text:name="line-1515"/><text:bookmark text:name="line-1516"/></text:p>
      <text:p text:style-name="Character_20_name">ПАРЕНЬ В ЧЁРНОМ</text:p>
      <text:p text:style-name="Character_20_speech">Да будет так. <text:bookmark text:name="line-1517"/><text:bookmark text:name="line-1518"/></text:p>
      <text:p text:style-name="Normal">Парень в чёрном протягивает руку сквозь тело Марьи Моревны и достаёт оттуда иглу. Моревна вскрикивает, как от укола, но в следующий момент её лицо принимает умиротворённое выражение. <text:bookmark text:name="line-1519"/><text:bookmark text:name="line-1520"/></text:p>
      <text:p text:style-name="Normal"><text:bookmark text:name="line-1521"/>НАТ. ВОЗЛЕ ВЗОРВАННОГО МОСТА ДЕНЬ <text:bookmark text:name="line-1522"/></text:p>
      <text:p text:style-name="Normal"><text:bookmark text:name="line-1523"/><text:bookmark text:name="line-1524"/>В тот-же момент в руках робота Ивана появляется огромный меч, похожий на иглу. Иван пронзает этим мечом Кощея. Тот стоит, сначала не понимая в чём дело, потом его глаза потухают и он падает с обрыва вниз в воду. <text:bookmark text:name="line-1525"/><text:bookmark text:name="line-1526"/></text:p>
      <text:p text:style-name="Normal">Он тонет и его глаза потухают. <text:bookmark text:name="line-1527"/><text:bookmark text:name="line-1528"/></text:p>
      <text:p text:style-name="Normal">Все с изумлением смотрят вниз. <text:bookmark text:name="line-1529"/><text:bookmark text:name="line-1530"/></text:p>
      <text:p text:style-name="Normal">Робот Ивана застывает недвижимый - нет больше энергии питающей его. Иван выбирается из робота. <text:bookmark text:name="line-1531"/><text:bookmark text:name="line-1532"/></text:p>
      <text:p text:style-name="Character_20_name">ИВАН</text:p>
      <text:p text:style-name="Character_20_speech">Да! Мы победили! Слышишь? Мы победили! <text:bookmark text:name="line-1533"/><text:bookmark text:name="line-1534"/></text:p>
      <text:p text:style-name="Normal">Видит безжизненное тело Марьи Моревны, застывает на месте, слова застревают у него в горле. Потом резко подбегает к роботу и вытаскивает тело Марьи Моревны. Кладёт его на землю, прикладывает ухо к груди. Вокруг собираются люди. Среди них - Пайлат. <text:bookmark text:name="line-1535"/><text:bookmark text:name="line-1536"/></text:p>
      <text:p text:style-name="Character_20_name">ИВАН</text:p>
      <text:p text:style-name="Remark">(наконец выдавливает из себя)</text:p>
      <text:p text:style-name="Character_20_speech">Как? <text:bookmark text:name="line-1537"/><text:bookmark text:name="line-1538"/></text:p>
      <text:p text:style-name="Normal">Опять прикладывает ухо к груди, берёт руку, пытается нащупать пульс. Заглядывает ей в лицо. <text:bookmark text:name="line-1539"/><text:bookmark text:name="line-1540"/></text:p>
      <text:p text:style-name="Character_20_name">ИВАН</text:p>
      <text:p text:style-name="Character_20_speech">Но ты же... Мы же... </text:p>
      <text:p text:style-name="Remark">(захлёбывается в слезах, уткнувшись головой) <text:bookmark text:name="line-1541"/><text:bookmark text:name="line-1542"/></text:p>
      <text:p text:style-name="Normal"><text:soft-page-break/>Солдаты окружившие Ивана переглядываются, на их лицах появляется смешанное выражение смущения, вины и сожаления. Кто-то неуверенно оглядывается, кто-то опустил глаза в землю. Из середины толпы слышится вопль отчаяния Ивана. <text:bookmark text:name="line-1543"/><text:bookmark text:name="line-1544"/></text:p>
      <text:p text:style-name="Normal">Иван лежит прижавшись к груди Марьи Моревны, плачет и не может остановиться.<text:bookmark text:name="line-1545"/><text:bookmark text:name="line-1546"/></text:p>
      <text:p text:style-name="Normal">Глаза Марьи Моревны открываются. Она видит над собой небо. Точно так же как видел его ране Иван. Слышит, как будто издалека плач Ивана. Кладёт руку ему на голову, гладит. <text:bookmark text:name="line-1547"/><text:bookmark text:name="line-1548"/></text:p>
      <text:p text:style-name="Normal">Иван перестаёт всхлипывать. Приподнимается. И резко с криком вскакивает на ноги, отскакивает, не то от ужаса, не то от неожиданности. <text:bookmark text:name="line-1549"/><text:bookmark text:name="line-1550"/></text:p>
      <text:p text:style-name="Character_20_name">ИВАН</text:p>
      <text:p text:style-name="Character_20_speech">Аааа! <text:bookmark text:name="line-1551"/><text:bookmark text:name="line-1552"/></text:p>
      <text:p text:style-name="Normal">Марья Моревна привстала на локте и оглядывается, потирая голову. <text:bookmark text:name="line-1553"/><text:bookmark text:name="line-1554"/></text:p>
      <text:p text:style-name="Character_20_name">МАРЬЯ МОРЕВНА</text:p>
      <text:p text:style-name="Remark">(недоумённо)</text:p>
      <text:p text:style-name="Character_20_speech">Но почему? <text:bookmark text:name="line-1555"/><text:bookmark text:name="line-1556"/></text:p>
      <text:p text:style-name="Normal">Иван, наконец придя в себя от повторного шока, подскакивает к Марье Моревне, прижимает к себе, вертит, И наконец опускается вместе с ней на землю, обняв. <text:bookmark text:name="line-1557"/><text:bookmark text:name="line-1558"/></text:p>
      <text:p text:style-name="Normal">Мимо за спинами людей проходит Парень в чёрном. <text:bookmark text:name="line-1559"/><text:bookmark text:name="line-1560"/></text:p>
      <text:p text:style-name="Character_20_name">ПАРЕНЬ В ЧЁРНОМ</text:p>
      <text:p text:style-name="Character_20_speech">Кем себя возомнили. (с лёгкой усмешкой) Они всё ещё думают, что им решать, когда время, а когда нет. <text:bookmark text:name="line-1561"/><text:bookmark text:name="line-1562"/></text:p>
      <text:p text:style-name="Normal">Парень в чёрном уходит. <text:bookmark text:name="line-1563"/><text:bookmark text:name="line-1564"/></text:p>
      <text:p text:style-name="Character_20_name">МАРЬЯ МОРЕВНА</text:p>
      <text:p text:style-name="Character_20_speech">Господи, я так рада. И... не понимаю.</text:p>
      <text:p text:style-name="Remark">(улыбается) <text:bookmark text:name="line-1565"/><text:bookmark text:name="line-1566"/></text:p>
      <text:p text:style-name="Character_20_name">ИВАН</text:p>
      <text:p text:style-name="Remark">(гладит её по щеке)</text:p>
      <text:p text:style-name="Character_20_speech">Я тоже. Но теперь это и не важно. <text:bookmark text:name="line-1567"/><text:bookmark text:name="line-1568"/></text:p>
      <text:p text:style-name="Normal">Встают, смотря на останки острова Буяна, погружающиеся в <text:soft-page-break/>воду. <text:bookmark text:name="line-1569"/><text:bookmark text:name="line-1570"/></text:p>
      <text:p text:style-name="Normal">Затем разворачиваются проходят через толпу людей, которая расступается перед ними. Идут к стоящей неподалёку машине, на которой приехал Генерал. <text:bookmark text:name="line-1571"/><text:bookmark text:name="line-1572"/></text:p>
      <text:p text:style-name="Character_20_name">ГЕНЕРАЛ</text:p>
      <text:p text:style-name="Character_20_speech">Остановите их! Эти люди - государственные преступники! <text:bookmark text:name="line-1573"/><text:bookmark text:name="line-1574"/></text:p>
      <text:p text:style-name="Normal">Солдаты не двигаются с места. Затем медленно начинают расходиться в разные стороны. <text:bookmark text:name="line-1575"/><text:bookmark text:name="line-1576"/></text:p>
      <text:p text:style-name="Character_20_name">ПАЙЛАТ</text:p>
      <text:p text:style-name="Character_20_speech">Иван!<text:bookmark text:name="line-1577"/><text:bookmark text:name="line-1578"/></text:p>
      <text:p text:style-name="Normal">Иван оборачивается. Пайлат кидает ему ключи. <text:bookmark text:name="line-1579"/><text:bookmark text:name="line-1580"/></text:p>
      <text:p text:style-name="Character_20_name">ГЕНЕРАЛ</text:p>
      <text:p text:style-name="Remark">(в бессильной ярости, брызжа слюной)</text:p>
      <text:p text:style-name="Character_20_speech">Ты только что предал свою Родину! <text:bookmark text:name="line-1581"/><text:bookmark text:name="line-1582"/></text:p>
      <text:p text:style-name="Normal">Иван и Марья Моревна садятся в машину. <text:bookmark text:name="line-1583"/><text:bookmark text:name="line-1584"/></text:p>
      <text:p text:style-name="Character_20_name">ПАЙЛАТ</text:p>
      <text:p text:style-name="Remark">(оборачивается)</text:p>
      <text:p text:style-name="Character_20_speech">Что же это за родина, для которой человеческую жизнь - ничто? <text:bookmark text:name="line-1585"/><text:bookmark text:name="line-1586"/></text:p>
      <text:p text:style-name="Character_20_name">ИВАН</text:p>
      <text:p text:style-name="Remark">(внимательно смотрит в глаза Генералу)</text:p>
      <text:p text:style-name="Character_20_speech">Генерал... </text:p>
      <text:p text:style-name="Remark">(пауза)</text:p>
      <text:p text:style-name="Character_20_speech">идите домой к детям. <text:bookmark text:name="line-1587"/><text:bookmark text:name="line-1588"/></text:p>
      <text:p text:style-name="Normal">Генерал стоит, беззвучно двигая нижней челюстью, не в состоянии что-то сказать. Его глаза приобретают странное потерянное выражение. За его спиной уходят в разные стороны солдаты. <text:bookmark text:name="line-1589"/><text:bookmark text:name="line-1590"/></text:p>
      <text:p text:style-name="Character_20_name">МАРЬЯ МОРЕВНА</text:p>
      <text:p text:style-name="Character_20_speech">Пора и нам... <text:bookmark text:name="line-1591"/><text:bookmark text:name="line-1592"/></text:p>
      <text:p text:style-name="Normal">Переглядываются. <text:bookmark text:name="line-1593"/><text:bookmark text:name="line-1594"/></text:p>
      <text:p text:style-name="Character_20_name">ИВАН</text:p>
      <text:p text:style-name="Remark">(заводит двигатель и <text:soft-page-break/>откидывается на спинку кресла)</text:p>
      <text:p text:style-name="Character_20_speech">Домой. <text:bookmark text:name="line-1595"/><text:bookmark text:name="line-1596"/></text:p>
      <text:p text:style-name="Normal">Иван жмёт на газ и они уезжают по дороге вдаль. <text:bookmark text:name="line-1597"/><text:bookmark text:name="line-1598"/></text:p>
      <text:p text:style-name="Normal"><text:span text:style-name="Strong_20_Emphasis">Конец.</text:span></text:p>
      <text:p text:style-name="Normal"><text:span text:style-name="Strong_20_Emphasis"><text:span text:style-name="T5"/></text:span></text:p>
      <text:p text:style-name="Normal"><text:span text:style-name="Strong_20_Emphasis"><text:span text:style-name="T5">21 Декабря 2007</text:span></text:span></text:p>
      <text:p text:style-name="Normal"><text:span text:style-name="Strong_20_Emphasis"><text:span text:style-name="T5">(Последняя редакция: 21 Сентября 2008)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Courier New2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Courier New1" svg:font-family="'Courier New'" style:font-adornments="Полужир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Text_20_body" style:display-name="Text body" style:family="paragraph" style:parent-style-name="Standard" style:class="text">
      <style:paragraph-properties fo:margin-top="0cm" fo:margin-bottom="0.61cm" fo:line-height="100%"/>
      <style:text-properties style:font-name="Courier New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style:font-name="Liberation Serif" fo:font-size="24pt" fo:font-weight="bold" style:font-name-asian="DejaVu Sans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paragraph-properties fo:margin-top="0.42cm" fo:margin-bottom="0cm"/>
      <style:text-properties style:font-name="Courier New1" fo:font-size="18pt" fo:font-weight="bold" style:font-name-asian="DejaVu Sans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size="10pt" style:font-name-asian="Liberation Mono" style:font-size-asian="10pt" style:font-name-complex="Liberation Mono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Character_20_name" style:display-name="Character name" style:family="paragraph" style:parent-style-name="Text_20_body" style:next-style-name="Character_20_speech" style:class="text" style:master-page-name="">
      <style:paragraph-properties fo:margin-left="6.75cm" fo:margin-right="0cm" fo:margin-top="0.499cm" fo:margin-bottom="0cm" fo:text-align="start" style:justify-single-word="false" fo:text-indent="0cm" style:auto-text-indent="false" style:page-number="auto"/>
      <style:text-properties fo:language="en" fo:country="US"/>
    </style:style>
    <style:style style:name="Character_20_speech" style:display-name="Character speech" style:family="paragraph" style:parent-style-name="Text_20_body" style:class="text">
      <style:paragraph-properties fo:margin-left="3.75cm" fo:margin-right="3.75cm" fo:margin-top="0cm" fo:margin-bottom="0cm" fo:text-indent="0cm" style:auto-text-indent="false"/>
      <style:text-properties fo:language="en" fo:country="US"/>
    </style:style>
    <style:style style:name="Normal" style:family="paragraph" style:parent-style-name="Text_20_body" style:class="text">
      <style:paragraph-properties fo:margin-top="0.499cm" fo:margin-bottom="0cm"/>
    </style:style>
    <style:style style:name="Remark" style:family="paragraph" style:parent-style-name="Normal" style:next-style-name="Character_20_speech" style:class="text">
      <style:paragraph-properties fo:margin-left="5.5cm" fo:margin-right="3.75cm" fo:margin-top="0cm" fo:margin-bottom="0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end" style:justify-single-word="false"/>
    </style:style>
    <style:page-layout style:name="pm1">
      <style:page-layout-properties fo:page-width="21.001cm" fo:page-height="29.7cm" style:num-format="1" style:print-orientation="portrait" fo:margin-top="2.499cm" fo:margin-bottom="1.251cm" fo:margin-left="3.75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<text:page-number text:select-page="current">1</text:page-number></text:p>
      </style:header>
    </style:master-page>
    <style:master-page style:name="First_20_Page" style:display-name="First Page" style:page-layout-name="pm2" style:next-style-name="Standard"/>
    <style:master-page style:name="Right_20_Page" style:display-name="Right Pag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  <meta:initial-creator>Дмитриев Константин</meta:initial-creator>
    <meta:creation-date>2008-01-16T12:47:46</meta:creation-date>
    <dc:creator>Дмитриев Константин</dc:creator>
    <dc:date>2008-11-11T13:40:29</dc:date>
    <meta:editing-cycles>79</meta:editing-cycles>
    <meta:editing-duration>PT21H11M5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57" meta:paragraph-count="1069" meta:word-count="10534" meta:character-count="66722"/>
  </office:meta>
</office:document-meta>
</file>